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All cumsum</text:p>
          </table:table-cell>
          <table:table-cell office:value-type="string" calcext:value-type="string">
            <text:p>Aug May</text:p>
          </table:table-cell>
          <table:table-cell office:value-type="string" calcext:value-type="string">
            <text:p>AugMayCumSum</text:p>
          </table:table-cell>
          <table:table-cell office:value-type="string" calcext:value-type="string">
            <text:p>SepApr</text:p>
          </table:table-cell>
          <table:table-cell office:value-type="string" calcext:value-type="string">
            <text:p>SA Cum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0" calcext:value-type="float">
            <text:p>0</text:p>
          </table:table-cell>
          <table:table-cell table:formula="of:=SUM([.C$2:.C2])" office:value-type="float" office:value="0" calcext:value-type="float">
            <text:p>0</text:p>
          </table:table-cell>
          <table:table-cell/>
          <table:table-cell table:formula="of:=SUM([.E$2:.E2])" office:value-type="float" office:value="0" calcext:value-type="float">
            <text:p>0</text:p>
          </table:table-cell>
          <table:table-cell/>
          <table:table-cell table:formula="of:=SUM([.G$2:.G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02" calcext:value-type="date">
            <text:p>2018-07-02</text:p>
          </table:table-cell>
          <table:table-cell office:value-type="float" office:value="0" calcext:value-type="float">
            <text:p>0</text:p>
          </table:table-cell>
          <table:table-cell table:formula="of:=SUM([.$C$2:.C3])" office:value-type="float" office:value="0" calcext:value-type="float">
            <text:p>0</text:p>
          </table:table-cell>
          <table:table-cell/>
          <table:table-cell table:formula="of:=SUM([.E$2:.E3])" office:value-type="float" office:value="0" calcext:value-type="float">
            <text:p>0</text:p>
          </table:table-cell>
          <table:table-cell/>
          <table:table-cell table:formula="of:=SUM([.G$2:.G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8-07-03" calcext:value-type="date">
            <text:p>2018-07-03</text:p>
          </table:table-cell>
          <table:table-cell office:value-type="float" office:value="0.79" calcext:value-type="float">
            <text:p>0.79</text:p>
          </table:table-cell>
          <table:table-cell table:formula="of:=SUM([.$C$2:.C4])" office:value-type="float" office:value="0.79" calcext:value-type="float">
            <text:p>0.79</text:p>
          </table:table-cell>
          <table:table-cell/>
          <table:table-cell table:formula="of:=SUM([.E$2:.E4])" office:value-type="float" office:value="0" calcext:value-type="float">
            <text:p>0</text:p>
          </table:table-cell>
          <table:table-cell/>
          <table:table-cell table:formula="of:=SUM([.G$2:.G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8-07-04" calcext:value-type="date">
            <text:p>2018-07-04</text:p>
          </table:table-cell>
          <table:table-cell office:value-type="float" office:value="0" calcext:value-type="float">
            <text:p>0</text:p>
          </table:table-cell>
          <table:table-cell table:formula="of:=SUM([.$C$2:.C5])" office:value-type="float" office:value="0.79" calcext:value-type="float">
            <text:p>0.79</text:p>
          </table:table-cell>
          <table:table-cell/>
          <table:table-cell table:formula="of:=SUM([.E$2:.E5])" office:value-type="float" office:value="0" calcext:value-type="float">
            <text:p>0</text:p>
          </table:table-cell>
          <table:table-cell/>
          <table:table-cell table:formula="of:=SUM([.G$2:.G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8-07-05" calcext:value-type="date">
            <text:p>2018-07-05</text:p>
          </table:table-cell>
          <table:table-cell office:value-type="float" office:value="0" calcext:value-type="float">
            <text:p>0</text:p>
          </table:table-cell>
          <table:table-cell table:formula="of:=SUM([.$C$2:.C6])" office:value-type="float" office:value="0.79" calcext:value-type="float">
            <text:p>0.79</text:p>
          </table:table-cell>
          <table:table-cell/>
          <table:table-cell table:formula="of:=SUM([.E$2:.E6])" office:value-type="float" office:value="0" calcext:value-type="float">
            <text:p>0</text:p>
          </table:table-cell>
          <table:table-cell/>
          <table:table-cell table:formula="of:=SUM([.G$2:.G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8-07-06" calcext:value-type="date">
            <text:p>2018-07-06</text:p>
          </table:table-cell>
          <table:table-cell office:value-type="float" office:value="0" calcext:value-type="float">
            <text:p>0</text:p>
          </table:table-cell>
          <table:table-cell table:formula="of:=SUM([.$C$2:.C7])" office:value-type="float" office:value="0.79" calcext:value-type="float">
            <text:p>0.79</text:p>
          </table:table-cell>
          <table:table-cell/>
          <table:table-cell table:formula="of:=SUM([.E$2:.E7])" office:value-type="float" office:value="0" calcext:value-type="float">
            <text:p>0</text:p>
          </table:table-cell>
          <table:table-cell/>
          <table:table-cell table:formula="of:=SUM([.G$2:.G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8-07-07" calcext:value-type="date">
            <text:p>2018-07-07</text:p>
          </table:table-cell>
          <table:table-cell office:value-type="float" office:value="0" calcext:value-type="float">
            <text:p>0</text:p>
          </table:table-cell>
          <table:table-cell table:formula="of:=SUM([.$C$2:.C8])" office:value-type="float" office:value="0.79" calcext:value-type="float">
            <text:p>0.79</text:p>
          </table:table-cell>
          <table:table-cell/>
          <table:table-cell table:formula="of:=SUM([.E$2:.E8])" office:value-type="float" office:value="0" calcext:value-type="float">
            <text:p>0</text:p>
          </table:table-cell>
          <table:table-cell/>
          <table:table-cell table:formula="of:=SUM([.G$2:.G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8-07-08" calcext:value-type="date">
            <text:p>2018-07-08</text:p>
          </table:table-cell>
          <table:table-cell office:value-type="float" office:value="0" calcext:value-type="float">
            <text:p>0</text:p>
          </table:table-cell>
          <table:table-cell table:formula="of:=SUM([.$C$2:.C9])" office:value-type="float" office:value="0.79" calcext:value-type="float">
            <text:p>0.79</text:p>
          </table:table-cell>
          <table:table-cell/>
          <table:table-cell table:formula="of:=SUM([.E$2:.E9])" office:value-type="float" office:value="0" calcext:value-type="float">
            <text:p>0</text:p>
          </table:table-cell>
          <table:table-cell/>
          <table:table-cell table:formula="of:=SUM([.G$2:.G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8-07-09" calcext:value-type="date">
            <text:p>2018-07-09</text:p>
          </table:table-cell>
          <table:table-cell office:value-type="float" office:value="0" calcext:value-type="float">
            <text:p>0</text:p>
          </table:table-cell>
          <table:table-cell table:formula="of:=SUM([.$C$2:.C10])" office:value-type="float" office:value="0.79" calcext:value-type="float">
            <text:p>0.79</text:p>
          </table:table-cell>
          <table:table-cell/>
          <table:table-cell table:formula="of:=SUM([.E$2:.E10])" office:value-type="float" office:value="0" calcext:value-type="float">
            <text:p>0</text:p>
          </table:table-cell>
          <table:table-cell/>
          <table:table-cell table:formula="of:=SUM([.G$2:.G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8-07-10" calcext:value-type="date">
            <text:p>2018-07-10</text:p>
          </table:table-cell>
          <table:table-cell office:value-type="float" office:value="0" calcext:value-type="float">
            <text:p>0</text:p>
          </table:table-cell>
          <table:table-cell table:formula="of:=SUM([.$C$2:.C11])" office:value-type="float" office:value="0.79" calcext:value-type="float">
            <text:p>0.79</text:p>
          </table:table-cell>
          <table:table-cell/>
          <table:table-cell table:formula="of:=SUM([.E$2:.E11])" office:value-type="float" office:value="0" calcext:value-type="float">
            <text:p>0</text:p>
          </table:table-cell>
          <table:table-cell/>
          <table:table-cell table:formula="of:=SUM([.G$2:.G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8-07-11" calcext:value-type="date">
            <text:p>2018-07-11</text:p>
          </table:table-cell>
          <table:table-cell office:value-type="float" office:value="0" calcext:value-type="float">
            <text:p>0</text:p>
          </table:table-cell>
          <table:table-cell table:formula="of:=SUM([.$C$2:.C12])" office:value-type="float" office:value="0.79" calcext:value-type="float">
            <text:p>0.79</text:p>
          </table:table-cell>
          <table:table-cell/>
          <table:table-cell table:formula="of:=SUM([.E$2:.E12])" office:value-type="float" office:value="0" calcext:value-type="float">
            <text:p>0</text:p>
          </table:table-cell>
          <table:table-cell/>
          <table:table-cell table:formula="of:=SUM([.G$2:.G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" calcext:value-type="float">
            <text:p>0</text:p>
          </table:table-cell>
          <table:table-cell table:formula="of:=SUM([.$C$2:.C13])" office:value-type="float" office:value="0.79" calcext:value-type="float">
            <text:p>0.79</text:p>
          </table:table-cell>
          <table:table-cell/>
          <table:table-cell table:formula="of:=SUM([.E$2:.E13])" office:value-type="float" office:value="0" calcext:value-type="float">
            <text:p>0</text:p>
          </table:table-cell>
          <table:table-cell/>
          <table:table-cell table:formula="of:=SUM([.G$2:.G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8-07-13" calcext:value-type="date">
            <text:p>2018-07-13</text:p>
          </table:table-cell>
          <table:table-cell office:value-type="float" office:value="0" calcext:value-type="float">
            <text:p>0</text:p>
          </table:table-cell>
          <table:table-cell table:formula="of:=SUM([.$C$2:.C14])" office:value-type="float" office:value="0.79" calcext:value-type="float">
            <text:p>0.79</text:p>
          </table:table-cell>
          <table:table-cell/>
          <table:table-cell table:formula="of:=SUM([.E$2:.E14])" office:value-type="float" office:value="0" calcext:value-type="float">
            <text:p>0</text:p>
          </table:table-cell>
          <table:table-cell/>
          <table:table-cell table:formula="of:=SUM([.G$2:.G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8-07-14" calcext:value-type="date">
            <text:p>2018-07-14</text:p>
          </table:table-cell>
          <table:table-cell office:value-type="float" office:value="0" calcext:value-type="float">
            <text:p>0</text:p>
          </table:table-cell>
          <table:table-cell table:formula="of:=SUM([.$C$2:.C15])" office:value-type="float" office:value="0.79" calcext:value-type="float">
            <text:p>0.79</text:p>
          </table:table-cell>
          <table:table-cell/>
          <table:table-cell table:formula="of:=SUM([.E$2:.E15])" office:value-type="float" office:value="0" calcext:value-type="float">
            <text:p>0</text:p>
          </table:table-cell>
          <table:table-cell/>
          <table:table-cell table:formula="of:=SUM([.G$2:.G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0" calcext:value-type="float">
            <text:p>0</text:p>
          </table:table-cell>
          <table:table-cell table:formula="of:=SUM([.$C$2:.C16])" office:value-type="float" office:value="0.79" calcext:value-type="float">
            <text:p>0.79</text:p>
          </table:table-cell>
          <table:table-cell/>
          <table:table-cell table:formula="of:=SUM([.E$2:.E16])" office:value-type="float" office:value="0" calcext:value-type="float">
            <text:p>0</text:p>
          </table:table-cell>
          <table:table-cell/>
          <table:table-cell table:formula="of:=SUM([.G$2:.G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0" calcext:value-type="float">
            <text:p>0</text:p>
          </table:table-cell>
          <table:table-cell table:formula="of:=SUM([.$C$2:.C17])" office:value-type="float" office:value="0.79" calcext:value-type="float">
            <text:p>0.79</text:p>
          </table:table-cell>
          <table:table-cell/>
          <table:table-cell table:formula="of:=SUM([.E$2:.E17])" office:value-type="float" office:value="0" calcext:value-type="float">
            <text:p>0</text:p>
          </table:table-cell>
          <table:table-cell/>
          <table:table-cell table:formula="of:=SUM([.G$2:.G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8-07-17" calcext:value-type="date">
            <text:p>2018-07-17</text:p>
          </table:table-cell>
          <table:table-cell office:value-type="float" office:value="0" calcext:value-type="float">
            <text:p>0</text:p>
          </table:table-cell>
          <table:table-cell table:formula="of:=SUM([.$C$2:.C18])" office:value-type="float" office:value="0.79" calcext:value-type="float">
            <text:p>0.79</text:p>
          </table:table-cell>
          <table:table-cell/>
          <table:table-cell table:formula="of:=SUM([.E$2:.E18])" office:value-type="float" office:value="0" calcext:value-type="float">
            <text:p>0</text:p>
          </table:table-cell>
          <table:table-cell/>
          <table:table-cell table:formula="of:=SUM([.G$2:.G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8-07-18" calcext:value-type="date">
            <text:p>2018-07-18</text:p>
          </table:table-cell>
          <table:table-cell office:value-type="float" office:value="0.29" calcext:value-type="float">
            <text:p>0.29</text:p>
          </table:table-cell>
          <table:table-cell table:formula="of:=SUM([.$C$2:.C19])" office:value-type="float" office:value="1.08" calcext:value-type="float">
            <text:p>1.08</text:p>
          </table:table-cell>
          <table:table-cell/>
          <table:table-cell table:formula="of:=SUM([.E$2:.E19])" office:value-type="float" office:value="0" calcext:value-type="float">
            <text:p>0</text:p>
          </table:table-cell>
          <table:table-cell/>
          <table:table-cell table:formula="of:=SUM([.G$2:.G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0" calcext:value-type="float">
            <text:p>0</text:p>
          </table:table-cell>
          <table:table-cell table:formula="of:=SUM([.$C$2:.C20])" office:value-type="float" office:value="1.08" calcext:value-type="float">
            <text:p>1.08</text:p>
          </table:table-cell>
          <table:table-cell/>
          <table:table-cell table:formula="of:=SUM([.E$2:.E20])" office:value-type="float" office:value="0" calcext:value-type="float">
            <text:p>0</text:p>
          </table:table-cell>
          <table:table-cell/>
          <table:table-cell table:formula="of:=SUM([.G$2:.G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2.62" calcext:value-type="float">
            <text:p>2.62</text:p>
          </table:table-cell>
          <table:table-cell table:formula="of:=SUM([.$C$2:.C21])" office:value-type="float" office:value="3.7" calcext:value-type="float">
            <text:p>3.7</text:p>
          </table:table-cell>
          <table:table-cell/>
          <table:table-cell table:formula="of:=SUM([.E$2:.E21])" office:value-type="float" office:value="0" calcext:value-type="float">
            <text:p>0</text:p>
          </table:table-cell>
          <table:table-cell/>
          <table:table-cell table:formula="of:=SUM([.G$2:.G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8-07-21" calcext:value-type="date">
            <text:p>2018-07-21</text:p>
          </table:table-cell>
          <table:table-cell office:value-type="float" office:value="0" calcext:value-type="float">
            <text:p>0</text:p>
          </table:table-cell>
          <table:table-cell table:formula="of:=SUM([.$C$2:.C22])" office:value-type="float" office:value="3.7" calcext:value-type="float">
            <text:p>3.7</text:p>
          </table:table-cell>
          <table:table-cell/>
          <table:table-cell table:formula="of:=SUM([.E$2:.E22])" office:value-type="float" office:value="0" calcext:value-type="float">
            <text:p>0</text:p>
          </table:table-cell>
          <table:table-cell/>
          <table:table-cell table:formula="of:=SUM([.G$2:.G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8-07-22" calcext:value-type="date">
            <text:p>2018-07-22</text:p>
          </table:table-cell>
          <table:table-cell office:value-type="float" office:value="0" calcext:value-type="float">
            <text:p>0</text:p>
          </table:table-cell>
          <table:table-cell table:formula="of:=SUM([.$C$2:.C23])" office:value-type="float" office:value="3.7" calcext:value-type="float">
            <text:p>3.7</text:p>
          </table:table-cell>
          <table:table-cell/>
          <table:table-cell table:formula="of:=SUM([.E$2:.E23])" office:value-type="float" office:value="0" calcext:value-type="float">
            <text:p>0</text:p>
          </table:table-cell>
          <table:table-cell/>
          <table:table-cell table:formula="of:=SUM([.G$2:.G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8-07-23" calcext:value-type="date">
            <text:p>2018-07-23</text:p>
          </table:table-cell>
          <table:table-cell office:value-type="float" office:value="0" calcext:value-type="float">
            <text:p>0</text:p>
          </table:table-cell>
          <table:table-cell table:formula="of:=SUM([.$C$2:.C24])" office:value-type="float" office:value="3.7" calcext:value-type="float">
            <text:p>3.7</text:p>
          </table:table-cell>
          <table:table-cell/>
          <table:table-cell table:formula="of:=SUM([.E$2:.E24])" office:value-type="float" office:value="0" calcext:value-type="float">
            <text:p>0</text:p>
          </table:table-cell>
          <table:table-cell/>
          <table:table-cell table:formula="of:=SUM([.G$2:.G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8-07-24" calcext:value-type="date">
            <text:p>2018-07-24</text:p>
          </table:table-cell>
          <table:table-cell office:value-type="float" office:value="0" calcext:value-type="float">
            <text:p>0</text:p>
          </table:table-cell>
          <table:table-cell table:formula="of:=SUM([.$C$2:.C25])" office:value-type="float" office:value="3.7" calcext:value-type="float">
            <text:p>3.7</text:p>
          </table:table-cell>
          <table:table-cell/>
          <table:table-cell table:formula="of:=SUM([.E$2:.E25])" office:value-type="float" office:value="0" calcext:value-type="float">
            <text:p>0</text:p>
          </table:table-cell>
          <table:table-cell/>
          <table:table-cell table:formula="of:=SUM([.G$2:.G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0" calcext:value-type="float">
            <text:p>0</text:p>
          </table:table-cell>
          <table:table-cell table:formula="of:=SUM([.$C$2:.C26])" office:value-type="float" office:value="3.7" calcext:value-type="float">
            <text:p>3.7</text:p>
          </table:table-cell>
          <table:table-cell/>
          <table:table-cell table:formula="of:=SUM([.E$2:.E26])" office:value-type="float" office:value="0" calcext:value-type="float">
            <text:p>0</text:p>
          </table:table-cell>
          <table:table-cell/>
          <table:table-cell table:formula="of:=SUM([.G$2:.G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8-07-26" calcext:value-type="date">
            <text:p>2018-07-26</text:p>
          </table:table-cell>
          <table:table-cell office:value-type="float" office:value="0" calcext:value-type="float">
            <text:p>0</text:p>
          </table:table-cell>
          <table:table-cell table:formula="of:=SUM([.$C$2:.C27])" office:value-type="float" office:value="3.7" calcext:value-type="float">
            <text:p>3.7</text:p>
          </table:table-cell>
          <table:table-cell/>
          <table:table-cell table:formula="of:=SUM([.E$2:.E27])" office:value-type="float" office:value="0" calcext:value-type="float">
            <text:p>0</text:p>
          </table:table-cell>
          <table:table-cell/>
          <table:table-cell table:formula="of:=SUM([.G$2:.G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8-07-27" calcext:value-type="date">
            <text:p>2018-07-27</text:p>
          </table:table-cell>
          <table:table-cell office:value-type="float" office:value="0" calcext:value-type="float">
            <text:p>0</text:p>
          </table:table-cell>
          <table:table-cell table:formula="of:=SUM([.$C$2:.C28])" office:value-type="float" office:value="3.7" calcext:value-type="float">
            <text:p>3.7</text:p>
          </table:table-cell>
          <table:table-cell/>
          <table:table-cell table:formula="of:=SUM([.E$2:.E28])" office:value-type="float" office:value="0" calcext:value-type="float">
            <text:p>0</text:p>
          </table:table-cell>
          <table:table-cell/>
          <table:table-cell table:formula="of:=SUM([.G$2:.G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8-07-28" calcext:value-type="date">
            <text:p>2018-07-28</text:p>
          </table:table-cell>
          <table:table-cell office:value-type="float" office:value="0.37" calcext:value-type="float">
            <text:p>0.37</text:p>
          </table:table-cell>
          <table:table-cell table:formula="of:=SUM([.$C$2:.C29])" office:value-type="float" office:value="4.07" calcext:value-type="float">
            <text:p>4.07</text:p>
          </table:table-cell>
          <table:table-cell/>
          <table:table-cell table:formula="of:=SUM([.E$2:.E29])" office:value-type="float" office:value="0" calcext:value-type="float">
            <text:p>0</text:p>
          </table:table-cell>
          <table:table-cell/>
          <table:table-cell table:formula="of:=SUM([.G$2:.G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0" calcext:value-type="float">
            <text:p>0</text:p>
          </table:table-cell>
          <table:table-cell table:formula="of:=SUM([.$C$2:.C30])" office:value-type="float" office:value="4.07" calcext:value-type="float">
            <text:p>4.07</text:p>
          </table:table-cell>
          <table:table-cell/>
          <table:table-cell table:formula="of:=SUM([.E$2:.E30])" office:value-type="float" office:value="0" calcext:value-type="float">
            <text:p>0</text:p>
          </table:table-cell>
          <table:table-cell/>
          <table:table-cell table:formula="of:=SUM([.G$2:.G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8-07-30" calcext:value-type="date">
            <text:p>2018-07-30</text:p>
          </table:table-cell>
          <table:table-cell office:value-type="float" office:value="0" calcext:value-type="float">
            <text:p>0</text:p>
          </table:table-cell>
          <table:table-cell table:formula="of:=SUM([.$C$2:.C31])" office:value-type="float" office:value="4.07" calcext:value-type="float">
            <text:p>4.07</text:p>
          </table:table-cell>
          <table:table-cell/>
          <table:table-cell table:formula="of:=SUM([.E$2:.E31])" office:value-type="float" office:value="0" calcext:value-type="float">
            <text:p>0</text:p>
          </table:table-cell>
          <table:table-cell/>
          <table:table-cell table:formula="of:=SUM([.G$2:.G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8-07-31" calcext:value-type="date">
            <text:p>2018-07-31</text:p>
          </table:table-cell>
          <table:table-cell office:value-type="float" office:value="0" calcext:value-type="float">
            <text:p>0</text:p>
          </table:table-cell>
          <table:table-cell table:formula="of:=SUM([.$C$2:.C32])" office:value-type="float" office:value="4.07" calcext:value-type="float">
            <text:p>4.07</text:p>
          </table:table-cell>
          <table:table-cell/>
          <table:table-cell table:formula="of:=SUM([.E$2:.E32])" office:value-type="float" office:value="0" calcext:value-type="float">
            <text:p>0</text:p>
          </table:table-cell>
          <table:table-cell/>
          <table:table-cell table:formula="of:=SUM([.G$2:.G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0" calcext:value-type="float">
            <text:p>0</text:p>
          </table:table-cell>
          <table:table-cell table:formula="of:=SUM([.$C$2:.C33])" office:value-type="float" office:value="4.07" calcext:value-type="float">
            <text:p>4.07</text:p>
          </table:table-cell>
          <table:table-cell table:formula="of:=[.C33]" office:value-type="float" office:value="0" calcext:value-type="float">
            <text:p>0</text:p>
          </table:table-cell>
          <table:table-cell table:formula="of:=SUM([.E$2:.E33])" office:value-type="float" office:value="0" calcext:value-type="float">
            <text:p>0</text:p>
          </table:table-cell>
          <table:table-cell/>
          <table:table-cell table:formula="of:=SUM([.G$2:.G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8-08-02" calcext:value-type="date">
            <text:p>2018-08-02</text:p>
          </table:table-cell>
          <table:table-cell office:value-type="float" office:value="0" calcext:value-type="float">
            <text:p>0</text:p>
          </table:table-cell>
          <table:table-cell table:formula="of:=SUM([.$C$2:.C34])" office:value-type="float" office:value="4.07" calcext:value-type="float">
            <text:p>4.07</text:p>
          </table:table-cell>
          <table:table-cell table:formula="of:=[.C34]" office:value-type="float" office:value="0" calcext:value-type="float">
            <text:p>0</text:p>
          </table:table-cell>
          <table:table-cell table:formula="of:=SUM([.E$2:.E34])" office:value-type="float" office:value="0" calcext:value-type="float">
            <text:p>0</text:p>
          </table:table-cell>
          <table:table-cell/>
          <table:table-cell table:formula="of:=SUM([.G$2:.G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0.47" calcext:value-type="float">
            <text:p>0.47</text:p>
          </table:table-cell>
          <table:table-cell table:formula="of:=SUM([.$C$2:.C35])" office:value-type="float" office:value="4.54" calcext:value-type="float">
            <text:p>4.54</text:p>
          </table:table-cell>
          <table:table-cell table:formula="of:=[.C35]" office:value-type="float" office:value="0.47" calcext:value-type="float">
            <text:p>0.47</text:p>
          </table:table-cell>
          <table:table-cell table:formula="of:=SUM([.E$2:.E35])" office:value-type="float" office:value="0.47" calcext:value-type="float">
            <text:p>0.47</text:p>
          </table:table-cell>
          <table:table-cell/>
          <table:table-cell table:formula="of:=SUM([.G$2:.G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8-08-04" calcext:value-type="date">
            <text:p>2018-08-04</text:p>
          </table:table-cell>
          <table:table-cell office:value-type="float" office:value="0" calcext:value-type="float">
            <text:p>0</text:p>
          </table:table-cell>
          <table:table-cell table:formula="of:=SUM([.$C$2:.C36])" office:value-type="float" office:value="4.54" calcext:value-type="float">
            <text:p>4.54</text:p>
          </table:table-cell>
          <table:table-cell table:formula="of:=[.C36]" office:value-type="float" office:value="0" calcext:value-type="float">
            <text:p>0</text:p>
          </table:table-cell>
          <table:table-cell table:formula="of:=SUM([.E$2:.E36])" office:value-type="float" office:value="0.47" calcext:value-type="float">
            <text:p>0.47</text:p>
          </table:table-cell>
          <table:table-cell/>
          <table:table-cell table:formula="of:=SUM([.G$2:.G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8-08-05" calcext:value-type="date">
            <text:p>2018-08-05</text:p>
          </table:table-cell>
          <table:table-cell office:value-type="float" office:value="0" calcext:value-type="float">
            <text:p>0</text:p>
          </table:table-cell>
          <table:table-cell table:formula="of:=SUM([.$C$2:.C37])" office:value-type="float" office:value="4.54" calcext:value-type="float">
            <text:p>4.54</text:p>
          </table:table-cell>
          <table:table-cell table:formula="of:=[.C37]" office:value-type="float" office:value="0" calcext:value-type="float">
            <text:p>0</text:p>
          </table:table-cell>
          <table:table-cell table:formula="of:=SUM([.E$2:.E37])" office:value-type="float" office:value="0.47" calcext:value-type="float">
            <text:p>0.47</text:p>
          </table:table-cell>
          <table:table-cell/>
          <table:table-cell table:formula="of:=SUM([.G$2:.G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8-08-06" calcext:value-type="date">
            <text:p>2018-08-06</text:p>
          </table:table-cell>
          <table:table-cell office:value-type="float" office:value="0" calcext:value-type="float">
            <text:p>0</text:p>
          </table:table-cell>
          <table:table-cell table:formula="of:=SUM([.$C$2:.C38])" office:value-type="float" office:value="4.54" calcext:value-type="float">
            <text:p>4.54</text:p>
          </table:table-cell>
          <table:table-cell table:formula="of:=[.C38]" office:value-type="float" office:value="0" calcext:value-type="float">
            <text:p>0</text:p>
          </table:table-cell>
          <table:table-cell table:formula="of:=SUM([.E$2:.E38])" office:value-type="float" office:value="0.47" calcext:value-type="float">
            <text:p>0.47</text:p>
          </table:table-cell>
          <table:table-cell/>
          <table:table-cell table:formula="of:=SUM([.G$2:.G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8-08-07" calcext:value-type="date">
            <text:p>2018-08-07</text:p>
          </table:table-cell>
          <table:table-cell office:value-type="float" office:value="0" calcext:value-type="float">
            <text:p>0</text:p>
          </table:table-cell>
          <table:table-cell table:formula="of:=SUM([.$C$2:.C39])" office:value-type="float" office:value="4.54" calcext:value-type="float">
            <text:p>4.54</text:p>
          </table:table-cell>
          <table:table-cell table:formula="of:=[.C39]" office:value-type="float" office:value="0" calcext:value-type="float">
            <text:p>0</text:p>
          </table:table-cell>
          <table:table-cell table:formula="of:=SUM([.E$2:.E39])" office:value-type="float" office:value="0.47" calcext:value-type="float">
            <text:p>0.47</text:p>
          </table:table-cell>
          <table:table-cell/>
          <table:table-cell table:formula="of:=SUM([.G$2:.G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8-08-08" calcext:value-type="date">
            <text:p>2018-08-08</text:p>
          </table:table-cell>
          <table:table-cell office:value-type="float" office:value="0" calcext:value-type="float">
            <text:p>0</text:p>
          </table:table-cell>
          <table:table-cell table:formula="of:=SUM([.$C$2:.C40])" office:value-type="float" office:value="4.54" calcext:value-type="float">
            <text:p>4.54</text:p>
          </table:table-cell>
          <table:table-cell table:formula="of:=[.C40]" office:value-type="float" office:value="0" calcext:value-type="float">
            <text:p>0</text:p>
          </table:table-cell>
          <table:table-cell table:formula="of:=SUM([.E$2:.E40])" office:value-type="float" office:value="0.47" calcext:value-type="float">
            <text:p>0.47</text:p>
          </table:table-cell>
          <table:table-cell/>
          <table:table-cell table:formula="of:=SUM([.G$2:.G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8-08-09" calcext:value-type="date">
            <text:p>2018-08-09</text:p>
          </table:table-cell>
          <table:table-cell office:value-type="float" office:value="0" calcext:value-type="float">
            <text:p>0</text:p>
          </table:table-cell>
          <table:table-cell table:formula="of:=SUM([.$C$2:.C41])" office:value-type="float" office:value="4.54" calcext:value-type="float">
            <text:p>4.54</text:p>
          </table:table-cell>
          <table:table-cell table:formula="of:=[.C41]" office:value-type="float" office:value="0" calcext:value-type="float">
            <text:p>0</text:p>
          </table:table-cell>
          <table:table-cell table:formula="of:=SUM([.E$2:.E41])" office:value-type="float" office:value="0.47" calcext:value-type="float">
            <text:p>0.47</text:p>
          </table:table-cell>
          <table:table-cell/>
          <table:table-cell table:formula="of:=SUM([.G$2:.G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8-08-10" calcext:value-type="date">
            <text:p>2018-08-10</text:p>
          </table:table-cell>
          <table:table-cell office:value-type="float" office:value="0" calcext:value-type="float">
            <text:p>0</text:p>
          </table:table-cell>
          <table:table-cell table:formula="of:=SUM([.$C$2:.C42])" office:value-type="float" office:value="4.54" calcext:value-type="float">
            <text:p>4.54</text:p>
          </table:table-cell>
          <table:table-cell table:formula="of:=[.C42]" office:value-type="float" office:value="0" calcext:value-type="float">
            <text:p>0</text:p>
          </table:table-cell>
          <table:table-cell table:formula="of:=SUM([.E$2:.E42])" office:value-type="float" office:value="0.47" calcext:value-type="float">
            <text:p>0.47</text:p>
          </table:table-cell>
          <table:table-cell/>
          <table:table-cell table:formula="of:=SUM([.G$2:.G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8-08-11" calcext:value-type="date">
            <text:p>2018-08-11</text:p>
          </table:table-cell>
          <table:table-cell office:value-type="float" office:value="0" calcext:value-type="float">
            <text:p>0</text:p>
          </table:table-cell>
          <table:table-cell table:formula="of:=SUM([.$C$2:.C43])" office:value-type="float" office:value="4.54" calcext:value-type="float">
            <text:p>4.54</text:p>
          </table:table-cell>
          <table:table-cell table:formula="of:=[.C43]" office:value-type="float" office:value="0" calcext:value-type="float">
            <text:p>0</text:p>
          </table:table-cell>
          <table:table-cell table:formula="of:=SUM([.E$2:.E43])" office:value-type="float" office:value="0.47" calcext:value-type="float">
            <text:p>0.47</text:p>
          </table:table-cell>
          <table:table-cell/>
          <table:table-cell table:formula="of:=SUM([.G$2:.G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8-08-12" calcext:value-type="date">
            <text:p>2018-08-12</text:p>
          </table:table-cell>
          <table:table-cell office:value-type="float" office:value="0.08" calcext:value-type="float">
            <text:p>0.08</text:p>
          </table:table-cell>
          <table:table-cell table:formula="of:=SUM([.$C$2:.C44])" office:value-type="float" office:value="4.62" calcext:value-type="float">
            <text:p>4.62</text:p>
          </table:table-cell>
          <table:table-cell table:formula="of:=[.C44]" office:value-type="float" office:value="0.08" calcext:value-type="float">
            <text:p>0.08</text:p>
          </table:table-cell>
          <table:table-cell table:formula="of:=SUM([.E$2:.E44])" office:value-type="float" office:value="0.55" calcext:value-type="float">
            <text:p>0.55</text:p>
          </table:table-cell>
          <table:table-cell/>
          <table:table-cell table:formula="of:=SUM([.G$2:.G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8-08-13" calcext:value-type="date">
            <text:p>2018-08-13</text:p>
          </table:table-cell>
          <table:table-cell office:value-type="float" office:value="0" calcext:value-type="float">
            <text:p>0</text:p>
          </table:table-cell>
          <table:table-cell table:formula="of:=SUM([.$C$2:.C45])" office:value-type="float" office:value="4.62" calcext:value-type="float">
            <text:p>4.62</text:p>
          </table:table-cell>
          <table:table-cell table:formula="of:=[.C45]" office:value-type="float" office:value="0" calcext:value-type="float">
            <text:p>0</text:p>
          </table:table-cell>
          <table:table-cell table:formula="of:=SUM([.E$2:.E45])" office:value-type="float" office:value="0.55" calcext:value-type="float">
            <text:p>0.55</text:p>
          </table:table-cell>
          <table:table-cell/>
          <table:table-cell table:formula="of:=SUM([.G$2:.G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8-08-14" calcext:value-type="date">
            <text:p>2018-08-14</text:p>
          </table:table-cell>
          <table:table-cell office:value-type="float" office:value="0" calcext:value-type="float">
            <text:p>0</text:p>
          </table:table-cell>
          <table:table-cell table:formula="of:=SUM([.$C$2:.C46])" office:value-type="float" office:value="4.62" calcext:value-type="float">
            <text:p>4.62</text:p>
          </table:table-cell>
          <table:table-cell table:formula="of:=[.C46]" office:value-type="float" office:value="0" calcext:value-type="float">
            <text:p>0</text:p>
          </table:table-cell>
          <table:table-cell table:formula="of:=SUM([.E$2:.E46])" office:value-type="float" office:value="0.55" calcext:value-type="float">
            <text:p>0.55</text:p>
          </table:table-cell>
          <table:table-cell/>
          <table:table-cell table:formula="of:=SUM([.G$2:.G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8-08-15" calcext:value-type="date">
            <text:p>2018-08-15</text:p>
          </table:table-cell>
          <table:table-cell office:value-type="float" office:value="1.11" calcext:value-type="float">
            <text:p>1.11</text:p>
          </table:table-cell>
          <table:table-cell table:formula="of:=SUM([.$C$2:.C47])" office:value-type="float" office:value="5.73" calcext:value-type="float">
            <text:p>5.73</text:p>
          </table:table-cell>
          <table:table-cell table:formula="of:=[.C47]" office:value-type="float" office:value="1.11" calcext:value-type="float">
            <text:p>1.11</text:p>
          </table:table-cell>
          <table:table-cell table:formula="of:=SUM([.E$2:.E47])" office:value-type="float" office:value="1.66" calcext:value-type="float">
            <text:p>1.66</text:p>
          </table:table-cell>
          <table:table-cell/>
          <table:table-cell table:formula="of:=SUM([.G$2:.G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8-08-16" calcext:value-type="date">
            <text:p>2018-08-16</text:p>
          </table:table-cell>
          <table:table-cell office:value-type="float" office:value="1.15" calcext:value-type="float">
            <text:p>1.15</text:p>
          </table:table-cell>
          <table:table-cell table:formula="of:=SUM([.$C$2:.C48])" office:value-type="float" office:value="6.88" calcext:value-type="float">
            <text:p>6.88</text:p>
          </table:table-cell>
          <table:table-cell table:formula="of:=[.C48]" office:value-type="float" office:value="1.15" calcext:value-type="float">
            <text:p>1.15</text:p>
          </table:table-cell>
          <table:table-cell table:formula="of:=SUM([.E$2:.E48])" office:value-type="float" office:value="2.81" calcext:value-type="float">
            <text:p>2.81</text:p>
          </table:table-cell>
          <table:table-cell/>
          <table:table-cell table:formula="of:=SUM([.G$2:.G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8-08-17" calcext:value-type="date">
            <text:p>2018-08-17</text:p>
          </table:table-cell>
          <table:table-cell office:value-type="float" office:value="0.85" calcext:value-type="float">
            <text:p>0.85</text:p>
          </table:table-cell>
          <table:table-cell table:formula="of:=SUM([.$C$2:.C49])" office:value-type="float" office:value="7.73" calcext:value-type="float">
            <text:p>7.73</text:p>
          </table:table-cell>
          <table:table-cell table:formula="of:=[.C49]" office:value-type="float" office:value="0.85" calcext:value-type="float">
            <text:p>0.85</text:p>
          </table:table-cell>
          <table:table-cell table:formula="of:=SUM([.E$2:.E49])" office:value-type="float" office:value="3.66" calcext:value-type="float">
            <text:p>3.66</text:p>
          </table:table-cell>
          <table:table-cell/>
          <table:table-cell table:formula="of:=SUM([.G$2:.G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8-08-18" calcext:value-type="date">
            <text:p>2018-08-18</text:p>
          </table:table-cell>
          <table:table-cell office:value-type="float" office:value="0" calcext:value-type="float">
            <text:p>0</text:p>
          </table:table-cell>
          <table:table-cell table:formula="of:=SUM([.$C$2:.C50])" office:value-type="float" office:value="7.73" calcext:value-type="float">
            <text:p>7.73</text:p>
          </table:table-cell>
          <table:table-cell table:formula="of:=[.C50]" office:value-type="float" office:value="0" calcext:value-type="float">
            <text:p>0</text:p>
          </table:table-cell>
          <table:table-cell table:formula="of:=SUM([.E$2:.E50])" office:value-type="float" office:value="3.66" calcext:value-type="float">
            <text:p>3.66</text:p>
          </table:table-cell>
          <table:table-cell/>
          <table:table-cell table:formula="of:=SUM([.G$2:.G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8-08-19" calcext:value-type="date">
            <text:p>2018-08-19</text:p>
          </table:table-cell>
          <table:table-cell office:value-type="float" office:value="0" calcext:value-type="float">
            <text:p>0</text:p>
          </table:table-cell>
          <table:table-cell table:formula="of:=SUM([.$C$2:.C51])" office:value-type="float" office:value="7.73" calcext:value-type="float">
            <text:p>7.73</text:p>
          </table:table-cell>
          <table:table-cell table:formula="of:=[.C51]" office:value-type="float" office:value="0" calcext:value-type="float">
            <text:p>0</text:p>
          </table:table-cell>
          <table:table-cell table:formula="of:=SUM([.E$2:.E51])" office:value-type="float" office:value="3.66" calcext:value-type="float">
            <text:p>3.66</text:p>
          </table:table-cell>
          <table:table-cell/>
          <table:table-cell table:formula="of:=SUM([.G$2:.G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18-08-20" calcext:value-type="date">
            <text:p>2018-08-20</text:p>
          </table:table-cell>
          <table:table-cell office:value-type="float" office:value="0" calcext:value-type="float">
            <text:p>0</text:p>
          </table:table-cell>
          <table:table-cell table:formula="of:=SUM([.$C$2:.C52])" office:value-type="float" office:value="7.73" calcext:value-type="float">
            <text:p>7.73</text:p>
          </table:table-cell>
          <table:table-cell table:formula="of:=[.C52]" office:value-type="float" office:value="0" calcext:value-type="float">
            <text:p>0</text:p>
          </table:table-cell>
          <table:table-cell table:formula="of:=SUM([.E$2:.E52])" office:value-type="float" office:value="3.66" calcext:value-type="float">
            <text:p>3.66</text:p>
          </table:table-cell>
          <table:table-cell/>
          <table:table-cell table:formula="of:=SUM([.G$2:.G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18-08-21" calcext:value-type="date">
            <text:p>2018-08-21</text:p>
          </table:table-cell>
          <table:table-cell office:value-type="float" office:value="0" calcext:value-type="float">
            <text:p>0</text:p>
          </table:table-cell>
          <table:table-cell table:formula="of:=SUM([.$C$2:.C53])" office:value-type="float" office:value="7.73" calcext:value-type="float">
            <text:p>7.73</text:p>
          </table:table-cell>
          <table:table-cell table:formula="of:=[.C53]" office:value-type="float" office:value="0" calcext:value-type="float">
            <text:p>0</text:p>
          </table:table-cell>
          <table:table-cell table:formula="of:=SUM([.E$2:.E53])" office:value-type="float" office:value="3.66" calcext:value-type="float">
            <text:p>3.66</text:p>
          </table:table-cell>
          <table:table-cell/>
          <table:table-cell table:formula="of:=SUM([.G$2:.G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18-08-22" calcext:value-type="date">
            <text:p>2018-08-22</text:p>
          </table:table-cell>
          <table:table-cell office:value-type="float" office:value="0" calcext:value-type="float">
            <text:p>0</text:p>
          </table:table-cell>
          <table:table-cell table:formula="of:=SUM([.$C$2:.C54])" office:value-type="float" office:value="7.73" calcext:value-type="float">
            <text:p>7.73</text:p>
          </table:table-cell>
          <table:table-cell table:formula="of:=[.C54]" office:value-type="float" office:value="0" calcext:value-type="float">
            <text:p>0</text:p>
          </table:table-cell>
          <table:table-cell table:formula="of:=SUM([.E$2:.E54])" office:value-type="float" office:value="3.66" calcext:value-type="float">
            <text:p>3.66</text:p>
          </table:table-cell>
          <table:table-cell/>
          <table:table-cell table:formula="of:=SUM([.G$2:.G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18-08-23" calcext:value-type="date">
            <text:p>2018-08-23</text:p>
          </table:table-cell>
          <table:table-cell office:value-type="float" office:value="0" calcext:value-type="float">
            <text:p>0</text:p>
          </table:table-cell>
          <table:table-cell table:formula="of:=SUM([.$C$2:.C55])" office:value-type="float" office:value="7.73" calcext:value-type="float">
            <text:p>7.73</text:p>
          </table:table-cell>
          <table:table-cell table:formula="of:=[.C55]" office:value-type="float" office:value="0" calcext:value-type="float">
            <text:p>0</text:p>
          </table:table-cell>
          <table:table-cell table:formula="of:=SUM([.E$2:.E55])" office:value-type="float" office:value="3.66" calcext:value-type="float">
            <text:p>3.66</text:p>
          </table:table-cell>
          <table:table-cell/>
          <table:table-cell table:formula="of:=SUM([.G$2:.G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18-08-24" calcext:value-type="date">
            <text:p>2018-08-24</text:p>
          </table:table-cell>
          <table:table-cell office:value-type="float" office:value="0" calcext:value-type="float">
            <text:p>0</text:p>
          </table:table-cell>
          <table:table-cell table:formula="of:=SUM([.$C$2:.C56])" office:value-type="float" office:value="7.73" calcext:value-type="float">
            <text:p>7.73</text:p>
          </table:table-cell>
          <table:table-cell table:formula="of:=[.C56]" office:value-type="float" office:value="0" calcext:value-type="float">
            <text:p>0</text:p>
          </table:table-cell>
          <table:table-cell table:formula="of:=SUM([.E$2:.E56])" office:value-type="float" office:value="3.66" calcext:value-type="float">
            <text:p>3.66</text:p>
          </table:table-cell>
          <table:table-cell/>
          <table:table-cell table:formula="of:=SUM([.G$2:.G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18-08-25" calcext:value-type="date">
            <text:p>2018-08-25</text:p>
          </table:table-cell>
          <table:table-cell office:value-type="float" office:value="0" calcext:value-type="float">
            <text:p>0</text:p>
          </table:table-cell>
          <table:table-cell table:formula="of:=SUM([.$C$2:.C57])" office:value-type="float" office:value="7.73" calcext:value-type="float">
            <text:p>7.73</text:p>
          </table:table-cell>
          <table:table-cell table:formula="of:=[.C57]" office:value-type="float" office:value="0" calcext:value-type="float">
            <text:p>0</text:p>
          </table:table-cell>
          <table:table-cell table:formula="of:=SUM([.E$2:.E57])" office:value-type="float" office:value="3.66" calcext:value-type="float">
            <text:p>3.66</text:p>
          </table:table-cell>
          <table:table-cell/>
          <table:table-cell table:formula="of:=SUM([.G$2:.G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18-08-26" calcext:value-type="date">
            <text:p>2018-08-26</text:p>
          </table:table-cell>
          <table:table-cell office:value-type="float" office:value="1.53" calcext:value-type="float">
            <text:p>1.53</text:p>
          </table:table-cell>
          <table:table-cell table:formula="of:=SUM([.$C$2:.C58])" office:value-type="float" office:value="9.26" calcext:value-type="float">
            <text:p>9.26</text:p>
          </table:table-cell>
          <table:table-cell table:formula="of:=[.C58]" office:value-type="float" office:value="1.53" calcext:value-type="float">
            <text:p>1.53</text:p>
          </table:table-cell>
          <table:table-cell table:formula="of:=SUM([.E$2:.E58])" office:value-type="float" office:value="5.19" calcext:value-type="float">
            <text:p>5.19</text:p>
          </table:table-cell>
          <table:table-cell/>
          <table:table-cell table:formula="of:=SUM([.G$2:.G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18-08-27" calcext:value-type="date">
            <text:p>2018-08-27</text:p>
          </table:table-cell>
          <table:table-cell office:value-type="float" office:value="6.61" calcext:value-type="float">
            <text:p>6.61</text:p>
          </table:table-cell>
          <table:table-cell table:formula="of:=SUM([.$C$2:.C59])" office:value-type="float" office:value="15.87" calcext:value-type="float">
            <text:p>15.87</text:p>
          </table:table-cell>
          <table:table-cell table:formula="of:=[.C59]" office:value-type="float" office:value="6.61" calcext:value-type="float">
            <text:p>6.61</text:p>
          </table:table-cell>
          <table:table-cell table:formula="of:=SUM([.E$2:.E59])" office:value-type="float" office:value="11.8" calcext:value-type="float">
            <text:p>11.8</text:p>
          </table:table-cell>
          <table:table-cell/>
          <table:table-cell table:formula="of:=SUM([.G$2:.G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18-08-28" calcext:value-type="date">
            <text:p>2018-08-28</text:p>
          </table:table-cell>
          <table:table-cell office:value-type="float" office:value="2.1" calcext:value-type="float">
            <text:p>2.1</text:p>
          </table:table-cell>
          <table:table-cell table:formula="of:=SUM([.$C$2:.C60])" office:value-type="float" office:value="17.97" calcext:value-type="float">
            <text:p>17.97</text:p>
          </table:table-cell>
          <table:table-cell table:formula="of:=[.C60]" office:value-type="float" office:value="2.1" calcext:value-type="float">
            <text:p>2.1</text:p>
          </table:table-cell>
          <table:table-cell table:formula="of:=SUM([.E$2:.E60])" office:value-type="float" office:value="13.9" calcext:value-type="float">
            <text:p>13.9</text:p>
          </table:table-cell>
          <table:table-cell/>
          <table:table-cell table:formula="of:=SUM([.G$2:.G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18-08-29" calcext:value-type="date">
            <text:p>2018-08-29</text:p>
          </table:table-cell>
          <table:table-cell office:value-type="float" office:value="0.32" calcext:value-type="float">
            <text:p>0.32</text:p>
          </table:table-cell>
          <table:table-cell table:formula="of:=SUM([.$C$2:.C61])" office:value-type="float" office:value="18.29" calcext:value-type="float">
            <text:p>18.29</text:p>
          </table:table-cell>
          <table:table-cell table:formula="of:=[.C61]" office:value-type="float" office:value="0.32" calcext:value-type="float">
            <text:p>0.32</text:p>
          </table:table-cell>
          <table:table-cell table:formula="of:=SUM([.E$2:.E61])" office:value-type="float" office:value="14.22" calcext:value-type="float">
            <text:p>14.22</text:p>
          </table:table-cell>
          <table:table-cell/>
          <table:table-cell table:formula="of:=SUM([.G$2:.G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18-08-30" calcext:value-type="date">
            <text:p>2018-08-30</text:p>
          </table:table-cell>
          <table:table-cell office:value-type="float" office:value="1.52" calcext:value-type="float">
            <text:p>1.52</text:p>
          </table:table-cell>
          <table:table-cell table:formula="of:=SUM([.$C$2:.C62])" office:value-type="float" office:value="19.81" calcext:value-type="float">
            <text:p>19.81</text:p>
          </table:table-cell>
          <table:table-cell table:formula="of:=[.C62]" office:value-type="float" office:value="1.52" calcext:value-type="float">
            <text:p>1.52</text:p>
          </table:table-cell>
          <table:table-cell table:formula="of:=SUM([.E$2:.E62])" office:value-type="float" office:value="15.74" calcext:value-type="float">
            <text:p>15.74</text:p>
          </table:table-cell>
          <table:table-cell/>
          <table:table-cell table:formula="of:=SUM([.G$2:.G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18-08-31" calcext:value-type="date">
            <text:p>2018-08-31</text:p>
          </table:table-cell>
          <table:table-cell office:value-type="float" office:value="0.8" calcext:value-type="float">
            <text:p>0.8</text:p>
          </table:table-cell>
          <table:table-cell table:formula="of:=SUM([.$C$2:.C63])" office:value-type="float" office:value="20.61" calcext:value-type="float">
            <text:p>20.61</text:p>
          </table:table-cell>
          <table:table-cell table:formula="of:=[.C63]" office:value-type="float" office:value="0.8" calcext:value-type="float">
            <text:p>0.8</text:p>
          </table:table-cell>
          <table:table-cell table:formula="of:=SUM([.E$2:.E63])" office:value-type="float" office:value="16.54" calcext:value-type="float">
            <text:p>16.54</text:p>
          </table:table-cell>
          <table:table-cell/>
          <table:table-cell table:formula="of:=SUM([.G$2:.G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.29" calcext:value-type="float">
            <text:p>1.29</text:p>
          </table:table-cell>
          <table:table-cell table:formula="of:=SUM([.$C$2:.C64])" office:value-type="float" office:value="21.9" calcext:value-type="float">
            <text:p>21.9</text:p>
          </table:table-cell>
          <table:table-cell table:formula="of:=[.C64]" office:value-type="float" office:value="1.29" calcext:value-type="float">
            <text:p>1.29</text:p>
          </table:table-cell>
          <table:table-cell table:formula="of:=SUM([.E$2:.E64])" office:value-type="float" office:value="17.83" calcext:value-type="float">
            <text:p>17.83</text:p>
          </table:table-cell>
          <table:table-cell table:formula="of:=[.C64]" office:value-type="float" office:value="1.29" calcext:value-type="float">
            <text:p>1.29</text:p>
          </table:table-cell>
          <table:table-cell table:formula="of:=SUM([.G$2:.G64])"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18-09-02" calcext:value-type="date">
            <text:p>2018-09-02</text:p>
          </table:table-cell>
          <table:table-cell office:value-type="float" office:value="4.5" calcext:value-type="float">
            <text:p>4.5</text:p>
          </table:table-cell>
          <table:table-cell table:formula="of:=SUM([.$C$2:.C65])" office:value-type="float" office:value="26.4" calcext:value-type="float">
            <text:p>26.4</text:p>
          </table:table-cell>
          <table:table-cell table:formula="of:=[.C65]" office:value-type="float" office:value="4.5" calcext:value-type="float">
            <text:p>4.5</text:p>
          </table:table-cell>
          <table:table-cell table:formula="of:=SUM([.E$2:.E65])" office:value-type="float" office:value="22.33" calcext:value-type="float">
            <text:p>22.33</text:p>
          </table:table-cell>
          <table:table-cell table:formula="of:=[.C65]" office:value-type="float" office:value="4.5" calcext:value-type="float">
            <text:p>4.5</text:p>
          </table:table-cell>
          <table:table-cell table:formula="of:=SUM([.G$2:.G65])"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18-09-03" calcext:value-type="date">
            <text:p>2018-09-03</text:p>
          </table:table-cell>
          <table:table-cell office:value-type="float" office:value="8.14" calcext:value-type="float">
            <text:p>8.14</text:p>
          </table:table-cell>
          <table:table-cell table:formula="of:=SUM([.$C$2:.C66])" office:value-type="float" office:value="34.54" calcext:value-type="float">
            <text:p>34.54</text:p>
          </table:table-cell>
          <table:table-cell table:formula="of:=[.C66]" office:value-type="float" office:value="8.14" calcext:value-type="float">
            <text:p>8.14</text:p>
          </table:table-cell>
          <table:table-cell table:formula="of:=SUM([.E$2:.E66])" office:value-type="float" office:value="30.47" calcext:value-type="float">
            <text:p>30.47</text:p>
          </table:table-cell>
          <table:table-cell table:formula="of:=[.C66]" office:value-type="float" office:value="8.14" calcext:value-type="float">
            <text:p>8.14</text:p>
          </table:table-cell>
          <table:table-cell table:formula="of:=SUM([.G$2:.G66])" office:value-type="float" office:value="13.93" calcext:value-type="float">
            <text:p>13.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18-09-04" calcext:value-type="date">
            <text:p>2018-09-04</text:p>
          </table:table-cell>
          <table:table-cell office:value-type="float" office:value="9.51" calcext:value-type="float">
            <text:p>9.51</text:p>
          </table:table-cell>
          <table:table-cell table:formula="of:=SUM([.$C$2:.C67])" office:value-type="float" office:value="44.05" calcext:value-type="float">
            <text:p>44.05</text:p>
          </table:table-cell>
          <table:table-cell table:formula="of:=[.C67]" office:value-type="float" office:value="9.51" calcext:value-type="float">
            <text:p>9.51</text:p>
          </table:table-cell>
          <table:table-cell table:formula="of:=SUM([.E$2:.E67])" office:value-type="float" office:value="39.98" calcext:value-type="float">
            <text:p>39.98</text:p>
          </table:table-cell>
          <table:table-cell table:formula="of:=[.C67]" office:value-type="float" office:value="9.51" calcext:value-type="float">
            <text:p>9.51</text:p>
          </table:table-cell>
          <table:table-cell table:formula="of:=SUM([.G$2:.G67])" office:value-type="float" office:value="23.44" calcext:value-type="float">
            <text:p>23.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18-09-05" calcext:value-type="date">
            <text:p>2018-09-05</text:p>
          </table:table-cell>
          <table:table-cell office:value-type="float" office:value="0" calcext:value-type="float">
            <text:p>0</text:p>
          </table:table-cell>
          <table:table-cell table:formula="of:=SUM([.$C$2:.C68])" office:value-type="float" office:value="44.05" calcext:value-type="float">
            <text:p>44.05</text:p>
          </table:table-cell>
          <table:table-cell table:formula="of:=[.C68]" office:value-type="float" office:value="0" calcext:value-type="float">
            <text:p>0</text:p>
          </table:table-cell>
          <table:table-cell table:formula="of:=SUM([.E$2:.E68])" office:value-type="float" office:value="39.98" calcext:value-type="float">
            <text:p>39.98</text:p>
          </table:table-cell>
          <table:table-cell table:formula="of:=[.C68]" office:value-type="float" office:value="0" calcext:value-type="float">
            <text:p>0</text:p>
          </table:table-cell>
          <table:table-cell table:formula="of:=SUM([.G$2:.G68])" office:value-type="float" office:value="23.44" calcext:value-type="float">
            <text:p>23.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18-09-06" calcext:value-type="date">
            <text:p>2018-09-06</text:p>
          </table:table-cell>
          <table:table-cell office:value-type="float" office:value="0" calcext:value-type="float">
            <text:p>0</text:p>
          </table:table-cell>
          <table:table-cell table:formula="of:=SUM([.$C$2:.C69])" office:value-type="float" office:value="44.05" calcext:value-type="float">
            <text:p>44.05</text:p>
          </table:table-cell>
          <table:table-cell table:formula="of:=[.C69]" office:value-type="float" office:value="0" calcext:value-type="float">
            <text:p>0</text:p>
          </table:table-cell>
          <table:table-cell table:formula="of:=SUM([.E$2:.E69])" office:value-type="float" office:value="39.98" calcext:value-type="float">
            <text:p>39.98</text:p>
          </table:table-cell>
          <table:table-cell table:formula="of:=[.C69]" office:value-type="float" office:value="0" calcext:value-type="float">
            <text:p>0</text:p>
          </table:table-cell>
          <table:table-cell table:formula="of:=SUM([.G$2:.G69])" office:value-type="float" office:value="23.44" calcext:value-type="float">
            <text:p>23.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18-09-07" calcext:value-type="date">
            <text:p>2018-09-07</text:p>
          </table:table-cell>
          <table:table-cell office:value-type="float" office:value="0.85" calcext:value-type="float">
            <text:p>0.85</text:p>
          </table:table-cell>
          <table:table-cell table:formula="of:=SUM([.$C$2:.C70])" office:value-type="float" office:value="44.9" calcext:value-type="float">
            <text:p>44.9</text:p>
          </table:table-cell>
          <table:table-cell table:formula="of:=[.C70]" office:value-type="float" office:value="0.85" calcext:value-type="float">
            <text:p>0.85</text:p>
          </table:table-cell>
          <table:table-cell table:formula="of:=SUM([.E$2:.E70])" office:value-type="float" office:value="40.83" calcext:value-type="float">
            <text:p>40.83</text:p>
          </table:table-cell>
          <table:table-cell table:formula="of:=[.C70]" office:value-type="float" office:value="0.85" calcext:value-type="float">
            <text:p>0.85</text:p>
          </table:table-cell>
          <table:table-cell table:formula="of:=SUM([.G$2:.G70])" office:value-type="float" office:value="24.29" calcext:value-type="float">
            <text:p>24.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18-09-08" calcext:value-type="date">
            <text:p>2018-09-08</text:p>
          </table:table-cell>
          <table:table-cell office:value-type="float" office:value="0.21" calcext:value-type="float">
            <text:p>0.21</text:p>
          </table:table-cell>
          <table:table-cell table:formula="of:=SUM([.$C$2:.C71])" office:value-type="float" office:value="45.11" calcext:value-type="float">
            <text:p>45.11</text:p>
          </table:table-cell>
          <table:table-cell table:formula="of:=[.C71]" office:value-type="float" office:value="0.21" calcext:value-type="float">
            <text:p>0.21</text:p>
          </table:table-cell>
          <table:table-cell table:formula="of:=SUM([.E$2:.E71])" office:value-type="float" office:value="41.04" calcext:value-type="float">
            <text:p>41.04</text:p>
          </table:table-cell>
          <table:table-cell table:formula="of:=[.C71]" office:value-type="float" office:value="0.21" calcext:value-type="float">
            <text:p>0.21</text:p>
          </table:table-cell>
          <table:table-cell table:formula="of:=SUM([.G$2:.G71])"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18-09-09" calcext:value-type="date">
            <text:p>2018-09-09</text:p>
          </table:table-cell>
          <table:table-cell office:value-type="float" office:value="1.22" calcext:value-type="float">
            <text:p>1.22</text:p>
          </table:table-cell>
          <table:table-cell table:formula="of:=SUM([.$C$2:.C72])" office:value-type="float" office:value="46.33" calcext:value-type="float">
            <text:p>46.33</text:p>
          </table:table-cell>
          <table:table-cell table:formula="of:=[.C72]" office:value-type="float" office:value="1.22" calcext:value-type="float">
            <text:p>1.22</text:p>
          </table:table-cell>
          <table:table-cell table:formula="of:=SUM([.E$2:.E72])" office:value-type="float" office:value="42.26" calcext:value-type="float">
            <text:p>42.26</text:p>
          </table:table-cell>
          <table:table-cell table:formula="of:=[.C72]" office:value-type="float" office:value="1.22" calcext:value-type="float">
            <text:p>1.22</text:p>
          </table:table-cell>
          <table:table-cell table:formula="of:=SUM([.G$2:.G72])" office:value-type="float" office:value="25.72" calcext:value-type="float">
            <text:p>25.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8-09-10" calcext:value-type="date">
            <text:p>2018-09-10</text:p>
          </table:table-cell>
          <table:table-cell office:value-type="float" office:value="3.12" calcext:value-type="float">
            <text:p>3.12</text:p>
          </table:table-cell>
          <table:table-cell table:formula="of:=SUM([.$C$2:.C73])" office:value-type="float" office:value="49.45" calcext:value-type="float">
            <text:p>49.45</text:p>
          </table:table-cell>
          <table:table-cell table:formula="of:=[.C73]" office:value-type="float" office:value="3.12" calcext:value-type="float">
            <text:p>3.12</text:p>
          </table:table-cell>
          <table:table-cell table:formula="of:=SUM([.E$2:.E73])" office:value-type="float" office:value="45.38" calcext:value-type="float">
            <text:p>45.38</text:p>
          </table:table-cell>
          <table:table-cell table:formula="of:=[.C73]" office:value-type="float" office:value="3.12" calcext:value-type="float">
            <text:p>3.12</text:p>
          </table:table-cell>
          <table:table-cell table:formula="of:=SUM([.G$2:.G73])" office:value-type="float" office:value="28.84" calcext:value-type="float">
            <text:p>28.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18-09-11" calcext:value-type="date">
            <text:p>2018-09-11</text:p>
          </table:table-cell>
          <table:table-cell office:value-type="float" office:value="0" calcext:value-type="float">
            <text:p>0</text:p>
          </table:table-cell>
          <table:table-cell table:formula="of:=SUM([.$C$2:.C74])" office:value-type="float" office:value="49.45" calcext:value-type="float">
            <text:p>49.45</text:p>
          </table:table-cell>
          <table:table-cell table:formula="of:=[.C74]" office:value-type="float" office:value="0" calcext:value-type="float">
            <text:p>0</text:p>
          </table:table-cell>
          <table:table-cell table:formula="of:=SUM([.E$2:.E74])" office:value-type="float" office:value="45.38" calcext:value-type="float">
            <text:p>45.38</text:p>
          </table:table-cell>
          <table:table-cell table:formula="of:=[.C74]" office:value-type="float" office:value="0" calcext:value-type="float">
            <text:p>0</text:p>
          </table:table-cell>
          <table:table-cell table:formula="of:=SUM([.G$2:.G74])" office:value-type="float" office:value="28.84" calcext:value-type="float">
            <text:p>28.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18-09-12" calcext:value-type="date">
            <text:p>2018-09-12</text:p>
          </table:table-cell>
          <table:table-cell office:value-type="float" office:value="0" calcext:value-type="float">
            <text:p>0</text:p>
          </table:table-cell>
          <table:table-cell table:formula="of:=SUM([.$C$2:.C75])" office:value-type="float" office:value="49.45" calcext:value-type="float">
            <text:p>49.45</text:p>
          </table:table-cell>
          <table:table-cell table:formula="of:=[.C75]" office:value-type="float" office:value="0" calcext:value-type="float">
            <text:p>0</text:p>
          </table:table-cell>
          <table:table-cell table:formula="of:=SUM([.E$2:.E75])" office:value-type="float" office:value="45.38" calcext:value-type="float">
            <text:p>45.38</text:p>
          </table:table-cell>
          <table:table-cell table:formula="of:=[.C75]" office:value-type="float" office:value="0" calcext:value-type="float">
            <text:p>0</text:p>
          </table:table-cell>
          <table:table-cell table:formula="of:=SUM([.G$2:.G75])" office:value-type="float" office:value="28.84" calcext:value-type="float">
            <text:p>28.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18-09-13" calcext:value-type="date">
            <text:p>2018-09-13</text:p>
          </table:table-cell>
          <table:table-cell office:value-type="float" office:value="0" calcext:value-type="float">
            <text:p>0</text:p>
          </table:table-cell>
          <table:table-cell table:formula="of:=SUM([.$C$2:.C76])" office:value-type="float" office:value="49.45" calcext:value-type="float">
            <text:p>49.45</text:p>
          </table:table-cell>
          <table:table-cell table:formula="of:=[.C76]" office:value-type="float" office:value="0" calcext:value-type="float">
            <text:p>0</text:p>
          </table:table-cell>
          <table:table-cell table:formula="of:=SUM([.E$2:.E76])" office:value-type="float" office:value="45.38" calcext:value-type="float">
            <text:p>45.38</text:p>
          </table:table-cell>
          <table:table-cell table:formula="of:=[.C76]" office:value-type="float" office:value="0" calcext:value-type="float">
            <text:p>0</text:p>
          </table:table-cell>
          <table:table-cell table:formula="of:=SUM([.G$2:.G76])" office:value-type="float" office:value="28.84" calcext:value-type="float">
            <text:p>28.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18-09-14" calcext:value-type="date">
            <text:p>2018-09-14</text:p>
          </table:table-cell>
          <table:table-cell office:value-type="float" office:value="0" calcext:value-type="float">
            <text:p>0</text:p>
          </table:table-cell>
          <table:table-cell table:formula="of:=SUM([.$C$2:.C77])" office:value-type="float" office:value="49.45" calcext:value-type="float">
            <text:p>49.45</text:p>
          </table:table-cell>
          <table:table-cell table:formula="of:=[.C77]" office:value-type="float" office:value="0" calcext:value-type="float">
            <text:p>0</text:p>
          </table:table-cell>
          <table:table-cell table:formula="of:=SUM([.E$2:.E77])" office:value-type="float" office:value="45.38" calcext:value-type="float">
            <text:p>45.38</text:p>
          </table:table-cell>
          <table:table-cell table:formula="of:=[.C77]" office:value-type="float" office:value="0" calcext:value-type="float">
            <text:p>0</text:p>
          </table:table-cell>
          <table:table-cell table:formula="of:=SUM([.G$2:.G77])" office:value-type="float" office:value="28.84" calcext:value-type="float">
            <text:p>28.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8-09-15" calcext:value-type="date">
            <text:p>2018-09-15</text:p>
          </table:table-cell>
          <table:table-cell office:value-type="float" office:value="0.88" calcext:value-type="float">
            <text:p>0.88</text:p>
          </table:table-cell>
          <table:table-cell table:formula="of:=SUM([.$C$2:.C78])" office:value-type="float" office:value="50.33" calcext:value-type="float">
            <text:p>50.33</text:p>
          </table:table-cell>
          <table:table-cell table:formula="of:=[.C78]" office:value-type="float" office:value="0.88" calcext:value-type="float">
            <text:p>0.88</text:p>
          </table:table-cell>
          <table:table-cell table:formula="of:=SUM([.E$2:.E78])" office:value-type="float" office:value="46.26" calcext:value-type="float">
            <text:p>46.26</text:p>
          </table:table-cell>
          <table:table-cell table:formula="of:=[.C78]" office:value-type="float" office:value="0.88" calcext:value-type="float">
            <text:p>0.88</text:p>
          </table:table-cell>
          <table:table-cell table:formula="of:=SUM([.G$2:.G78])" office:value-type="float" office:value="29.72" calcext:value-type="float">
            <text:p>29.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8-09-16" calcext:value-type="date">
            <text:p>2018-09-16</text:p>
          </table:table-cell>
          <table:table-cell office:value-type="float" office:value="0" calcext:value-type="float">
            <text:p>0</text:p>
          </table:table-cell>
          <table:table-cell table:formula="of:=SUM([.$C$2:.C79])" office:value-type="float" office:value="50.33" calcext:value-type="float">
            <text:p>50.33</text:p>
          </table:table-cell>
          <table:table-cell table:formula="of:=[.C79]" office:value-type="float" office:value="0" calcext:value-type="float">
            <text:p>0</text:p>
          </table:table-cell>
          <table:table-cell table:formula="of:=SUM([.E$2:.E79])" office:value-type="float" office:value="46.26" calcext:value-type="float">
            <text:p>46.26</text:p>
          </table:table-cell>
          <table:table-cell table:formula="of:=[.C79]" office:value-type="float" office:value="0" calcext:value-type="float">
            <text:p>0</text:p>
          </table:table-cell>
          <table:table-cell table:formula="of:=SUM([.G$2:.G79])" office:value-type="float" office:value="29.72" calcext:value-type="float">
            <text:p>29.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8-09-17" calcext:value-type="date">
            <text:p>2018-09-17</text:p>
          </table:table-cell>
          <table:table-cell office:value-type="float" office:value="0" calcext:value-type="float">
            <text:p>0</text:p>
          </table:table-cell>
          <table:table-cell table:formula="of:=SUM([.$C$2:.C80])" office:value-type="float" office:value="50.33" calcext:value-type="float">
            <text:p>50.33</text:p>
          </table:table-cell>
          <table:table-cell table:formula="of:=[.C80]" office:value-type="float" office:value="0" calcext:value-type="float">
            <text:p>0</text:p>
          </table:table-cell>
          <table:table-cell table:formula="of:=SUM([.E$2:.E80])" office:value-type="float" office:value="46.26" calcext:value-type="float">
            <text:p>46.26</text:p>
          </table:table-cell>
          <table:table-cell table:formula="of:=[.C80]" office:value-type="float" office:value="0" calcext:value-type="float">
            <text:p>0</text:p>
          </table:table-cell>
          <table:table-cell table:formula="of:=SUM([.G$2:.G80])" office:value-type="float" office:value="29.72" calcext:value-type="float">
            <text:p>29.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8-09-18" calcext:value-type="date">
            <text:p>2018-09-18</text:p>
          </table:table-cell>
          <table:table-cell office:value-type="float" office:value="0" calcext:value-type="float">
            <text:p>0</text:p>
          </table:table-cell>
          <table:table-cell table:formula="of:=SUM([.$C$2:.C81])" office:value-type="float" office:value="50.33" calcext:value-type="float">
            <text:p>50.33</text:p>
          </table:table-cell>
          <table:table-cell table:formula="of:=[.C81]" office:value-type="float" office:value="0" calcext:value-type="float">
            <text:p>0</text:p>
          </table:table-cell>
          <table:table-cell table:formula="of:=SUM([.E$2:.E81])" office:value-type="float" office:value="46.26" calcext:value-type="float">
            <text:p>46.26</text:p>
          </table:table-cell>
          <table:table-cell table:formula="of:=[.C81]" office:value-type="float" office:value="0" calcext:value-type="float">
            <text:p>0</text:p>
          </table:table-cell>
          <table:table-cell table:formula="of:=SUM([.G$2:.G81])" office:value-type="float" office:value="29.72" calcext:value-type="float">
            <text:p>29.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8-09-19" calcext:value-type="date">
            <text:p>2018-09-19</text:p>
          </table:table-cell>
          <table:table-cell office:value-type="float" office:value="0.1" calcext:value-type="float">
            <text:p>0.1</text:p>
          </table:table-cell>
          <table:table-cell table:formula="of:=SUM([.$C$2:.C82])" office:value-type="float" office:value="50.43" calcext:value-type="float">
            <text:p>50.43</text:p>
          </table:table-cell>
          <table:table-cell table:formula="of:=[.C82]" office:value-type="float" office:value="0.1" calcext:value-type="float">
            <text:p>0.1</text:p>
          </table:table-cell>
          <table:table-cell table:formula="of:=SUM([.E$2:.E82])" office:value-type="float" office:value="46.36" calcext:value-type="float">
            <text:p>46.36</text:p>
          </table:table-cell>
          <table:table-cell table:formula="of:=[.C82]" office:value-type="float" office:value="0.1" calcext:value-type="float">
            <text:p>0.1</text:p>
          </table:table-cell>
          <table:table-cell table:formula="of:=SUM([.G$2:.G82])" office:value-type="float" office:value="29.82" calcext:value-type="float">
            <text:p>29.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0" calcext:value-type="float">
            <text:p>0</text:p>
          </table:table-cell>
          <table:table-cell table:formula="of:=SUM([.$C$2:.C83])" office:value-type="float" office:value="50.43" calcext:value-type="float">
            <text:p>50.43</text:p>
          </table:table-cell>
          <table:table-cell table:formula="of:=[.C83]" office:value-type="float" office:value="0" calcext:value-type="float">
            <text:p>0</text:p>
          </table:table-cell>
          <table:table-cell table:formula="of:=SUM([.E$2:.E83])" office:value-type="float" office:value="46.36" calcext:value-type="float">
            <text:p>46.36</text:p>
          </table:table-cell>
          <table:table-cell table:formula="of:=[.C83]" office:value-type="float" office:value="0" calcext:value-type="float">
            <text:p>0</text:p>
          </table:table-cell>
          <table:table-cell table:formula="of:=SUM([.G$2:.G83])" office:value-type="float" office:value="29.82" calcext:value-type="float">
            <text:p>29.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8-09-21" calcext:value-type="date">
            <text:p>2018-09-21</text:p>
          </table:table-cell>
          <table:table-cell office:value-type="float" office:value="0.71" calcext:value-type="float">
            <text:p>0.71</text:p>
          </table:table-cell>
          <table:table-cell table:formula="of:=SUM([.$C$2:.C84])" office:value-type="float" office:value="51.14" calcext:value-type="float">
            <text:p>51.14</text:p>
          </table:table-cell>
          <table:table-cell table:formula="of:=[.C84]" office:value-type="float" office:value="0.71" calcext:value-type="float">
            <text:p>0.71</text:p>
          </table:table-cell>
          <table:table-cell table:formula="of:=SUM([.E$2:.E84])" office:value-type="float" office:value="47.07" calcext:value-type="float">
            <text:p>47.07</text:p>
          </table:table-cell>
          <table:table-cell table:formula="of:=[.C84]" office:value-type="float" office:value="0.71" calcext:value-type="float">
            <text:p>0.71</text:p>
          </table:table-cell>
          <table:table-cell table:formula="of:=SUM([.G$2:.G84])" office:value-type="float" office:value="30.53" calcext:value-type="float">
            <text:p>30.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8-09-22" calcext:value-type="date">
            <text:p>2018-09-22</text:p>
          </table:table-cell>
          <table:table-cell office:value-type="float" office:value="3.43" calcext:value-type="float">
            <text:p>3.43</text:p>
          </table:table-cell>
          <table:table-cell table:formula="of:=SUM([.$C$2:.C85])" office:value-type="float" office:value="54.57" calcext:value-type="float">
            <text:p>54.57</text:p>
          </table:table-cell>
          <table:table-cell table:formula="of:=[.C85]" office:value-type="float" office:value="3.43" calcext:value-type="float">
            <text:p>3.43</text:p>
          </table:table-cell>
          <table:table-cell table:formula="of:=SUM([.E$2:.E85])" office:value-type="float" office:value="50.5" calcext:value-type="float">
            <text:p>50.5</text:p>
          </table:table-cell>
          <table:table-cell table:formula="of:=[.C85]" office:value-type="float" office:value="3.43" calcext:value-type="float">
            <text:p>3.43</text:p>
          </table:table-cell>
          <table:table-cell table:formula="of:=SUM([.G$2:.G85])" office:value-type="float" office:value="33.96" calcext:value-type="float">
            <text:p>33.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3.89" calcext:value-type="float">
            <text:p>3.89</text:p>
          </table:table-cell>
          <table:table-cell table:formula="of:=SUM([.$C$2:.C86])" office:value-type="float" office:value="58.46" calcext:value-type="float">
            <text:p>58.46</text:p>
          </table:table-cell>
          <table:table-cell table:formula="of:=[.C86]" office:value-type="float" office:value="3.89" calcext:value-type="float">
            <text:p>3.89</text:p>
          </table:table-cell>
          <table:table-cell table:formula="of:=SUM([.E$2:.E86])" office:value-type="float" office:value="54.39" calcext:value-type="float">
            <text:p>54.39</text:p>
          </table:table-cell>
          <table:table-cell table:formula="of:=[.C86]" office:value-type="float" office:value="3.89" calcext:value-type="float">
            <text:p>3.89</text:p>
          </table:table-cell>
          <table:table-cell table:formula="of:=SUM([.G$2:.G86])" office:value-type="float" office:value="37.85" calcext:value-type="float">
            <text:p>37.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8-09-24" calcext:value-type="date">
            <text:p>2018-09-24</text:p>
          </table:table-cell>
          <table:table-cell office:value-type="float" office:value="2.03" calcext:value-type="float">
            <text:p>2.03</text:p>
          </table:table-cell>
          <table:table-cell table:formula="of:=SUM([.$C$2:.C87])" office:value-type="float" office:value="60.49" calcext:value-type="float">
            <text:p>60.49</text:p>
          </table:table-cell>
          <table:table-cell table:formula="of:=[.C87]" office:value-type="float" office:value="2.03" calcext:value-type="float">
            <text:p>2.03</text:p>
          </table:table-cell>
          <table:table-cell table:formula="of:=SUM([.E$2:.E87])" office:value-type="float" office:value="56.42" calcext:value-type="float">
            <text:p>56.42</text:p>
          </table:table-cell>
          <table:table-cell table:formula="of:=[.C87]" office:value-type="float" office:value="2.03" calcext:value-type="float">
            <text:p>2.03</text:p>
          </table:table-cell>
          <table:table-cell table:formula="of:=SUM([.G$2:.G87])" office:value-type="float" office:value="39.88" calcext:value-type="float">
            <text:p>39.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8-09-25" calcext:value-type="date">
            <text:p>2018-09-25</text:p>
          </table:table-cell>
          <table:table-cell office:value-type="float" office:value="0.8" calcext:value-type="float">
            <text:p>0.8</text:p>
          </table:table-cell>
          <table:table-cell table:formula="of:=SUM([.$C$2:.C88])" office:value-type="float" office:value="61.29" calcext:value-type="float">
            <text:p>61.29</text:p>
          </table:table-cell>
          <table:table-cell table:formula="of:=[.C88]" office:value-type="float" office:value="0.8" calcext:value-type="float">
            <text:p>0.8</text:p>
          </table:table-cell>
          <table:table-cell table:formula="of:=SUM([.E$2:.E88])" office:value-type="float" office:value="57.22" calcext:value-type="float">
            <text:p>57.22</text:p>
          </table:table-cell>
          <table:table-cell table:formula="of:=[.C88]" office:value-type="float" office:value="0.8" calcext:value-type="float">
            <text:p>0.8</text:p>
          </table:table-cell>
          <table:table-cell table:formula="of:=SUM([.G$2:.G88])" office:value-type="float" office:value="40.68" calcext:value-type="float">
            <text:p>40.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8-09-26" calcext:value-type="date">
            <text:p>2018-09-26</text:p>
          </table:table-cell>
          <table:table-cell office:value-type="float" office:value="2.75" calcext:value-type="float">
            <text:p>2.75</text:p>
          </table:table-cell>
          <table:table-cell table:formula="of:=SUM([.$C$2:.C89])" office:value-type="float" office:value="64.04" calcext:value-type="float">
            <text:p>64.04</text:p>
          </table:table-cell>
          <table:table-cell table:formula="of:=[.C89]" office:value-type="float" office:value="2.75" calcext:value-type="float">
            <text:p>2.75</text:p>
          </table:table-cell>
          <table:table-cell table:formula="of:=SUM([.E$2:.E89])" office:value-type="float" office:value="59.97" calcext:value-type="float">
            <text:p>59.97</text:p>
          </table:table-cell>
          <table:table-cell table:formula="of:=[.C89]" office:value-type="float" office:value="2.75" calcext:value-type="float">
            <text:p>2.75</text:p>
          </table:table-cell>
          <table:table-cell table:formula="of:=SUM([.G$2:.G89])" office:value-type="float" office:value="43.43" calcext:value-type="float">
            <text:p>43.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8-09-27" calcext:value-type="date">
            <text:p>2018-09-27</text:p>
          </table:table-cell>
          <table:table-cell office:value-type="float" office:value="0.16" calcext:value-type="float">
            <text:p>0.16</text:p>
          </table:table-cell>
          <table:table-cell table:formula="of:=SUM([.$C$2:.C90])" office:value-type="float" office:value="64.2" calcext:value-type="float">
            <text:p>64.2</text:p>
          </table:table-cell>
          <table:table-cell table:formula="of:=[.C90]" office:value-type="float" office:value="0.16" calcext:value-type="float">
            <text:p>0.16</text:p>
          </table:table-cell>
          <table:table-cell table:formula="of:=SUM([.E$2:.E90])" office:value-type="float" office:value="60.13" calcext:value-type="float">
            <text:p>60.13</text:p>
          </table:table-cell>
          <table:table-cell table:formula="of:=[.C90]" office:value-type="float" office:value="0.16" calcext:value-type="float">
            <text:p>0.16</text:p>
          </table:table-cell>
          <table:table-cell table:formula="of:=SUM([.G$2:.G90])" office:value-type="float" office:value="43.59" calcext:value-type="float">
            <text:p>43.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8-09-28" calcext:value-type="date">
            <text:p>2018-09-28</text:p>
          </table:table-cell>
          <table:table-cell office:value-type="float" office:value="0" calcext:value-type="float">
            <text:p>0</text:p>
          </table:table-cell>
          <table:table-cell table:formula="of:=SUM([.$C$2:.C91])" office:value-type="float" office:value="64.2" calcext:value-type="float">
            <text:p>64.2</text:p>
          </table:table-cell>
          <table:table-cell table:formula="of:=[.C91]" office:value-type="float" office:value="0" calcext:value-type="float">
            <text:p>0</text:p>
          </table:table-cell>
          <table:table-cell table:formula="of:=SUM([.E$2:.E91])" office:value-type="float" office:value="60.13" calcext:value-type="float">
            <text:p>60.13</text:p>
          </table:table-cell>
          <table:table-cell table:formula="of:=[.C91]" office:value-type="float" office:value="0" calcext:value-type="float">
            <text:p>0</text:p>
          </table:table-cell>
          <table:table-cell table:formula="of:=SUM([.G$2:.G91])" office:value-type="float" office:value="43.59" calcext:value-type="float">
            <text:p>43.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8-09-29" calcext:value-type="date">
            <text:p>2018-09-29</text:p>
          </table:table-cell>
          <table:table-cell office:value-type="float" office:value="0" calcext:value-type="float">
            <text:p>0</text:p>
          </table:table-cell>
          <table:table-cell table:formula="of:=SUM([.$C$2:.C92])" office:value-type="float" office:value="64.2" calcext:value-type="float">
            <text:p>64.2</text:p>
          </table:table-cell>
          <table:table-cell table:formula="of:=[.C92]" office:value-type="float" office:value="0" calcext:value-type="float">
            <text:p>0</text:p>
          </table:table-cell>
          <table:table-cell table:formula="of:=SUM([.E$2:.E92])" office:value-type="float" office:value="60.13" calcext:value-type="float">
            <text:p>60.13</text:p>
          </table:table-cell>
          <table:table-cell table:formula="of:=[.C92]" office:value-type="float" office:value="0" calcext:value-type="float">
            <text:p>0</text:p>
          </table:table-cell>
          <table:table-cell table:formula="of:=SUM([.G$2:.G92])" office:value-type="float" office:value="43.59" calcext:value-type="float">
            <text:p>43.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8-09-30" calcext:value-type="date">
            <text:p>2018-09-30</text:p>
          </table:table-cell>
          <table:table-cell office:value-type="float" office:value="0" calcext:value-type="float">
            <text:p>0</text:p>
          </table:table-cell>
          <table:table-cell table:formula="of:=SUM([.$C$2:.C93])" office:value-type="float" office:value="64.2" calcext:value-type="float">
            <text:p>64.2</text:p>
          </table:table-cell>
          <table:table-cell table:formula="of:=[.C93]" office:value-type="float" office:value="0" calcext:value-type="float">
            <text:p>0</text:p>
          </table:table-cell>
          <table:table-cell table:formula="of:=SUM([.E$2:.E93])" office:value-type="float" office:value="60.13" calcext:value-type="float">
            <text:p>60.13</text:p>
          </table:table-cell>
          <table:table-cell table:formula="of:=[.C93]" office:value-type="float" office:value="0" calcext:value-type="float">
            <text:p>0</text:p>
          </table:table-cell>
          <table:table-cell table:formula="of:=SUM([.G$2:.G93])" office:value-type="float" office:value="43.59" calcext:value-type="float">
            <text:p>43.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.2" calcext:value-type="float">
            <text:p>1.2</text:p>
          </table:table-cell>
          <table:table-cell table:formula="of:=SUM([.$C$2:.C94])" office:value-type="float" office:value="65.4" calcext:value-type="float">
            <text:p>65.4</text:p>
          </table:table-cell>
          <table:table-cell table:formula="of:=[.C94]" office:value-type="float" office:value="1.2" calcext:value-type="float">
            <text:p>1.2</text:p>
          </table:table-cell>
          <table:table-cell table:formula="of:=SUM([.E$2:.E94])" office:value-type="float" office:value="61.33" calcext:value-type="float">
            <text:p>61.33</text:p>
          </table:table-cell>
          <table:table-cell table:formula="of:=[.C94]" office:value-type="float" office:value="1.2" calcext:value-type="float">
            <text:p>1.2</text:p>
          </table:table-cell>
          <table:table-cell table:formula="of:=SUM([.G$2:.G94])" office:value-type="float" office:value="44.79" calcext:value-type="float">
            <text:p>44.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8-10-02" calcext:value-type="date">
            <text:p>2018-10-02</text:p>
          </table:table-cell>
          <table:table-cell office:value-type="float" office:value="0" calcext:value-type="float">
            <text:p>0</text:p>
          </table:table-cell>
          <table:table-cell table:formula="of:=SUM([.$C$2:.C95])" office:value-type="float" office:value="65.4" calcext:value-type="float">
            <text:p>65.4</text:p>
          </table:table-cell>
          <table:table-cell table:formula="of:=[.C95]" office:value-type="float" office:value="0" calcext:value-type="float">
            <text:p>0</text:p>
          </table:table-cell>
          <table:table-cell table:formula="of:=SUM([.E$2:.E95])" office:value-type="float" office:value="61.33" calcext:value-type="float">
            <text:p>61.33</text:p>
          </table:table-cell>
          <table:table-cell table:formula="of:=[.C95]" office:value-type="float" office:value="0" calcext:value-type="float">
            <text:p>0</text:p>
          </table:table-cell>
          <table:table-cell table:formula="of:=SUM([.G$2:.G95])" office:value-type="float" office:value="44.79" calcext:value-type="float">
            <text:p>44.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4.37" calcext:value-type="float">
            <text:p>4.37</text:p>
          </table:table-cell>
          <table:table-cell table:formula="of:=SUM([.$C$2:.C96])" office:value-type="float" office:value="69.77" calcext:value-type="float">
            <text:p>69.77</text:p>
          </table:table-cell>
          <table:table-cell table:formula="of:=[.C96]" office:value-type="float" office:value="4.37" calcext:value-type="float">
            <text:p>4.37</text:p>
          </table:table-cell>
          <table:table-cell table:formula="of:=SUM([.E$2:.E96])" office:value-type="float" office:value="65.7" calcext:value-type="float">
            <text:p>65.7</text:p>
          </table:table-cell>
          <table:table-cell table:formula="of:=[.C96]" office:value-type="float" office:value="4.37" calcext:value-type="float">
            <text:p>4.37</text:p>
          </table:table-cell>
          <table:table-cell table:formula="of:=SUM([.G$2:.G96])" office:value-type="float" office:value="49.16" calcext:value-type="float">
            <text:p>49.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8-10-04" calcext:value-type="date">
            <text:p>2018-10-04</text:p>
          </table:table-cell>
          <table:table-cell office:value-type="float" office:value="1.64" calcext:value-type="float">
            <text:p>1.64</text:p>
          </table:table-cell>
          <table:table-cell table:formula="of:=SUM([.$C$2:.C97])" office:value-type="float" office:value="71.41" calcext:value-type="float">
            <text:p>71.41</text:p>
          </table:table-cell>
          <table:table-cell table:formula="of:=[.C97]" office:value-type="float" office:value="1.64" calcext:value-type="float">
            <text:p>1.64</text:p>
          </table:table-cell>
          <table:table-cell table:formula="of:=SUM([.E$2:.E97])" office:value-type="float" office:value="67.34" calcext:value-type="float">
            <text:p>67.34</text:p>
          </table:table-cell>
          <table:table-cell table:formula="of:=[.C97]" office:value-type="float" office:value="1.64" calcext:value-type="float">
            <text:p>1.64</text:p>
          </table:table-cell>
          <table:table-cell table:formula="of:=SUM([.G$2:.G97])" office:value-type="float" office:value="50.8" calcext:value-type="float">
            <text:p>50.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8-10-05" calcext:value-type="date">
            <text:p>2018-10-05</text:p>
          </table:table-cell>
          <table:table-cell office:value-type="float" office:value="1.6" calcext:value-type="float">
            <text:p>1.6</text:p>
          </table:table-cell>
          <table:table-cell table:formula="of:=SUM([.$C$2:.C98])" office:value-type="float" office:value="73.01" calcext:value-type="float">
            <text:p>73.01</text:p>
          </table:table-cell>
          <table:table-cell table:formula="of:=[.C98]" office:value-type="float" office:value="1.6" calcext:value-type="float">
            <text:p>1.6</text:p>
          </table:table-cell>
          <table:table-cell table:formula="of:=SUM([.E$2:.E98])" office:value-type="float" office:value="68.94" calcext:value-type="float">
            <text:p>68.94</text:p>
          </table:table-cell>
          <table:table-cell table:formula="of:=[.C98]" office:value-type="float" office:value="1.6" calcext:value-type="float">
            <text:p>1.6</text:p>
          </table:table-cell>
          <table:table-cell table:formula="of:=SUM([.G$2:.G98])" office:value-type="float" office:value="52.4" calcext:value-type="float">
            <text:p>52.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0" calcext:value-type="float">
            <text:p>0</text:p>
          </table:table-cell>
          <table:table-cell table:formula="of:=SUM([.$C$2:.C99])" office:value-type="float" office:value="73.01" calcext:value-type="float">
            <text:p>73.01</text:p>
          </table:table-cell>
          <table:table-cell table:formula="of:=[.C99]" office:value-type="float" office:value="0" calcext:value-type="float">
            <text:p>0</text:p>
          </table:table-cell>
          <table:table-cell table:formula="of:=SUM([.E$2:.E99])" office:value-type="float" office:value="68.94" calcext:value-type="float">
            <text:p>68.94</text:p>
          </table:table-cell>
          <table:table-cell table:formula="of:=[.C99]" office:value-type="float" office:value="0" calcext:value-type="float">
            <text:p>0</text:p>
          </table:table-cell>
          <table:table-cell table:formula="of:=SUM([.G$2:.G99])" office:value-type="float" office:value="52.4" calcext:value-type="float">
            <text:p>52.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8-10-07" calcext:value-type="date">
            <text:p>2018-10-07</text:p>
          </table:table-cell>
          <table:table-cell office:value-type="float" office:value="0" calcext:value-type="float">
            <text:p>0</text:p>
          </table:table-cell>
          <table:table-cell table:formula="of:=SUM([.$C$2:.C100])" office:value-type="float" office:value="73.01" calcext:value-type="float">
            <text:p>73.01</text:p>
          </table:table-cell>
          <table:table-cell table:formula="of:=[.C100]" office:value-type="float" office:value="0" calcext:value-type="float">
            <text:p>0</text:p>
          </table:table-cell>
          <table:table-cell table:formula="of:=SUM([.E$2:.E100])" office:value-type="float" office:value="68.94" calcext:value-type="float">
            <text:p>68.94</text:p>
          </table:table-cell>
          <table:table-cell table:formula="of:=[.C100]" office:value-type="float" office:value="0" calcext:value-type="float">
            <text:p>0</text:p>
          </table:table-cell>
          <table:table-cell table:formula="of:=SUM([.G$2:.G100])" office:value-type="float" office:value="52.4" calcext:value-type="float">
            <text:p>52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95" calcext:value-type="float">
            <text:p>0.95</text:p>
          </table:table-cell>
          <table:table-cell table:formula="of:=SUM([.$C$2:.C101])" office:value-type="float" office:value="73.96" calcext:value-type="float">
            <text:p>73.96</text:p>
          </table:table-cell>
          <table:table-cell table:formula="of:=[.C101]" office:value-type="float" office:value="0.95" calcext:value-type="float">
            <text:p>0.95</text:p>
          </table:table-cell>
          <table:table-cell table:formula="of:=SUM([.E$2:.E101])" office:value-type="float" office:value="69.89" calcext:value-type="float">
            <text:p>69.89</text:p>
          </table:table-cell>
          <table:table-cell table:formula="of:=[.C101]" office:value-type="float" office:value="0.95" calcext:value-type="float">
            <text:p>0.95</text:p>
          </table:table-cell>
          <table:table-cell table:formula="of:=SUM([.G$2:.G101])" office:value-type="float" office:value="53.35" calcext:value-type="float">
            <text:p>53.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8-10-09" calcext:value-type="date">
            <text:p>2018-10-09</text:p>
          </table:table-cell>
          <table:table-cell office:value-type="float" office:value="0" calcext:value-type="float">
            <text:p>0</text:p>
          </table:table-cell>
          <table:table-cell table:formula="of:=SUM([.$C$2:.C102])" office:value-type="float" office:value="73.96" calcext:value-type="float">
            <text:p>73.96</text:p>
          </table:table-cell>
          <table:table-cell table:formula="of:=[.C102]" office:value-type="float" office:value="0" calcext:value-type="float">
            <text:p>0</text:p>
          </table:table-cell>
          <table:table-cell table:formula="of:=SUM([.E$2:.E102])" office:value-type="float" office:value="69.89" calcext:value-type="float">
            <text:p>69.89</text:p>
          </table:table-cell>
          <table:table-cell table:formula="of:=[.C102]" office:value-type="float" office:value="0" calcext:value-type="float">
            <text:p>0</text:p>
          </table:table-cell>
          <table:table-cell table:formula="of:=SUM([.G$2:.G102])" office:value-type="float" office:value="53.35" calcext:value-type="float">
            <text:p>53.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8-10-10" calcext:value-type="date">
            <text:p>2018-10-10</text:p>
          </table:table-cell>
          <table:table-cell office:value-type="float" office:value="0" calcext:value-type="float">
            <text:p>0</text:p>
          </table:table-cell>
          <table:table-cell table:formula="of:=SUM([.$C$2:.C103])" office:value-type="float" office:value="73.96" calcext:value-type="float">
            <text:p>73.96</text:p>
          </table:table-cell>
          <table:table-cell table:formula="of:=[.C103]" office:value-type="float" office:value="0" calcext:value-type="float">
            <text:p>0</text:p>
          </table:table-cell>
          <table:table-cell table:formula="of:=SUM([.E$2:.E103])" office:value-type="float" office:value="69.89" calcext:value-type="float">
            <text:p>69.89</text:p>
          </table:table-cell>
          <table:table-cell table:formula="of:=[.C103]" office:value-type="float" office:value="0" calcext:value-type="float">
            <text:p>0</text:p>
          </table:table-cell>
          <table:table-cell table:formula="of:=SUM([.G$2:.G103])" office:value-type="float" office:value="53.35" calcext:value-type="float">
            <text:p>53.3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8-10-11" calcext:value-type="date">
            <text:p>2018-10-11</text:p>
          </table:table-cell>
          <table:table-cell office:value-type="float" office:value="2.79" calcext:value-type="float">
            <text:p>2.79</text:p>
          </table:table-cell>
          <table:table-cell table:formula="of:=SUM([.$C$2:.C104])" office:value-type="float" office:value="76.75" calcext:value-type="float">
            <text:p>76.75</text:p>
          </table:table-cell>
          <table:table-cell table:formula="of:=[.C104]" office:value-type="float" office:value="2.79" calcext:value-type="float">
            <text:p>2.79</text:p>
          </table:table-cell>
          <table:table-cell table:formula="of:=SUM([.E$2:.E104])" office:value-type="float" office:value="72.68" calcext:value-type="float">
            <text:p>72.68</text:p>
          </table:table-cell>
          <table:table-cell table:formula="of:=[.C104]" office:value-type="float" office:value="2.79" calcext:value-type="float">
            <text:p>2.79</text:p>
          </table:table-cell>
          <table:table-cell table:formula="of:=SUM([.G$2:.G104])" office:value-type="float" office:value="56.14" calcext:value-type="float">
            <text:p>56.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8-10-12" calcext:value-type="date">
            <text:p>2018-10-12</text:p>
          </table:table-cell>
          <table:table-cell office:value-type="float" office:value="4.42" calcext:value-type="float">
            <text:p>4.42</text:p>
          </table:table-cell>
          <table:table-cell table:formula="of:=SUM([.$C$2:.C105])" office:value-type="float" office:value="81.17" calcext:value-type="float">
            <text:p>81.17</text:p>
          </table:table-cell>
          <table:table-cell table:formula="of:=[.C105]" office:value-type="float" office:value="4.42" calcext:value-type="float">
            <text:p>4.42</text:p>
          </table:table-cell>
          <table:table-cell table:formula="of:=SUM([.E$2:.E105])" office:value-type="float" office:value="77.1" calcext:value-type="float">
            <text:p>77.1</text:p>
          </table:table-cell>
          <table:table-cell table:formula="of:=[.C105]" office:value-type="float" office:value="4.42" calcext:value-type="float">
            <text:p>4.42</text:p>
          </table:table-cell>
          <table:table-cell table:formula="of:=SUM([.G$2:.G105])" office:value-type="float" office:value="60.56" calcext:value-type="float">
            <text:p>60.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8-10-13" calcext:value-type="date">
            <text:p>2018-10-13</text:p>
          </table:table-cell>
          <table:table-cell office:value-type="float" office:value="2.89" calcext:value-type="float">
            <text:p>2.89</text:p>
          </table:table-cell>
          <table:table-cell table:formula="of:=SUM([.$C$2:.C106])" office:value-type="float" office:value="84.06" calcext:value-type="float">
            <text:p>84.06</text:p>
          </table:table-cell>
          <table:table-cell table:formula="of:=[.C106]" office:value-type="float" office:value="2.89" calcext:value-type="float">
            <text:p>2.89</text:p>
          </table:table-cell>
          <table:table-cell table:formula="of:=SUM([.E$2:.E106])" office:value-type="float" office:value="79.99" calcext:value-type="float">
            <text:p>79.99</text:p>
          </table:table-cell>
          <table:table-cell table:formula="of:=[.C106]" office:value-type="float" office:value="2.89" calcext:value-type="float">
            <text:p>2.89</text:p>
          </table:table-cell>
          <table:table-cell table:formula="of:=SUM([.G$2:.G106])" office:value-type="float" office:value="63.45" calcext:value-type="float">
            <text:p>63.4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8-10-14" calcext:value-type="date">
            <text:p>2018-10-14</text:p>
          </table:table-cell>
          <table:table-cell office:value-type="float" office:value="0.68" calcext:value-type="float">
            <text:p>0.68</text:p>
          </table:table-cell>
          <table:table-cell table:formula="of:=SUM([.$C$2:.C107])" office:value-type="float" office:value="84.74" calcext:value-type="float">
            <text:p>84.74</text:p>
          </table:table-cell>
          <table:table-cell table:formula="of:=[.C107]" office:value-type="float" office:value="0.68" calcext:value-type="float">
            <text:p>0.68</text:p>
          </table:table-cell>
          <table:table-cell table:formula="of:=SUM([.E$2:.E107])" office:value-type="float" office:value="80.67" calcext:value-type="float">
            <text:p>80.67</text:p>
          </table:table-cell>
          <table:table-cell table:formula="of:=[.C107]" office:value-type="float" office:value="0.68" calcext:value-type="float">
            <text:p>0.68</text:p>
          </table:table-cell>
          <table:table-cell table:formula="of:=SUM([.G$2:.G107])" office:value-type="float" office:value="64.13" calcext:value-type="float">
            <text:p>64.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18-10-15" calcext:value-type="date">
            <text:p>2018-10-15</text:p>
          </table:table-cell>
          <table:table-cell office:value-type="float" office:value="2.98" calcext:value-type="float">
            <text:p>2.98</text:p>
          </table:table-cell>
          <table:table-cell table:formula="of:=SUM([.$C$2:.C108])" office:value-type="float" office:value="87.72" calcext:value-type="float">
            <text:p>87.72</text:p>
          </table:table-cell>
          <table:table-cell table:formula="of:=[.C108]" office:value-type="float" office:value="2.98" calcext:value-type="float">
            <text:p>2.98</text:p>
          </table:table-cell>
          <table:table-cell table:formula="of:=SUM([.E$2:.E108])" office:value-type="float" office:value="83.65" calcext:value-type="float">
            <text:p>83.65</text:p>
          </table:table-cell>
          <table:table-cell table:formula="of:=[.C108]" office:value-type="float" office:value="2.98" calcext:value-type="float">
            <text:p>2.98</text:p>
          </table:table-cell>
          <table:table-cell table:formula="of:=SUM([.G$2:.G108])" office:value-type="float" office:value="67.11" calcext:value-type="float">
            <text:p>67.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8-10-16" calcext:value-type="date">
            <text:p>2018-10-16</text:p>
          </table:table-cell>
          <table:table-cell office:value-type="float" office:value="7.25" calcext:value-type="float">
            <text:p>7.25</text:p>
          </table:table-cell>
          <table:table-cell table:formula="of:=SUM([.$C$2:.C109])" office:value-type="float" office:value="94.97" calcext:value-type="float">
            <text:p>94.97</text:p>
          </table:table-cell>
          <table:table-cell table:formula="of:=[.C109]" office:value-type="float" office:value="7.25" calcext:value-type="float">
            <text:p>7.25</text:p>
          </table:table-cell>
          <table:table-cell table:formula="of:=SUM([.E$2:.E109])" office:value-type="float" office:value="90.9" calcext:value-type="float">
            <text:p>90.9</text:p>
          </table:table-cell>
          <table:table-cell table:formula="of:=[.C109]" office:value-type="float" office:value="7.25" calcext:value-type="float">
            <text:p>7.25</text:p>
          </table:table-cell>
          <table:table-cell table:formula="of:=SUM([.G$2:.G109])" office:value-type="float" office:value="74.36" calcext:value-type="float">
            <text:p>74.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8-10-17" calcext:value-type="date">
            <text:p>2018-10-17</text:p>
          </table:table-cell>
          <table:table-cell office:value-type="float" office:value="3.27" calcext:value-type="float">
            <text:p>3.27</text:p>
          </table:table-cell>
          <table:table-cell table:formula="of:=SUM([.$C$2:.C110])" office:value-type="float" office:value="98.24" calcext:value-type="float">
            <text:p>98.24</text:p>
          </table:table-cell>
          <table:table-cell table:formula="of:=[.C110]" office:value-type="float" office:value="3.27" calcext:value-type="float">
            <text:p>3.27</text:p>
          </table:table-cell>
          <table:table-cell table:formula="of:=SUM([.E$2:.E110])" office:value-type="float" office:value="94.17" calcext:value-type="float">
            <text:p>94.17</text:p>
          </table:table-cell>
          <table:table-cell table:formula="of:=[.C110]" office:value-type="float" office:value="3.27" calcext:value-type="float">
            <text:p>3.27</text:p>
          </table:table-cell>
          <table:table-cell table:formula="of:=SUM([.G$2:.G110])" office:value-type="float" office:value="77.63" calcext:value-type="float">
            <text:p>77.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8-10-18" calcext:value-type="date">
            <text:p>2018-10-18</text:p>
          </table:table-cell>
          <table:table-cell office:value-type="float" office:value="0.56" calcext:value-type="float">
            <text:p>0.56</text:p>
          </table:table-cell>
          <table:table-cell table:formula="of:=SUM([.$C$2:.C111])" office:value-type="float" office:value="98.8" calcext:value-type="float">
            <text:p>98.8</text:p>
          </table:table-cell>
          <table:table-cell table:formula="of:=[.C111]" office:value-type="float" office:value="0.56" calcext:value-type="float">
            <text:p>0.56</text:p>
          </table:table-cell>
          <table:table-cell table:formula="of:=SUM([.E$2:.E111])" office:value-type="float" office:value="94.73" calcext:value-type="float">
            <text:p>94.73</text:p>
          </table:table-cell>
          <table:table-cell table:formula="of:=[.C111]" office:value-type="float" office:value="0.56" calcext:value-type="float">
            <text:p>0.56</text:p>
          </table:table-cell>
          <table:table-cell table:formula="of:=SUM([.G$2:.G111])" office:value-type="float" office:value="78.19" calcext:value-type="float">
            <text:p>78.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18-10-19" calcext:value-type="date">
            <text:p>2018-10-19</text:p>
          </table:table-cell>
          <table:table-cell office:value-type="float" office:value="1.82" calcext:value-type="float">
            <text:p>1.82</text:p>
          </table:table-cell>
          <table:table-cell table:formula="of:=SUM([.$C$2:.C112])" office:value-type="float" office:value="100.62" calcext:value-type="float">
            <text:p>100.62</text:p>
          </table:table-cell>
          <table:table-cell table:formula="of:=[.C112]" office:value-type="float" office:value="1.82" calcext:value-type="float">
            <text:p>1.82</text:p>
          </table:table-cell>
          <table:table-cell table:formula="of:=SUM([.E$2:.E112])" office:value-type="float" office:value="96.55" calcext:value-type="float">
            <text:p>96.55</text:p>
          </table:table-cell>
          <table:table-cell table:formula="of:=[.C112]" office:value-type="float" office:value="1.82" calcext:value-type="float">
            <text:p>1.82</text:p>
          </table:table-cell>
          <table:table-cell table:formula="of:=SUM([.G$2:.G112])" office:value-type="float" office:value="80.01" calcext:value-type="float">
            <text:p>80.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18-10-20" calcext:value-type="date">
            <text:p>2018-10-20</text:p>
          </table:table-cell>
          <table:table-cell office:value-type="float" office:value="0.72" calcext:value-type="float">
            <text:p>0.72</text:p>
          </table:table-cell>
          <table:table-cell table:formula="of:=SUM([.$C$2:.C113])" office:value-type="float" office:value="101.34" calcext:value-type="float">
            <text:p>101.34</text:p>
          </table:table-cell>
          <table:table-cell table:formula="of:=[.C113]" office:value-type="float" office:value="0.72" calcext:value-type="float">
            <text:p>0.72</text:p>
          </table:table-cell>
          <table:table-cell table:formula="of:=SUM([.E$2:.E113])" office:value-type="float" office:value="97.27" calcext:value-type="float">
            <text:p>97.27</text:p>
          </table:table-cell>
          <table:table-cell table:formula="of:=[.C113]" office:value-type="float" office:value="0.72" calcext:value-type="float">
            <text:p>0.72</text:p>
          </table:table-cell>
          <table:table-cell table:formula="of:=SUM([.G$2:.G113])" office:value-type="float" office:value="80.73" calcext:value-type="float">
            <text:p>80.7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8-10-21" calcext:value-type="date">
            <text:p>2018-10-21</text:p>
          </table:table-cell>
          <table:table-cell office:value-type="float" office:value="0.64" calcext:value-type="float">
            <text:p>0.64</text:p>
          </table:table-cell>
          <table:table-cell table:formula="of:=SUM([.$C$2:.C114])" office:value-type="float" office:value="101.98" calcext:value-type="float">
            <text:p>101.98</text:p>
          </table:table-cell>
          <table:table-cell table:formula="of:=[.C114]" office:value-type="float" office:value="0.64" calcext:value-type="float">
            <text:p>0.64</text:p>
          </table:table-cell>
          <table:table-cell table:formula="of:=SUM([.E$2:.E114])" office:value-type="float" office:value="97.91" calcext:value-type="float">
            <text:p>97.91</text:p>
          </table:table-cell>
          <table:table-cell table:formula="of:=[.C114]" office:value-type="float" office:value="0.64" calcext:value-type="float">
            <text:p>0.64</text:p>
          </table:table-cell>
          <table:table-cell table:formula="of:=SUM([.G$2:.G114])" office:value-type="float" office:value="81.37" calcext:value-type="float">
            <text:p>81.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8-10-22" calcext:value-type="date">
            <text:p>2018-10-22</text:p>
          </table:table-cell>
          <table:table-cell office:value-type="float" office:value="4.66" calcext:value-type="float">
            <text:p>4.66</text:p>
          </table:table-cell>
          <table:table-cell table:formula="of:=SUM([.$C$2:.C115])" office:value-type="float" office:value="106.64" calcext:value-type="float">
            <text:p>106.64</text:p>
          </table:table-cell>
          <table:table-cell table:formula="of:=[.C115]" office:value-type="float" office:value="4.66" calcext:value-type="float">
            <text:p>4.66</text:p>
          </table:table-cell>
          <table:table-cell table:formula="of:=SUM([.E$2:.E115])" office:value-type="float" office:value="102.57" calcext:value-type="float">
            <text:p>102.57</text:p>
          </table:table-cell>
          <table:table-cell table:formula="of:=[.C115]" office:value-type="float" office:value="4.66" calcext:value-type="float">
            <text:p>4.66</text:p>
          </table:table-cell>
          <table:table-cell table:formula="of:=SUM([.G$2:.G115])" office:value-type="float" office:value="86.03" calcext:value-type="float">
            <text:p>86.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8-10-23" calcext:value-type="date">
            <text:p>2018-10-23</text:p>
          </table:table-cell>
          <table:table-cell office:value-type="float" office:value="0.83" calcext:value-type="float">
            <text:p>0.83</text:p>
          </table:table-cell>
          <table:table-cell table:formula="of:=SUM([.$C$2:.C116])" office:value-type="float" office:value="107.47" calcext:value-type="float">
            <text:p>107.47</text:p>
          </table:table-cell>
          <table:table-cell table:formula="of:=[.C116]" office:value-type="float" office:value="0.83" calcext:value-type="float">
            <text:p>0.83</text:p>
          </table:table-cell>
          <table:table-cell table:formula="of:=SUM([.E$2:.E116])" office:value-type="float" office:value="103.4" calcext:value-type="float">
            <text:p>103.4</text:p>
          </table:table-cell>
          <table:table-cell table:formula="of:=[.C116]" office:value-type="float" office:value="0.83" calcext:value-type="float">
            <text:p>0.83</text:p>
          </table:table-cell>
          <table:table-cell table:formula="of:=SUM([.G$2:.G116])" office:value-type="float" office:value="86.86" calcext:value-type="float">
            <text:p>86.8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18-10-24" calcext:value-type="date">
            <text:p>2018-10-24</text:p>
          </table:table-cell>
          <table:table-cell office:value-type="float" office:value="0.58" calcext:value-type="float">
            <text:p>0.58</text:p>
          </table:table-cell>
          <table:table-cell table:formula="of:=SUM([.$C$2:.C117])" office:value-type="float" office:value="108.05" calcext:value-type="float">
            <text:p>108.05</text:p>
          </table:table-cell>
          <table:table-cell table:formula="of:=[.C117]" office:value-type="float" office:value="0.58" calcext:value-type="float">
            <text:p>0.58</text:p>
          </table:table-cell>
          <table:table-cell table:formula="of:=SUM([.E$2:.E117])" office:value-type="float" office:value="103.98" calcext:value-type="float">
            <text:p>103.98</text:p>
          </table:table-cell>
          <table:table-cell table:formula="of:=[.C117]" office:value-type="float" office:value="0.58" calcext:value-type="float">
            <text:p>0.58</text:p>
          </table:table-cell>
          <table:table-cell table:formula="of:=SUM([.G$2:.G117])" office:value-type="float" office:value="87.44" calcext:value-type="float">
            <text:p>87.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18-10-25" calcext:value-type="date">
            <text:p>2018-10-25</text:p>
          </table:table-cell>
          <table:table-cell office:value-type="float" office:value="3.07" calcext:value-type="float">
            <text:p>3.07</text:p>
          </table:table-cell>
          <table:table-cell table:formula="of:=SUM([.$C$2:.C118])" office:value-type="float" office:value="111.12" calcext:value-type="float">
            <text:p>111.12</text:p>
          </table:table-cell>
          <table:table-cell table:formula="of:=[.C118]" office:value-type="float" office:value="3.07" calcext:value-type="float">
            <text:p>3.07</text:p>
          </table:table-cell>
          <table:table-cell table:formula="of:=SUM([.E$2:.E118])" office:value-type="float" office:value="107.05" calcext:value-type="float">
            <text:p>107.05</text:p>
          </table:table-cell>
          <table:table-cell table:formula="of:=[.C118]" office:value-type="float" office:value="3.07" calcext:value-type="float">
            <text:p>3.07</text:p>
          </table:table-cell>
          <table:table-cell table:formula="of:=SUM([.G$2:.G118])" office:value-type="float" office:value="90.51" calcext:value-type="float">
            <text:p>90.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18-10-26" calcext:value-type="date">
            <text:p>2018-10-26</text:p>
          </table:table-cell>
          <table:table-cell office:value-type="float" office:value="7.79" calcext:value-type="float">
            <text:p>7.79</text:p>
          </table:table-cell>
          <table:table-cell table:formula="of:=SUM([.$C$2:.C119])" office:value-type="float" office:value="118.91" calcext:value-type="float">
            <text:p>118.91</text:p>
          </table:table-cell>
          <table:table-cell table:formula="of:=[.C119]" office:value-type="float" office:value="7.79" calcext:value-type="float">
            <text:p>7.79</text:p>
          </table:table-cell>
          <table:table-cell table:formula="of:=SUM([.E$2:.E119])" office:value-type="float" office:value="114.84" calcext:value-type="float">
            <text:p>114.84</text:p>
          </table:table-cell>
          <table:table-cell table:formula="of:=[.C119]" office:value-type="float" office:value="7.79" calcext:value-type="float">
            <text:p>7.79</text:p>
          </table:table-cell>
          <table:table-cell table:formula="of:=SUM([.G$2:.G119])" office:value-type="float" office:value="98.3" calcext:value-type="float">
            <text:p>98.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18-10-27" calcext:value-type="date">
            <text:p>2018-10-27</text:p>
          </table:table-cell>
          <table:table-cell office:value-type="float" office:value="4.42" calcext:value-type="float">
            <text:p>4.42</text:p>
          </table:table-cell>
          <table:table-cell table:formula="of:=SUM([.$C$2:.C120])" office:value-type="float" office:value="123.33" calcext:value-type="float">
            <text:p>123.33</text:p>
          </table:table-cell>
          <table:table-cell table:formula="of:=[.C120]" office:value-type="float" office:value="4.42" calcext:value-type="float">
            <text:p>4.42</text:p>
          </table:table-cell>
          <table:table-cell table:formula="of:=SUM([.E$2:.E120])" office:value-type="float" office:value="119.26" calcext:value-type="float">
            <text:p>119.26</text:p>
          </table:table-cell>
          <table:table-cell table:formula="of:=[.C120]" office:value-type="float" office:value="4.42" calcext:value-type="float">
            <text:p>4.42</text:p>
          </table:table-cell>
          <table:table-cell table:formula="of:=SUM([.G$2:.G120])" office:value-type="float" office:value="102.72" calcext:value-type="float">
            <text:p>102.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18-10-28" calcext:value-type="date">
            <text:p>2018-10-28</text:p>
          </table:table-cell>
          <table:table-cell office:value-type="float" office:value="0.04" calcext:value-type="float">
            <text:p>0.04</text:p>
          </table:table-cell>
          <table:table-cell table:formula="of:=SUM([.$C$2:.C121])" office:value-type="float" office:value="123.37" calcext:value-type="float">
            <text:p>123.37</text:p>
          </table:table-cell>
          <table:table-cell table:formula="of:=[.C121]" office:value-type="float" office:value="0.04" calcext:value-type="float">
            <text:p>0.04</text:p>
          </table:table-cell>
          <table:table-cell table:formula="of:=SUM([.E$2:.E121])" office:value-type="float" office:value="119.3" calcext:value-type="float">
            <text:p>119.3</text:p>
          </table:table-cell>
          <table:table-cell table:formula="of:=[.C121]" office:value-type="float" office:value="0.04" calcext:value-type="float">
            <text:p>0.04</text:p>
          </table:table-cell>
          <table:table-cell table:formula="of:=SUM([.G$2:.G121])" office:value-type="float" office:value="102.76" calcext:value-type="float">
            <text:p>102.7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18-10-29" calcext:value-type="date">
            <text:p>2018-10-29</text:p>
          </table:table-cell>
          <table:table-cell office:value-type="float" office:value="1.28" calcext:value-type="float">
            <text:p>1.28</text:p>
          </table:table-cell>
          <table:table-cell table:formula="of:=SUM([.$C$2:.C122])" office:value-type="float" office:value="124.65" calcext:value-type="float">
            <text:p>124.65</text:p>
          </table:table-cell>
          <table:table-cell table:formula="of:=[.C122]" office:value-type="float" office:value="1.28" calcext:value-type="float">
            <text:p>1.28</text:p>
          </table:table-cell>
          <table:table-cell table:formula="of:=SUM([.E$2:.E122])" office:value-type="float" office:value="120.58" calcext:value-type="float">
            <text:p>120.58</text:p>
          </table:table-cell>
          <table:table-cell table:formula="of:=[.C122]" office:value-type="float" office:value="1.28" calcext:value-type="float">
            <text:p>1.28</text:p>
          </table:table-cell>
          <table:table-cell table:formula="of:=SUM([.G$2:.G122])" office:value-type="float" office:value="104.04" calcext:value-type="float">
            <text:p>104.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18-10-30" calcext:value-type="date">
            <text:p>2018-10-30</text:p>
          </table:table-cell>
          <table:table-cell office:value-type="float" office:value="5.58" calcext:value-type="float">
            <text:p>5.58</text:p>
          </table:table-cell>
          <table:table-cell table:formula="of:=SUM([.$C$2:.C123])" office:value-type="float" office:value="130.23" calcext:value-type="float">
            <text:p>130.23</text:p>
          </table:table-cell>
          <table:table-cell table:formula="of:=[.C123]" office:value-type="float" office:value="5.58" calcext:value-type="float">
            <text:p>5.58</text:p>
          </table:table-cell>
          <table:table-cell table:formula="of:=SUM([.E$2:.E123])" office:value-type="float" office:value="126.16" calcext:value-type="float">
            <text:p>126.16</text:p>
          </table:table-cell>
          <table:table-cell table:formula="of:=[.C123]" office:value-type="float" office:value="5.58" calcext:value-type="float">
            <text:p>5.58</text:p>
          </table:table-cell>
          <table:table-cell table:formula="of:=SUM([.G$2:.G123])" office:value-type="float" office:value="109.62" calcext:value-type="float">
            <text:p>109.6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18-10-31" calcext:value-type="date">
            <text:p>2018-10-31</text:p>
          </table:table-cell>
          <table:table-cell office:value-type="float" office:value="4.59" calcext:value-type="float">
            <text:p>4.59</text:p>
          </table:table-cell>
          <table:table-cell table:formula="of:=SUM([.$C$2:.C124])" office:value-type="float" office:value="134.82" calcext:value-type="float">
            <text:p>134.82</text:p>
          </table:table-cell>
          <table:table-cell table:formula="of:=[.C124]" office:value-type="float" office:value="4.59" calcext:value-type="float">
            <text:p>4.59</text:p>
          </table:table-cell>
          <table:table-cell table:formula="of:=SUM([.E$2:.E124])" office:value-type="float" office:value="130.75" calcext:value-type="float">
            <text:p>130.75</text:p>
          </table:table-cell>
          <table:table-cell table:formula="of:=[.C124]" office:value-type="float" office:value="4.59" calcext:value-type="float">
            <text:p>4.59</text:p>
          </table:table-cell>
          <table:table-cell table:formula="of:=SUM([.G$2:.G124])" office:value-type="float" office:value="114.21" calcext:value-type="float">
            <text:p>114.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.28" calcext:value-type="float">
            <text:p>1.28</text:p>
          </table:table-cell>
          <table:table-cell table:formula="of:=SUM([.$C$2:.C125])" office:value-type="float" office:value="136.1" calcext:value-type="float">
            <text:p>136.1</text:p>
          </table:table-cell>
          <table:table-cell table:formula="of:=[.C125]" office:value-type="float" office:value="1.28" calcext:value-type="float">
            <text:p>1.28</text:p>
          </table:table-cell>
          <table:table-cell table:formula="of:=SUM([.E$2:.E125])" office:value-type="float" office:value="132.03" calcext:value-type="float">
            <text:p>132.03</text:p>
          </table:table-cell>
          <table:table-cell table:formula="of:=[.C125]" office:value-type="float" office:value="1.28" calcext:value-type="float">
            <text:p>1.28</text:p>
          </table:table-cell>
          <table:table-cell table:formula="of:=SUM([.G$2:.G125])" office:value-type="float" office:value="115.49" calcext:value-type="float">
            <text:p>115.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1.9" calcext:value-type="float">
            <text:p>1.9</text:p>
          </table:table-cell>
          <table:table-cell table:formula="of:=SUM([.$C$2:.C126])" office:value-type="float" office:value="138" calcext:value-type="float">
            <text:p>138</text:p>
          </table:table-cell>
          <table:table-cell table:formula="of:=[.C126]" office:value-type="float" office:value="1.9" calcext:value-type="float">
            <text:p>1.9</text:p>
          </table:table-cell>
          <table:table-cell table:formula="of:=SUM([.E$2:.E126])" office:value-type="float" office:value="133.93" calcext:value-type="float">
            <text:p>133.93</text:p>
          </table:table-cell>
          <table:table-cell table:formula="of:=[.C126]" office:value-type="float" office:value="1.9" calcext:value-type="float">
            <text:p>1.9</text:p>
          </table:table-cell>
          <table:table-cell table:formula="of:=SUM([.G$2:.G126])" office:value-type="float" office:value="117.39" calcext:value-type="float">
            <text:p>117.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0.2" calcext:value-type="float">
            <text:p>0.2</text:p>
          </table:table-cell>
          <table:table-cell table:formula="of:=SUM([.$C$2:.C127])" office:value-type="float" office:value="138.2" calcext:value-type="float">
            <text:p>138.2</text:p>
          </table:table-cell>
          <table:table-cell table:formula="of:=[.C127]" office:value-type="float" office:value="0.2" calcext:value-type="float">
            <text:p>0.2</text:p>
          </table:table-cell>
          <table:table-cell table:formula="of:=SUM([.E$2:.E127])" office:value-type="float" office:value="134.13" calcext:value-type="float">
            <text:p>134.13</text:p>
          </table:table-cell>
          <table:table-cell table:formula="of:=[.C127]" office:value-type="float" office:value="0.2" calcext:value-type="float">
            <text:p>0.2</text:p>
          </table:table-cell>
          <table:table-cell table:formula="of:=SUM([.G$2:.G127])" office:value-type="float" office:value="117.59" calcext:value-type="float">
            <text:p>117.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18-11-04" calcext:value-type="date">
            <text:p>2018-11-04</text:p>
          </table:table-cell>
          <table:table-cell office:value-type="float" office:value="0.99" calcext:value-type="float">
            <text:p>0.99</text:p>
          </table:table-cell>
          <table:table-cell table:formula="of:=SUM([.$C$2:.C128])" office:value-type="float" office:value="139.19" calcext:value-type="float">
            <text:p>139.19</text:p>
          </table:table-cell>
          <table:table-cell table:formula="of:=[.C128]" office:value-type="float" office:value="0.99" calcext:value-type="float">
            <text:p>0.99</text:p>
          </table:table-cell>
          <table:table-cell table:formula="of:=SUM([.E$2:.E128])" office:value-type="float" office:value="135.12" calcext:value-type="float">
            <text:p>135.12</text:p>
          </table:table-cell>
          <table:table-cell table:formula="of:=[.C128]" office:value-type="float" office:value="0.99" calcext:value-type="float">
            <text:p>0.99</text:p>
          </table:table-cell>
          <table:table-cell table:formula="of:=SUM([.G$2:.G128])" office:value-type="float" office:value="118.58" calcext:value-type="float">
            <text:p>118.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18-11-05" calcext:value-type="date">
            <text:p>2018-11-05</text:p>
          </table:table-cell>
          <table:table-cell office:value-type="float" office:value="2.42" calcext:value-type="float">
            <text:p>2.42</text:p>
          </table:table-cell>
          <table:table-cell table:formula="of:=SUM([.$C$2:.C129])" office:value-type="float" office:value="141.61" calcext:value-type="float">
            <text:p>141.61</text:p>
          </table:table-cell>
          <table:table-cell table:formula="of:=[.C129]" office:value-type="float" office:value="2.42" calcext:value-type="float">
            <text:p>2.42</text:p>
          </table:table-cell>
          <table:table-cell table:formula="of:=SUM([.E$2:.E129])" office:value-type="float" office:value="137.54" calcext:value-type="float">
            <text:p>137.54</text:p>
          </table:table-cell>
          <table:table-cell table:formula="of:=[.C129]" office:value-type="float" office:value="2.42" calcext:value-type="float">
            <text:p>2.42</text:p>
          </table:table-cell>
          <table:table-cell table:formula="of:=SUM([.G$2:.G129]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5.77" calcext:value-type="float">
            <text:p>5.77</text:p>
          </table:table-cell>
          <table:table-cell table:formula="of:=SUM([.$C$2:.C130])" office:value-type="float" office:value="147.38" calcext:value-type="float">
            <text:p>147.38</text:p>
          </table:table-cell>
          <table:table-cell table:formula="of:=[.C130]" office:value-type="float" office:value="5.77" calcext:value-type="float">
            <text:p>5.77</text:p>
          </table:table-cell>
          <table:table-cell table:formula="of:=SUM([.E$2:.E130])" office:value-type="float" office:value="143.31" calcext:value-type="float">
            <text:p>143.31</text:p>
          </table:table-cell>
          <table:table-cell table:formula="of:=[.C130]" office:value-type="float" office:value="5.77" calcext:value-type="float">
            <text:p>5.77</text:p>
          </table:table-cell>
          <table:table-cell table:formula="of:=SUM([.G$2:.G130])" office:value-type="float" office:value="126.77" calcext:value-type="float">
            <text:p>126.7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18-11-07" calcext:value-type="date">
            <text:p>2018-11-07</text:p>
          </table:table-cell>
          <table:table-cell office:value-type="float" office:value="5.07" calcext:value-type="float">
            <text:p>5.07</text:p>
          </table:table-cell>
          <table:table-cell table:formula="of:=SUM([.$C$2:.C131])" office:value-type="float" office:value="152.45" calcext:value-type="float">
            <text:p>152.45</text:p>
          </table:table-cell>
          <table:table-cell table:formula="of:=[.C131]" office:value-type="float" office:value="5.07" calcext:value-type="float">
            <text:p>5.07</text:p>
          </table:table-cell>
          <table:table-cell table:formula="of:=SUM([.E$2:.E131])" office:value-type="float" office:value="148.38" calcext:value-type="float">
            <text:p>148.38</text:p>
          </table:table-cell>
          <table:table-cell table:formula="of:=[.C131]" office:value-type="float" office:value="5.07" calcext:value-type="float">
            <text:p>5.07</text:p>
          </table:table-cell>
          <table:table-cell table:formula="of:=SUM([.G$2:.G131])" office:value-type="float" office:value="131.84" calcext:value-type="float">
            <text:p>131.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18-11-08" calcext:value-type="date">
            <text:p>2018-11-08</text:p>
          </table:table-cell>
          <table:table-cell office:value-type="float" office:value="6.18" calcext:value-type="float">
            <text:p>6.18</text:p>
          </table:table-cell>
          <table:table-cell table:formula="of:=SUM([.$C$2:.C132])" office:value-type="float" office:value="158.63" calcext:value-type="float">
            <text:p>158.63</text:p>
          </table:table-cell>
          <table:table-cell table:formula="of:=[.C132]" office:value-type="float" office:value="6.18" calcext:value-type="float">
            <text:p>6.18</text:p>
          </table:table-cell>
          <table:table-cell table:formula="of:=SUM([.E$2:.E132])" office:value-type="float" office:value="154.56" calcext:value-type="float">
            <text:p>154.56</text:p>
          </table:table-cell>
          <table:table-cell table:formula="of:=[.C132]" office:value-type="float" office:value="6.18" calcext:value-type="float">
            <text:p>6.18</text:p>
          </table:table-cell>
          <table:table-cell table:formula="of:=SUM([.G$2:.G132])" office:value-type="float" office:value="138.02" calcext:value-type="float">
            <text:p>138.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18-11-09" calcext:value-type="date">
            <text:p>2018-11-09</text:p>
          </table:table-cell>
          <table:table-cell office:value-type="float" office:value="13.06" calcext:value-type="float">
            <text:p>13.06</text:p>
          </table:table-cell>
          <table:table-cell table:formula="of:=SUM([.$C$2:.C133])" office:value-type="float" office:value="171.69" calcext:value-type="float">
            <text:p>171.69</text:p>
          </table:table-cell>
          <table:table-cell table:formula="of:=[.C133]" office:value-type="float" office:value="13.06" calcext:value-type="float">
            <text:p>13.06</text:p>
          </table:table-cell>
          <table:table-cell table:formula="of:=SUM([.E$2:.E133])" office:value-type="float" office:value="167.62" calcext:value-type="float">
            <text:p>167.62</text:p>
          </table:table-cell>
          <table:table-cell table:formula="of:=[.C133]" office:value-type="float" office:value="13.06" calcext:value-type="float">
            <text:p>13.06</text:p>
          </table:table-cell>
          <table:table-cell table:formula="of:=SUM([.G$2:.G133])" office:value-type="float" office:value="151.08" calcext:value-type="float">
            <text:p>151.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18-11-10" calcext:value-type="date">
            <text:p>2018-11-10</text:p>
          </table:table-cell>
          <table:table-cell office:value-type="float" office:value="4.96" calcext:value-type="float">
            <text:p>4.96</text:p>
          </table:table-cell>
          <table:table-cell table:formula="of:=SUM([.$C$2:.C134])" office:value-type="float" office:value="176.65" calcext:value-type="float">
            <text:p>176.65</text:p>
          </table:table-cell>
          <table:table-cell table:formula="of:=[.C134]" office:value-type="float" office:value="4.96" calcext:value-type="float">
            <text:p>4.96</text:p>
          </table:table-cell>
          <table:table-cell table:formula="of:=SUM([.E$2:.E134])" office:value-type="float" office:value="172.58" calcext:value-type="float">
            <text:p>172.58</text:p>
          </table:table-cell>
          <table:table-cell table:formula="of:=[.C134]" office:value-type="float" office:value="4.96" calcext:value-type="float">
            <text:p>4.96</text:p>
          </table:table-cell>
          <table:table-cell table:formula="of:=SUM([.G$2:.G134])" office:value-type="float" office:value="156.04" calcext:value-type="float">
            <text:p>156.0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8-11-11" calcext:value-type="date">
            <text:p>2018-11-11</text:p>
          </table:table-cell>
          <table:table-cell office:value-type="float" office:value="4.66" calcext:value-type="float">
            <text:p>4.66</text:p>
          </table:table-cell>
          <table:table-cell table:formula="of:=SUM([.$C$2:.C135])" office:value-type="float" office:value="181.31" calcext:value-type="float">
            <text:p>181.31</text:p>
          </table:table-cell>
          <table:table-cell table:formula="of:=[.C135]" office:value-type="float" office:value="4.66" calcext:value-type="float">
            <text:p>4.66</text:p>
          </table:table-cell>
          <table:table-cell table:formula="of:=SUM([.E$2:.E135])" office:value-type="float" office:value="177.24" calcext:value-type="float">
            <text:p>177.24</text:p>
          </table:table-cell>
          <table:table-cell table:formula="of:=[.C135]" office:value-type="float" office:value="4.66" calcext:value-type="float">
            <text:p>4.66</text:p>
          </table:table-cell>
          <table:table-cell table:formula="of:=SUM([.G$2:.G135])" office:value-type="float" office:value="160.7" calcext:value-type="float">
            <text:p>160.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8-11-12" calcext:value-type="date">
            <text:p>2018-11-12</text:p>
          </table:table-cell>
          <table:table-cell office:value-type="float" office:value="3.28" calcext:value-type="float">
            <text:p>3.28</text:p>
          </table:table-cell>
          <table:table-cell table:formula="of:=SUM([.$C$2:.C136])" office:value-type="float" office:value="184.59" calcext:value-type="float">
            <text:p>184.59</text:p>
          </table:table-cell>
          <table:table-cell table:formula="of:=[.C136]" office:value-type="float" office:value="3.28" calcext:value-type="float">
            <text:p>3.28</text:p>
          </table:table-cell>
          <table:table-cell table:formula="of:=SUM([.E$2:.E136])" office:value-type="float" office:value="180.52" calcext:value-type="float">
            <text:p>180.52</text:p>
          </table:table-cell>
          <table:table-cell table:formula="of:=[.C136]" office:value-type="float" office:value="3.28" calcext:value-type="float">
            <text:p>3.28</text:p>
          </table:table-cell>
          <table:table-cell table:formula="of:=SUM([.G$2:.G136])" office:value-type="float" office:value="163.98" calcext:value-type="float">
            <text:p>163.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4.58" calcext:value-type="float">
            <text:p>4.58</text:p>
          </table:table-cell>
          <table:table-cell table:formula="of:=SUM([.$C$2:.C137])" office:value-type="float" office:value="189.17" calcext:value-type="float">
            <text:p>189.17</text:p>
          </table:table-cell>
          <table:table-cell table:formula="of:=[.C137]" office:value-type="float" office:value="4.58" calcext:value-type="float">
            <text:p>4.58</text:p>
          </table:table-cell>
          <table:table-cell table:formula="of:=SUM([.E$2:.E137])" office:value-type="float" office:value="185.1" calcext:value-type="float">
            <text:p>185.1</text:p>
          </table:table-cell>
          <table:table-cell table:formula="of:=[.C137]" office:value-type="float" office:value="4.58" calcext:value-type="float">
            <text:p>4.58</text:p>
          </table:table-cell>
          <table:table-cell table:formula="of:=SUM([.G$2:.G137])" office:value-type="float" office:value="168.56" calcext:value-type="float">
            <text:p>168.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18-11-14" calcext:value-type="date">
            <text:p>2018-11-14</text:p>
          </table:table-cell>
          <table:table-cell office:value-type="float" office:value="12.17" calcext:value-type="float">
            <text:p>12.17</text:p>
          </table:table-cell>
          <table:table-cell table:formula="of:=SUM([.$C$2:.C138])" office:value-type="float" office:value="201.34" calcext:value-type="float">
            <text:p>201.34</text:p>
          </table:table-cell>
          <table:table-cell table:formula="of:=[.C138]" office:value-type="float" office:value="12.17" calcext:value-type="float">
            <text:p>12.17</text:p>
          </table:table-cell>
          <table:table-cell table:formula="of:=SUM([.E$2:.E138])" office:value-type="float" office:value="197.27" calcext:value-type="float">
            <text:p>197.27</text:p>
          </table:table-cell>
          <table:table-cell table:formula="of:=[.C138]" office:value-type="float" office:value="12.17" calcext:value-type="float">
            <text:p>12.17</text:p>
          </table:table-cell>
          <table:table-cell table:formula="of:=SUM([.G$2:.G138])" office:value-type="float" office:value="180.73" calcext:value-type="float">
            <text:p>180.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18-11-15" calcext:value-type="date">
            <text:p>2018-11-15</text:p>
          </table:table-cell>
          <table:table-cell office:value-type="float" office:value="5.37" calcext:value-type="float">
            <text:p>5.37</text:p>
          </table:table-cell>
          <table:table-cell table:formula="of:=SUM([.$C$2:.C139])" office:value-type="float" office:value="206.71" calcext:value-type="float">
            <text:p>206.71</text:p>
          </table:table-cell>
          <table:table-cell table:formula="of:=[.C139]" office:value-type="float" office:value="5.37" calcext:value-type="float">
            <text:p>5.37</text:p>
          </table:table-cell>
          <table:table-cell table:formula="of:=SUM([.E$2:.E139])" office:value-type="float" office:value="202.64" calcext:value-type="float">
            <text:p>202.64</text:p>
          </table:table-cell>
          <table:table-cell table:formula="of:=[.C139]" office:value-type="float" office:value="5.37" calcext:value-type="float">
            <text:p>5.37</text:p>
          </table:table-cell>
          <table:table-cell table:formula="of:=SUM([.G$2:.G139])" office:value-type="float" office:value="186.1" calcext:value-type="float">
            <text:p>186.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9.15" calcext:value-type="float">
            <text:p>9.15</text:p>
          </table:table-cell>
          <table:table-cell table:formula="of:=SUM([.$C$2:.C140])" office:value-type="float" office:value="215.86" calcext:value-type="float">
            <text:p>215.86</text:p>
          </table:table-cell>
          <table:table-cell table:formula="of:=[.C140]" office:value-type="float" office:value="9.15" calcext:value-type="float">
            <text:p>9.15</text:p>
          </table:table-cell>
          <table:table-cell table:formula="of:=SUM([.E$2:.E140])" office:value-type="float" office:value="211.79" calcext:value-type="float">
            <text:p>211.79</text:p>
          </table:table-cell>
          <table:table-cell table:formula="of:=[.C140]" office:value-type="float" office:value="9.15" calcext:value-type="float">
            <text:p>9.15</text:p>
          </table:table-cell>
          <table:table-cell table:formula="of:=SUM([.G$2:.G140])" office:value-type="float" office:value="195.25" calcext:value-type="float">
            <text:p>195.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8-11-17" calcext:value-type="date">
            <text:p>2018-11-17</text:p>
          </table:table-cell>
          <table:table-cell office:value-type="float" office:value="9.3" calcext:value-type="float">
            <text:p>9.3</text:p>
          </table:table-cell>
          <table:table-cell table:formula="of:=SUM([.$C$2:.C141])" office:value-type="float" office:value="225.16" calcext:value-type="float">
            <text:p>225.16</text:p>
          </table:table-cell>
          <table:table-cell table:formula="of:=[.C141]" office:value-type="float" office:value="9.3" calcext:value-type="float">
            <text:p>9.3</text:p>
          </table:table-cell>
          <table:table-cell table:formula="of:=SUM([.E$2:.E141])" office:value-type="float" office:value="221.09" calcext:value-type="float">
            <text:p>221.09</text:p>
          </table:table-cell>
          <table:table-cell table:formula="of:=[.C141]" office:value-type="float" office:value="9.3" calcext:value-type="float">
            <text:p>9.3</text:p>
          </table:table-cell>
          <table:table-cell table:formula="of:=SUM([.G$2:.G141])" office:value-type="float" office:value="204.55" calcext:value-type="float">
            <text:p>204.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8-11-18" calcext:value-type="date">
            <text:p>2018-11-18</text:p>
          </table:table-cell>
          <table:table-cell office:value-type="float" office:value="6.08" calcext:value-type="float">
            <text:p>6.08</text:p>
          </table:table-cell>
          <table:table-cell table:formula="of:=SUM([.$C$2:.C142])" office:value-type="float" office:value="231.24" calcext:value-type="float">
            <text:p>231.24</text:p>
          </table:table-cell>
          <table:table-cell table:formula="of:=[.C142]" office:value-type="float" office:value="6.08" calcext:value-type="float">
            <text:p>6.08</text:p>
          </table:table-cell>
          <table:table-cell table:formula="of:=SUM([.E$2:.E142])" office:value-type="float" office:value="227.17" calcext:value-type="float">
            <text:p>227.17</text:p>
          </table:table-cell>
          <table:table-cell table:formula="of:=[.C142]" office:value-type="float" office:value="6.08" calcext:value-type="float">
            <text:p>6.08</text:p>
          </table:table-cell>
          <table:table-cell table:formula="of:=SUM([.G$2:.G142])" office:value-type="float" office:value="210.63" calcext:value-type="float">
            <text:p>210.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18-11-19" calcext:value-type="date">
            <text:p>2018-11-19</text:p>
          </table:table-cell>
          <table:table-cell office:value-type="float" office:value="12.89" calcext:value-type="float">
            <text:p>12.89</text:p>
          </table:table-cell>
          <table:table-cell table:formula="of:=SUM([.$C$2:.C143])" office:value-type="float" office:value="244.13" calcext:value-type="float">
            <text:p>244.13</text:p>
          </table:table-cell>
          <table:table-cell table:formula="of:=[.C143]" office:value-type="float" office:value="12.89" calcext:value-type="float">
            <text:p>12.89</text:p>
          </table:table-cell>
          <table:table-cell table:formula="of:=SUM([.E$2:.E143])" office:value-type="float" office:value="240.06" calcext:value-type="float">
            <text:p>240.06</text:p>
          </table:table-cell>
          <table:table-cell table:formula="of:=[.C143]" office:value-type="float" office:value="12.89" calcext:value-type="float">
            <text:p>12.89</text:p>
          </table:table-cell>
          <table:table-cell table:formula="of:=SUM([.G$2:.G143])" office:value-type="float" office:value="223.52" calcext:value-type="float">
            <text:p>223.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8-11-20" calcext:value-type="date">
            <text:p>2018-11-20</text:p>
          </table:table-cell>
          <table:table-cell office:value-type="float" office:value="2.5" calcext:value-type="float">
            <text:p>2.5</text:p>
          </table:table-cell>
          <table:table-cell table:formula="of:=SUM([.$C$2:.C144])" office:value-type="float" office:value="246.63" calcext:value-type="float">
            <text:p>246.63</text:p>
          </table:table-cell>
          <table:table-cell table:formula="of:=[.C144]" office:value-type="float" office:value="2.5" calcext:value-type="float">
            <text:p>2.5</text:p>
          </table:table-cell>
          <table:table-cell table:formula="of:=SUM([.E$2:.E144])" office:value-type="float" office:value="242.56" calcext:value-type="float">
            <text:p>242.56</text:p>
          </table:table-cell>
          <table:table-cell table:formula="of:=[.C144]" office:value-type="float" office:value="2.5" calcext:value-type="float">
            <text:p>2.5</text:p>
          </table:table-cell>
          <table:table-cell table:formula="of:=SUM([.G$2:.G144])" office:value-type="float" office:value="226.02" calcext:value-type="float">
            <text:p>226.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2.63" calcext:value-type="float">
            <text:p>2.63</text:p>
          </table:table-cell>
          <table:table-cell table:formula="of:=SUM([.$C$2:.C145])" office:value-type="float" office:value="249.26" calcext:value-type="float">
            <text:p>249.26</text:p>
          </table:table-cell>
          <table:table-cell table:formula="of:=[.C145]" office:value-type="float" office:value="2.63" calcext:value-type="float">
            <text:p>2.63</text:p>
          </table:table-cell>
          <table:table-cell table:formula="of:=SUM([.E$2:.E145])" office:value-type="float" office:value="245.19" calcext:value-type="float">
            <text:p>245.19</text:p>
          </table:table-cell>
          <table:table-cell table:formula="of:=[.C145]" office:value-type="float" office:value="2.63" calcext:value-type="float">
            <text:p>2.63</text:p>
          </table:table-cell>
          <table:table-cell table:formula="of:=SUM([.G$2:.G145])" office:value-type="float" office:value="228.65" calcext:value-type="float">
            <text:p>228.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8-11-22" calcext:value-type="date">
            <text:p>2018-11-22</text:p>
          </table:table-cell>
          <table:table-cell office:value-type="float" office:value="4.51" calcext:value-type="float">
            <text:p>4.51</text:p>
          </table:table-cell>
          <table:table-cell table:formula="of:=SUM([.$C$2:.C146])" office:value-type="float" office:value="253.77" calcext:value-type="float">
            <text:p>253.77</text:p>
          </table:table-cell>
          <table:table-cell table:formula="of:=[.C146]" office:value-type="float" office:value="4.51" calcext:value-type="float">
            <text:p>4.51</text:p>
          </table:table-cell>
          <table:table-cell table:formula="of:=SUM([.E$2:.E146])" office:value-type="float" office:value="249.7" calcext:value-type="float">
            <text:p>249.7</text:p>
          </table:table-cell>
          <table:table-cell table:formula="of:=[.C146]" office:value-type="float" office:value="4.51" calcext:value-type="float">
            <text:p>4.51</text:p>
          </table:table-cell>
          <table:table-cell table:formula="of:=SUM([.G$2:.G146])" office:value-type="float" office:value="233.16" calcext:value-type="float">
            <text:p>233.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8-11-23" calcext:value-type="date">
            <text:p>2018-11-23</text:p>
          </table:table-cell>
          <table:table-cell office:value-type="float" office:value="3.69" calcext:value-type="float">
            <text:p>3.69</text:p>
          </table:table-cell>
          <table:table-cell table:formula="of:=SUM([.$C$2:.C147])" office:value-type="float" office:value="257.46" calcext:value-type="float">
            <text:p>257.46</text:p>
          </table:table-cell>
          <table:table-cell table:formula="of:=[.C147]" office:value-type="float" office:value="3.69" calcext:value-type="float">
            <text:p>3.69</text:p>
          </table:table-cell>
          <table:table-cell table:formula="of:=SUM([.E$2:.E147])" office:value-type="float" office:value="253.39" calcext:value-type="float">
            <text:p>253.39</text:p>
          </table:table-cell>
          <table:table-cell table:formula="of:=[.C147]" office:value-type="float" office:value="3.69" calcext:value-type="float">
            <text:p>3.69</text:p>
          </table:table-cell>
          <table:table-cell table:formula="of:=SUM([.G$2:.G147])" office:value-type="float" office:value="236.85" calcext:value-type="float">
            <text:p>236.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8-11-24" calcext:value-type="date">
            <text:p>2018-11-24</text:p>
          </table:table-cell>
          <table:table-cell office:value-type="float" office:value="4.27" calcext:value-type="float">
            <text:p>4.27</text:p>
          </table:table-cell>
          <table:table-cell table:formula="of:=SUM([.$C$2:.C148])" office:value-type="float" office:value="261.73" calcext:value-type="float">
            <text:p>261.73</text:p>
          </table:table-cell>
          <table:table-cell table:formula="of:=[.C148]" office:value-type="float" office:value="4.27" calcext:value-type="float">
            <text:p>4.27</text:p>
          </table:table-cell>
          <table:table-cell table:formula="of:=SUM([.E$2:.E148])" office:value-type="float" office:value="257.66" calcext:value-type="float">
            <text:p>257.66</text:p>
          </table:table-cell>
          <table:table-cell table:formula="of:=[.C148]" office:value-type="float" office:value="4.27" calcext:value-type="float">
            <text:p>4.27</text:p>
          </table:table-cell>
          <table:table-cell table:formula="of:=SUM([.G$2:.G148])" office:value-type="float" office:value="241.12" calcext:value-type="float">
            <text:p>241.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8-11-25" calcext:value-type="date">
            <text:p>2018-11-25</text:p>
          </table:table-cell>
          <table:table-cell office:value-type="float" office:value="5.66" calcext:value-type="float">
            <text:p>5.66</text:p>
          </table:table-cell>
          <table:table-cell table:formula="of:=SUM([.$C$2:.C149])" office:value-type="float" office:value="267.39" calcext:value-type="float">
            <text:p>267.39</text:p>
          </table:table-cell>
          <table:table-cell table:formula="of:=[.C149]" office:value-type="float" office:value="5.66" calcext:value-type="float">
            <text:p>5.66</text:p>
          </table:table-cell>
          <table:table-cell table:formula="of:=SUM([.E$2:.E149])" office:value-type="float" office:value="263.32" calcext:value-type="float">
            <text:p>263.32</text:p>
          </table:table-cell>
          <table:table-cell table:formula="of:=[.C149]" office:value-type="float" office:value="5.66" calcext:value-type="float">
            <text:p>5.66</text:p>
          </table:table-cell>
          <table:table-cell table:formula="of:=SUM([.G$2:.G149])" office:value-type="float" office:value="246.78" calcext:value-type="float">
            <text:p>246.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8-11-26" calcext:value-type="date">
            <text:p>2018-11-26</text:p>
          </table:table-cell>
          <table:table-cell office:value-type="float" office:value="10.04" calcext:value-type="float">
            <text:p>10.04</text:p>
          </table:table-cell>
          <table:table-cell table:formula="of:=SUM([.$C$2:.C150])" office:value-type="float" office:value="277.43" calcext:value-type="float">
            <text:p>277.43</text:p>
          </table:table-cell>
          <table:table-cell table:formula="of:=[.C150]" office:value-type="float" office:value="10.04" calcext:value-type="float">
            <text:p>10.04</text:p>
          </table:table-cell>
          <table:table-cell table:formula="of:=SUM([.E$2:.E150])" office:value-type="float" office:value="273.36" calcext:value-type="float">
            <text:p>273.36</text:p>
          </table:table-cell>
          <table:table-cell table:formula="of:=[.C150]" office:value-type="float" office:value="10.04" calcext:value-type="float">
            <text:p>10.04</text:p>
          </table:table-cell>
          <table:table-cell table:formula="of:=SUM([.G$2:.G150])" office:value-type="float" office:value="256.82" calcext:value-type="float">
            <text:p>256.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8-11-27" calcext:value-type="date">
            <text:p>2018-11-27</text:p>
          </table:table-cell>
          <table:table-cell office:value-type="float" office:value="8.42" calcext:value-type="float">
            <text:p>8.42</text:p>
          </table:table-cell>
          <table:table-cell table:formula="of:=SUM([.$C$2:.C151])" office:value-type="float" office:value="285.85" calcext:value-type="float">
            <text:p>285.85</text:p>
          </table:table-cell>
          <table:table-cell table:formula="of:=[.C151]" office:value-type="float" office:value="8.42" calcext:value-type="float">
            <text:p>8.42</text:p>
          </table:table-cell>
          <table:table-cell table:formula="of:=SUM([.E$2:.E151])" office:value-type="float" office:value="281.78" calcext:value-type="float">
            <text:p>281.78</text:p>
          </table:table-cell>
          <table:table-cell table:formula="of:=[.C151]" office:value-type="float" office:value="8.42" calcext:value-type="float">
            <text:p>8.42</text:p>
          </table:table-cell>
          <table:table-cell table:formula="of:=SUM([.G$2:.G151])" office:value-type="float" office:value="265.24" calcext:value-type="float">
            <text:p>265.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8-11-28" calcext:value-type="date">
            <text:p>2018-11-28</text:p>
          </table:table-cell>
          <table:table-cell office:value-type="float" office:value="10.67" calcext:value-type="float">
            <text:p>10.67</text:p>
          </table:table-cell>
          <table:table-cell table:formula="of:=SUM([.$C$2:.C152])" office:value-type="float" office:value="296.52" calcext:value-type="float">
            <text:p>296.52</text:p>
          </table:table-cell>
          <table:table-cell table:formula="of:=[.C152]" office:value-type="float" office:value="10.67" calcext:value-type="float">
            <text:p>10.67</text:p>
          </table:table-cell>
          <table:table-cell table:formula="of:=SUM([.E$2:.E152])" office:value-type="float" office:value="292.45" calcext:value-type="float">
            <text:p>292.45</text:p>
          </table:table-cell>
          <table:table-cell table:formula="of:=[.C152]" office:value-type="float" office:value="10.67" calcext:value-type="float">
            <text:p>10.67</text:p>
          </table:table-cell>
          <table:table-cell table:formula="of:=SUM([.G$2:.G152])" office:value-type="float" office:value="275.91" calcext:value-type="float">
            <text:p>275.9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8-11-29" calcext:value-type="date">
            <text:p>2018-11-29</text:p>
          </table:table-cell>
          <table:table-cell office:value-type="float" office:value="14.34" calcext:value-type="float">
            <text:p>14.34</text:p>
          </table:table-cell>
          <table:table-cell table:formula="of:=SUM([.$C$2:.C153])" office:value-type="float" office:value="310.86" calcext:value-type="float">
            <text:p>310.86</text:p>
          </table:table-cell>
          <table:table-cell table:formula="of:=[.C153]" office:value-type="float" office:value="14.34" calcext:value-type="float">
            <text:p>14.34</text:p>
          </table:table-cell>
          <table:table-cell table:formula="of:=SUM([.E$2:.E153])" office:value-type="float" office:value="306.79" calcext:value-type="float">
            <text:p>306.79</text:p>
          </table:table-cell>
          <table:table-cell table:formula="of:=[.C153]" office:value-type="float" office:value="14.34" calcext:value-type="float">
            <text:p>14.34</text:p>
          </table:table-cell>
          <table:table-cell table:formula="of:=SUM([.G$2:.G153])" office:value-type="float" office:value="290.25" calcext:value-type="float">
            <text:p>290.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8-11-30" calcext:value-type="date">
            <text:p>2018-11-30</text:p>
          </table:table-cell>
          <table:table-cell office:value-type="float" office:value="21.07" calcext:value-type="float">
            <text:p>21.07</text:p>
          </table:table-cell>
          <table:table-cell table:formula="of:=SUM([.$C$2:.C154])" office:value-type="float" office:value="331.93" calcext:value-type="float">
            <text:p>331.93</text:p>
          </table:table-cell>
          <table:table-cell table:formula="of:=[.C154]" office:value-type="float" office:value="21.07" calcext:value-type="float">
            <text:p>21.07</text:p>
          </table:table-cell>
          <table:table-cell table:formula="of:=SUM([.E$2:.E154])" office:value-type="float" office:value="327.86" calcext:value-type="float">
            <text:p>327.86</text:p>
          </table:table-cell>
          <table:table-cell table:formula="of:=[.C154]" office:value-type="float" office:value="21.07" calcext:value-type="float">
            <text:p>21.07</text:p>
          </table:table-cell>
          <table:table-cell table:formula="of:=SUM([.G$2:.G154])" office:value-type="float" office:value="311.32" calcext:value-type="float">
            <text:p>311.3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8-12-01" calcext:value-type="date">
            <text:p>2018-12-01</text:p>
          </table:table-cell>
          <table:table-cell office:value-type="float" office:value="12.03" calcext:value-type="float">
            <text:p>12.03</text:p>
          </table:table-cell>
          <table:table-cell table:formula="of:=SUM([.$C$2:.C155])" office:value-type="float" office:value="343.96" calcext:value-type="float">
            <text:p>343.96</text:p>
          </table:table-cell>
          <table:table-cell table:formula="of:=[.C155]" office:value-type="float" office:value="12.03" calcext:value-type="float">
            <text:p>12.03</text:p>
          </table:table-cell>
          <table:table-cell table:formula="of:=SUM([.E$2:.E155])" office:value-type="float" office:value="339.89" calcext:value-type="float">
            <text:p>339.89</text:p>
          </table:table-cell>
          <table:table-cell table:formula="of:=[.C155]" office:value-type="float" office:value="12.03" calcext:value-type="float">
            <text:p>12.03</text:p>
          </table:table-cell>
          <table:table-cell table:formula="of:=SUM([.G$2:.G155])" office:value-type="float" office:value="323.35" calcext:value-type="float">
            <text:p>323.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18-12-02" calcext:value-type="date">
            <text:p>2018-12-02</text:p>
          </table:table-cell>
          <table:table-cell office:value-type="float" office:value="3.36" calcext:value-type="float">
            <text:p>3.36</text:p>
          </table:table-cell>
          <table:table-cell table:formula="of:=SUM([.$C$2:.C156])" office:value-type="float" office:value="347.32" calcext:value-type="float">
            <text:p>347.32</text:p>
          </table:table-cell>
          <table:table-cell table:formula="of:=[.C156]" office:value-type="float" office:value="3.36" calcext:value-type="float">
            <text:p>3.36</text:p>
          </table:table-cell>
          <table:table-cell table:formula="of:=SUM([.E$2:.E156])" office:value-type="float" office:value="343.25" calcext:value-type="float">
            <text:p>343.25</text:p>
          </table:table-cell>
          <table:table-cell table:formula="of:=[.C156]" office:value-type="float" office:value="3.36" calcext:value-type="float">
            <text:p>3.36</text:p>
          </table:table-cell>
          <table:table-cell table:formula="of:=SUM([.G$2:.G156])" office:value-type="float" office:value="326.71" calcext:value-type="float">
            <text:p>326.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8-12-03" calcext:value-type="date">
            <text:p>2018-12-03</text:p>
          </table:table-cell>
          <table:table-cell office:value-type="float" office:value="2.53" calcext:value-type="float">
            <text:p>2.53</text:p>
          </table:table-cell>
          <table:table-cell table:formula="of:=SUM([.$C$2:.C157])" office:value-type="float" office:value="349.85" calcext:value-type="float">
            <text:p>349.85</text:p>
          </table:table-cell>
          <table:table-cell table:formula="of:=[.C157]" office:value-type="float" office:value="2.53" calcext:value-type="float">
            <text:p>2.53</text:p>
          </table:table-cell>
          <table:table-cell table:formula="of:=SUM([.E$2:.E157])" office:value-type="float" office:value="345.78" calcext:value-type="float">
            <text:p>345.78</text:p>
          </table:table-cell>
          <table:table-cell table:formula="of:=[.C157]" office:value-type="float" office:value="2.53" calcext:value-type="float">
            <text:p>2.53</text:p>
          </table:table-cell>
          <table:table-cell table:formula="of:=SUM([.G$2:.G157])" office:value-type="float" office:value="329.24" calcext:value-type="float">
            <text:p>329.2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.78" calcext:value-type="float">
            <text:p>2.78</text:p>
          </table:table-cell>
          <table:table-cell table:formula="of:=SUM([.$C$2:.C158])" office:value-type="float" office:value="352.63" calcext:value-type="float">
            <text:p>352.63</text:p>
          </table:table-cell>
          <table:table-cell table:formula="of:=[.C158]" office:value-type="float" office:value="2.78" calcext:value-type="float">
            <text:p>2.78</text:p>
          </table:table-cell>
          <table:table-cell table:formula="of:=SUM([.E$2:.E158])" office:value-type="float" office:value="348.56" calcext:value-type="float">
            <text:p>348.56</text:p>
          </table:table-cell>
          <table:table-cell table:formula="of:=[.C158]" office:value-type="float" office:value="2.78" calcext:value-type="float">
            <text:p>2.78</text:p>
          </table:table-cell>
          <table:table-cell table:formula="of:=SUM([.G$2:.G158])" office:value-type="float" office:value="332.02" calcext:value-type="float">
            <text:p>332.0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8-12-05" calcext:value-type="date">
            <text:p>2018-12-05</text:p>
          </table:table-cell>
          <table:table-cell office:value-type="float" office:value="2.93" calcext:value-type="float">
            <text:p>2.93</text:p>
          </table:table-cell>
          <table:table-cell table:formula="of:=SUM([.$C$2:.C159])" office:value-type="float" office:value="355.56" calcext:value-type="float">
            <text:p>355.56</text:p>
          </table:table-cell>
          <table:table-cell table:formula="of:=[.C159]" office:value-type="float" office:value="2.93" calcext:value-type="float">
            <text:p>2.93</text:p>
          </table:table-cell>
          <table:table-cell table:formula="of:=SUM([.E$2:.E159])" office:value-type="float" office:value="351.49" calcext:value-type="float">
            <text:p>351.49</text:p>
          </table:table-cell>
          <table:table-cell table:formula="of:=[.C159]" office:value-type="float" office:value="2.93" calcext:value-type="float">
            <text:p>2.93</text:p>
          </table:table-cell>
          <table:table-cell table:formula="of:=SUM([.G$2:.G159])" office:value-type="float" office:value="334.95" calcext:value-type="float">
            <text:p>334.9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3.53" calcext:value-type="float">
            <text:p>3.53</text:p>
          </table:table-cell>
          <table:table-cell table:formula="of:=SUM([.$C$2:.C160])" office:value-type="float" office:value="359.09" calcext:value-type="float">
            <text:p>359.09</text:p>
          </table:table-cell>
          <table:table-cell table:formula="of:=[.C160]" office:value-type="float" office:value="3.53" calcext:value-type="float">
            <text:p>3.53</text:p>
          </table:table-cell>
          <table:table-cell table:formula="of:=SUM([.E$2:.E160])" office:value-type="float" office:value="355.02" calcext:value-type="float">
            <text:p>355.02</text:p>
          </table:table-cell>
          <table:table-cell table:formula="of:=[.C160]" office:value-type="float" office:value="3.53" calcext:value-type="float">
            <text:p>3.53</text:p>
          </table:table-cell>
          <table:table-cell table:formula="of:=SUM([.G$2:.G160])" office:value-type="float" office:value="338.48" calcext:value-type="float">
            <text:p>338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8-12-07" calcext:value-type="date">
            <text:p>2018-12-07</text:p>
          </table:table-cell>
          <table:table-cell office:value-type="float" office:value="5.07" calcext:value-type="float">
            <text:p>5.07</text:p>
          </table:table-cell>
          <table:table-cell table:formula="of:=SUM([.$C$2:.C161])" office:value-type="float" office:value="364.16" calcext:value-type="float">
            <text:p>364.16</text:p>
          </table:table-cell>
          <table:table-cell table:formula="of:=[.C161]" office:value-type="float" office:value="5.07" calcext:value-type="float">
            <text:p>5.07</text:p>
          </table:table-cell>
          <table:table-cell table:formula="of:=SUM([.E$2:.E161])" office:value-type="float" office:value="360.09" calcext:value-type="float">
            <text:p>360.09</text:p>
          </table:table-cell>
          <table:table-cell table:formula="of:=[.C161]" office:value-type="float" office:value="5.07" calcext:value-type="float">
            <text:p>5.07</text:p>
          </table:table-cell>
          <table:table-cell table:formula="of:=SUM([.G$2:.G161])" office:value-type="float" office:value="343.55" calcext:value-type="float">
            <text:p>343.5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18-12-08" calcext:value-type="date">
            <text:p>2018-12-08</text:p>
          </table:table-cell>
          <table:table-cell office:value-type="float" office:value="2.69" calcext:value-type="float">
            <text:p>2.69</text:p>
          </table:table-cell>
          <table:table-cell table:formula="of:=SUM([.$C$2:.C162])" office:value-type="float" office:value="366.85" calcext:value-type="float">
            <text:p>366.85</text:p>
          </table:table-cell>
          <table:table-cell table:formula="of:=[.C162]" office:value-type="float" office:value="2.69" calcext:value-type="float">
            <text:p>2.69</text:p>
          </table:table-cell>
          <table:table-cell table:formula="of:=SUM([.E$2:.E162])" office:value-type="float" office:value="362.78" calcext:value-type="float">
            <text:p>362.78</text:p>
          </table:table-cell>
          <table:table-cell table:formula="of:=[.C162]" office:value-type="float" office:value="2.69" calcext:value-type="float">
            <text:p>2.69</text:p>
          </table:table-cell>
          <table:table-cell table:formula="of:=SUM([.G$2:.G162])" office:value-type="float" office:value="346.24" calcext:value-type="float">
            <text:p>346.2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18-12-09" calcext:value-type="date">
            <text:p>2018-12-09</text:p>
          </table:table-cell>
          <table:table-cell office:value-type="float" office:value="4.58" calcext:value-type="float">
            <text:p>4.58</text:p>
          </table:table-cell>
          <table:table-cell table:formula="of:=SUM([.$C$2:.C163])" office:value-type="float" office:value="371.43" calcext:value-type="float">
            <text:p>371.43</text:p>
          </table:table-cell>
          <table:table-cell table:formula="of:=[.C163]" office:value-type="float" office:value="4.58" calcext:value-type="float">
            <text:p>4.58</text:p>
          </table:table-cell>
          <table:table-cell table:formula="of:=SUM([.E$2:.E163])" office:value-type="float" office:value="367.36" calcext:value-type="float">
            <text:p>367.36</text:p>
          </table:table-cell>
          <table:table-cell table:formula="of:=[.C163]" office:value-type="float" office:value="4.58" calcext:value-type="float">
            <text:p>4.58</text:p>
          </table:table-cell>
          <table:table-cell table:formula="of:=SUM([.G$2:.G163])" office:value-type="float" office:value="350.82" calcext:value-type="float">
            <text:p>350.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18-12-10" calcext:value-type="date">
            <text:p>2018-12-10</text:p>
          </table:table-cell>
          <table:table-cell office:value-type="float" office:value="2.37" calcext:value-type="float">
            <text:p>2.37</text:p>
          </table:table-cell>
          <table:table-cell table:formula="of:=SUM([.$C$2:.C164])" office:value-type="float" office:value="373.8" calcext:value-type="float">
            <text:p>373.8</text:p>
          </table:table-cell>
          <table:table-cell table:formula="of:=[.C164]" office:value-type="float" office:value="2.37" calcext:value-type="float">
            <text:p>2.37</text:p>
          </table:table-cell>
          <table:table-cell table:formula="of:=SUM([.E$2:.E164])" office:value-type="float" office:value="369.73" calcext:value-type="float">
            <text:p>369.73</text:p>
          </table:table-cell>
          <table:table-cell table:formula="of:=[.C164]" office:value-type="float" office:value="2.37" calcext:value-type="float">
            <text:p>2.37</text:p>
          </table:table-cell>
          <table:table-cell table:formula="of:=SUM([.G$2:.G164])" office:value-type="float" office:value="353.19" calcext:value-type="float">
            <text:p>353.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18-12-11" calcext:value-type="date">
            <text:p>2018-12-11</text:p>
          </table:table-cell>
          <table:table-cell office:value-type="float" office:value="2.84" calcext:value-type="float">
            <text:p>2.84</text:p>
          </table:table-cell>
          <table:table-cell table:formula="of:=SUM([.$C$2:.C165])" office:value-type="float" office:value="376.64" calcext:value-type="float">
            <text:p>376.64</text:p>
          </table:table-cell>
          <table:table-cell table:formula="of:=[.C165]" office:value-type="float" office:value="2.84" calcext:value-type="float">
            <text:p>2.84</text:p>
          </table:table-cell>
          <table:table-cell table:formula="of:=SUM([.E$2:.E165])" office:value-type="float" office:value="372.57" calcext:value-type="float">
            <text:p>372.57</text:p>
          </table:table-cell>
          <table:table-cell table:formula="of:=[.C165]" office:value-type="float" office:value="2.84" calcext:value-type="float">
            <text:p>2.84</text:p>
          </table:table-cell>
          <table:table-cell table:formula="of:=SUM([.G$2:.G165])" office:value-type="float" office:value="356.03" calcext:value-type="float">
            <text:p>356.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18-12-12" calcext:value-type="date">
            <text:p>2018-12-12</text:p>
          </table:table-cell>
          <table:table-cell office:value-type="float" office:value="3.81" calcext:value-type="float">
            <text:p>3.81</text:p>
          </table:table-cell>
          <table:table-cell table:formula="of:=SUM([.$C$2:.C166])" office:value-type="float" office:value="380.45" calcext:value-type="float">
            <text:p>380.45</text:p>
          </table:table-cell>
          <table:table-cell table:formula="of:=[.C166]" office:value-type="float" office:value="3.81" calcext:value-type="float">
            <text:p>3.81</text:p>
          </table:table-cell>
          <table:table-cell table:formula="of:=SUM([.E$2:.E166])" office:value-type="float" office:value="376.38" calcext:value-type="float">
            <text:p>376.38</text:p>
          </table:table-cell>
          <table:table-cell table:formula="of:=[.C166]" office:value-type="float" office:value="3.81" calcext:value-type="float">
            <text:p>3.81</text:p>
          </table:table-cell>
          <table:table-cell table:formula="of:=SUM([.G$2:.G166])" office:value-type="float" office:value="359.84" calcext:value-type="float">
            <text:p>359.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18-12-13" calcext:value-type="date">
            <text:p>2018-12-13</text:p>
          </table:table-cell>
          <table:table-cell office:value-type="float" office:value="5.28" calcext:value-type="float">
            <text:p>5.28</text:p>
          </table:table-cell>
          <table:table-cell table:formula="of:=SUM([.$C$2:.C167])" office:value-type="float" office:value="385.73" calcext:value-type="float">
            <text:p>385.73</text:p>
          </table:table-cell>
          <table:table-cell table:formula="of:=[.C167]" office:value-type="float" office:value="5.28" calcext:value-type="float">
            <text:p>5.28</text:p>
          </table:table-cell>
          <table:table-cell table:formula="of:=SUM([.E$2:.E167])" office:value-type="float" office:value="381.66" calcext:value-type="float">
            <text:p>381.66</text:p>
          </table:table-cell>
          <table:table-cell table:formula="of:=[.C167]" office:value-type="float" office:value="5.28" calcext:value-type="float">
            <text:p>5.28</text:p>
          </table:table-cell>
          <table:table-cell table:formula="of:=SUM([.G$2:.G167])" office:value-type="float" office:value="365.12" calcext:value-type="float">
            <text:p>365.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8-12-14" calcext:value-type="date">
            <text:p>2018-12-14</text:p>
          </table:table-cell>
          <table:table-cell office:value-type="float" office:value="6.37" calcext:value-type="float">
            <text:p>6.37</text:p>
          </table:table-cell>
          <table:table-cell table:formula="of:=SUM([.$C$2:.C168])" office:value-type="float" office:value="392.1" calcext:value-type="float">
            <text:p>392.1</text:p>
          </table:table-cell>
          <table:table-cell table:formula="of:=[.C168]" office:value-type="float" office:value="6.37" calcext:value-type="float">
            <text:p>6.37</text:p>
          </table:table-cell>
          <table:table-cell table:formula="of:=SUM([.E$2:.E168])" office:value-type="float" office:value="388.03" calcext:value-type="float">
            <text:p>388.03</text:p>
          </table:table-cell>
          <table:table-cell table:formula="of:=[.C168]" office:value-type="float" office:value="6.37" calcext:value-type="float">
            <text:p>6.37</text:p>
          </table:table-cell>
          <table:table-cell table:formula="of:=SUM([.G$2:.G168])" office:value-type="float" office:value="371.49" calcext:value-type="float">
            <text:p>371.4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8-12-15" calcext:value-type="date">
            <text:p>2018-12-15</text:p>
          </table:table-cell>
          <table:table-cell office:value-type="float" office:value="11.07" calcext:value-type="float">
            <text:p>11.07</text:p>
          </table:table-cell>
          <table:table-cell table:formula="of:=SUM([.$C$2:.C169])" office:value-type="float" office:value="403.17" calcext:value-type="float">
            <text:p>403.17</text:p>
          </table:table-cell>
          <table:table-cell table:formula="of:=[.C169]" office:value-type="float" office:value="11.07" calcext:value-type="float">
            <text:p>11.07</text:p>
          </table:table-cell>
          <table:table-cell table:formula="of:=SUM([.E$2:.E169])" office:value-type="float" office:value="399.1" calcext:value-type="float">
            <text:p>399.1</text:p>
          </table:table-cell>
          <table:table-cell table:formula="of:=[.C169]" office:value-type="float" office:value="11.07" calcext:value-type="float">
            <text:p>11.07</text:p>
          </table:table-cell>
          <table:table-cell table:formula="of:=SUM([.G$2:.G169])" office:value-type="float" office:value="382.56" calcext:value-type="float">
            <text:p>382.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8-12-16" calcext:value-type="date">
            <text:p>2018-12-16</text:p>
          </table:table-cell>
          <table:table-cell office:value-type="float" office:value="10.1" calcext:value-type="float">
            <text:p>10.1</text:p>
          </table:table-cell>
          <table:table-cell table:formula="of:=SUM([.$C$2:.C170])" office:value-type="float" office:value="413.27" calcext:value-type="float">
            <text:p>413.27</text:p>
          </table:table-cell>
          <table:table-cell table:formula="of:=[.C170]" office:value-type="float" office:value="10.1" calcext:value-type="float">
            <text:p>10.1</text:p>
          </table:table-cell>
          <table:table-cell table:formula="of:=SUM([.E$2:.E170])" office:value-type="float" office:value="409.2" calcext:value-type="float">
            <text:p>409.2</text:p>
          </table:table-cell>
          <table:table-cell table:formula="of:=[.C170]" office:value-type="float" office:value="10.1" calcext:value-type="float">
            <text:p>10.1</text:p>
          </table:table-cell>
          <table:table-cell table:formula="of:=SUM([.G$2:.G170])" office:value-type="float" office:value="392.66" calcext:value-type="float">
            <text:p>392.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12.28" calcext:value-type="float">
            <text:p>12.28</text:p>
          </table:table-cell>
          <table:table-cell table:formula="of:=SUM([.$C$2:.C171])" office:value-type="float" office:value="425.55" calcext:value-type="float">
            <text:p>425.55</text:p>
          </table:table-cell>
          <table:table-cell table:formula="of:=[.C171]" office:value-type="float" office:value="12.28" calcext:value-type="float">
            <text:p>12.28</text:p>
          </table:table-cell>
          <table:table-cell table:formula="of:=SUM([.E$2:.E171])" office:value-type="float" office:value="421.48" calcext:value-type="float">
            <text:p>421.48</text:p>
          </table:table-cell>
          <table:table-cell table:formula="of:=[.C171]" office:value-type="float" office:value="12.28" calcext:value-type="float">
            <text:p>12.28</text:p>
          </table:table-cell>
          <table:table-cell table:formula="of:=SUM([.G$2:.G171])" office:value-type="float" office:value="404.94" calcext:value-type="float">
            <text:p>404.9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18-12-18" calcext:value-type="date">
            <text:p>2018-12-18</text:p>
          </table:table-cell>
          <table:table-cell office:value-type="float" office:value="7.75" calcext:value-type="float">
            <text:p>7.75</text:p>
          </table:table-cell>
          <table:table-cell table:formula="of:=SUM([.$C$2:.C172])" office:value-type="float" office:value="433.3" calcext:value-type="float">
            <text:p>433.3</text:p>
          </table:table-cell>
          <table:table-cell table:formula="of:=[.C172]" office:value-type="float" office:value="7.75" calcext:value-type="float">
            <text:p>7.75</text:p>
          </table:table-cell>
          <table:table-cell table:formula="of:=SUM([.E$2:.E172])" office:value-type="float" office:value="429.23" calcext:value-type="float">
            <text:p>429.23</text:p>
          </table:table-cell>
          <table:table-cell table:formula="of:=[.C172]" office:value-type="float" office:value="7.75" calcext:value-type="float">
            <text:p>7.75</text:p>
          </table:table-cell>
          <table:table-cell table:formula="of:=SUM([.G$2:.G172])" office:value-type="float" office:value="412.69" calcext:value-type="float">
            <text:p>412.6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18-12-19" calcext:value-type="date">
            <text:p>2018-12-19</text:p>
          </table:table-cell>
          <table:table-cell office:value-type="float" office:value="5.31" calcext:value-type="float">
            <text:p>5.31</text:p>
          </table:table-cell>
          <table:table-cell table:formula="of:=SUM([.$C$2:.C173])" office:value-type="float" office:value="438.61" calcext:value-type="float">
            <text:p>438.61</text:p>
          </table:table-cell>
          <table:table-cell table:formula="of:=[.C173]" office:value-type="float" office:value="5.31" calcext:value-type="float">
            <text:p>5.31</text:p>
          </table:table-cell>
          <table:table-cell table:formula="of:=SUM([.E$2:.E173])" office:value-type="float" office:value="434.54" calcext:value-type="float">
            <text:p>434.54</text:p>
          </table:table-cell>
          <table:table-cell table:formula="of:=[.C173]" office:value-type="float" office:value="5.31" calcext:value-type="float">
            <text:p>5.31</text:p>
          </table:table-cell>
          <table:table-cell table:formula="of:=SUM([.G$2:.G173])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18-12-20" calcext:value-type="date">
            <text:p>2018-12-20</text:p>
          </table:table-cell>
          <table:table-cell office:value-type="float" office:value="6.69" calcext:value-type="float">
            <text:p>6.69</text:p>
          </table:table-cell>
          <table:table-cell table:formula="of:=SUM([.$C$2:.C174])" office:value-type="float" office:value="445.3" calcext:value-type="float">
            <text:p>445.3</text:p>
          </table:table-cell>
          <table:table-cell table:formula="of:=[.C174]" office:value-type="float" office:value="6.69" calcext:value-type="float">
            <text:p>6.69</text:p>
          </table:table-cell>
          <table:table-cell table:formula="of:=SUM([.E$2:.E174])" office:value-type="float" office:value="441.23" calcext:value-type="float">
            <text:p>441.23</text:p>
          </table:table-cell>
          <table:table-cell table:formula="of:=[.C174]" office:value-type="float" office:value="6.69" calcext:value-type="float">
            <text:p>6.69</text:p>
          </table:table-cell>
          <table:table-cell table:formula="of:=SUM([.G$2:.G174])" office:value-type="float" office:value="424.69" calcext:value-type="float">
            <text:p>424.6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18-12-21" calcext:value-type="date">
            <text:p>2018-12-21</text:p>
          </table:table-cell>
          <table:table-cell office:value-type="float" office:value="10.91" calcext:value-type="float">
            <text:p>10.91</text:p>
          </table:table-cell>
          <table:table-cell table:formula="of:=SUM([.$C$2:.C175])" office:value-type="float" office:value="456.21" calcext:value-type="float">
            <text:p>456.21</text:p>
          </table:table-cell>
          <table:table-cell table:formula="of:=[.C175]" office:value-type="float" office:value="10.91" calcext:value-type="float">
            <text:p>10.91</text:p>
          </table:table-cell>
          <table:table-cell table:formula="of:=SUM([.E$2:.E175])" office:value-type="float" office:value="452.14" calcext:value-type="float">
            <text:p>452.14</text:p>
          </table:table-cell>
          <table:table-cell table:formula="of:=[.C175]" office:value-type="float" office:value="10.91" calcext:value-type="float">
            <text:p>10.91</text:p>
          </table:table-cell>
          <table:table-cell table:formula="of:=SUM([.G$2:.G175])" office:value-type="float" office:value="435.6" calcext:value-type="float">
            <text:p>435.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18-12-22" calcext:value-type="date">
            <text:p>2018-12-22</text:p>
          </table:table-cell>
          <table:table-cell office:value-type="float" office:value="15.13" calcext:value-type="float">
            <text:p>15.13</text:p>
          </table:table-cell>
          <table:table-cell table:formula="of:=SUM([.$C$2:.C176])" office:value-type="float" office:value="471.34" calcext:value-type="float">
            <text:p>471.34</text:p>
          </table:table-cell>
          <table:table-cell table:formula="of:=[.C176]" office:value-type="float" office:value="15.13" calcext:value-type="float">
            <text:p>15.13</text:p>
          </table:table-cell>
          <table:table-cell table:formula="of:=SUM([.E$2:.E176])" office:value-type="float" office:value="467.27" calcext:value-type="float">
            <text:p>467.27</text:p>
          </table:table-cell>
          <table:table-cell table:formula="of:=[.C176]" office:value-type="float" office:value="15.13" calcext:value-type="float">
            <text:p>15.13</text:p>
          </table:table-cell>
          <table:table-cell table:formula="of:=SUM([.G$2:.G176])" office:value-type="float" office:value="450.73" calcext:value-type="float">
            <text:p>450.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8-12-23" calcext:value-type="date">
            <text:p>2018-12-23</text:p>
          </table:table-cell>
          <table:table-cell office:value-type="float" office:value="14.89" calcext:value-type="float">
            <text:p>14.89</text:p>
          </table:table-cell>
          <table:table-cell table:formula="of:=SUM([.$C$2:.C177])" office:value-type="float" office:value="486.23" calcext:value-type="float">
            <text:p>486.23</text:p>
          </table:table-cell>
          <table:table-cell table:formula="of:=[.C177]" office:value-type="float" office:value="14.89" calcext:value-type="float">
            <text:p>14.89</text:p>
          </table:table-cell>
          <table:table-cell table:formula="of:=SUM([.E$2:.E177])" office:value-type="float" office:value="482.16" calcext:value-type="float">
            <text:p>482.16</text:p>
          </table:table-cell>
          <table:table-cell table:formula="of:=[.C177]" office:value-type="float" office:value="14.89" calcext:value-type="float">
            <text:p>14.89</text:p>
          </table:table-cell>
          <table:table-cell table:formula="of:=SUM([.G$2:.G177])" office:value-type="float" office:value="465.62" calcext:value-type="float">
            <text:p>465.6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8-12-24" calcext:value-type="date">
            <text:p>2018-12-24</text:p>
          </table:table-cell>
          <table:table-cell office:value-type="float" office:value="2.82" calcext:value-type="float">
            <text:p>2.82</text:p>
          </table:table-cell>
          <table:table-cell table:formula="of:=SUM([.$C$2:.C178])" office:value-type="float" office:value="489.05" calcext:value-type="float">
            <text:p>489.05</text:p>
          </table:table-cell>
          <table:table-cell table:formula="of:=[.C178]" office:value-type="float" office:value="2.82" calcext:value-type="float">
            <text:p>2.82</text:p>
          </table:table-cell>
          <table:table-cell table:formula="of:=SUM([.E$2:.E178])" office:value-type="float" office:value="484.98" calcext:value-type="float">
            <text:p>484.98</text:p>
          </table:table-cell>
          <table:table-cell table:formula="of:=[.C178]" office:value-type="float" office:value="2.82" calcext:value-type="float">
            <text:p>2.82</text:p>
          </table:table-cell>
          <table:table-cell table:formula="of:=SUM([.G$2:.G178])" office:value-type="float" office:value="468.44" calcext:value-type="float">
            <text:p>468.4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18-12-25" calcext:value-type="date">
            <text:p>2018-12-25</text:p>
          </table:table-cell>
          <table:table-cell office:value-type="float" office:value="4.52" calcext:value-type="float">
            <text:p>4.52</text:p>
          </table:table-cell>
          <table:table-cell table:formula="of:=SUM([.$C$2:.C179])" office:value-type="float" office:value="493.57" calcext:value-type="float">
            <text:p>493.57</text:p>
          </table:table-cell>
          <table:table-cell table:formula="of:=[.C179]" office:value-type="float" office:value="4.52" calcext:value-type="float">
            <text:p>4.52</text:p>
          </table:table-cell>
          <table:table-cell table:formula="of:=SUM([.E$2:.E179])" office:value-type="float" office:value="489.5" calcext:value-type="float">
            <text:p>489.5</text:p>
          </table:table-cell>
          <table:table-cell table:formula="of:=[.C179]" office:value-type="float" office:value="4.52" calcext:value-type="float">
            <text:p>4.52</text:p>
          </table:table-cell>
          <table:table-cell table:formula="of:=SUM([.G$2:.G179])" office:value-type="float" office:value="472.96" calcext:value-type="float">
            <text:p>472.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18-12-26" calcext:value-type="date">
            <text:p>2018-12-26</text:p>
          </table:table-cell>
          <table:table-cell office:value-type="float" office:value="7.79" calcext:value-type="float">
            <text:p>7.79</text:p>
          </table:table-cell>
          <table:table-cell table:formula="of:=SUM([.$C$2:.C180])" office:value-type="float" office:value="501.36" calcext:value-type="float">
            <text:p>501.36</text:p>
          </table:table-cell>
          <table:table-cell table:formula="of:=[.C180]" office:value-type="float" office:value="7.79" calcext:value-type="float">
            <text:p>7.79</text:p>
          </table:table-cell>
          <table:table-cell table:formula="of:=SUM([.E$2:.E180])" office:value-type="float" office:value="497.29" calcext:value-type="float">
            <text:p>497.29</text:p>
          </table:table-cell>
          <table:table-cell table:formula="of:=[.C180]" office:value-type="float" office:value="7.79" calcext:value-type="float">
            <text:p>7.79</text:p>
          </table:table-cell>
          <table:table-cell table:formula="of:=SUM([.G$2:.G180])" office:value-type="float" office:value="480.75" calcext:value-type="float">
            <text:p>480.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18-12-27" calcext:value-type="date">
            <text:p>2018-12-27</text:p>
          </table:table-cell>
          <table:table-cell office:value-type="float" office:value="6.01" calcext:value-type="float">
            <text:p>6.01</text:p>
          </table:table-cell>
          <table:table-cell table:formula="of:=SUM([.$C$2:.C181])" office:value-type="float" office:value="507.37" calcext:value-type="float">
            <text:p>507.37</text:p>
          </table:table-cell>
          <table:table-cell table:formula="of:=[.C181]" office:value-type="float" office:value="6.01" calcext:value-type="float">
            <text:p>6.01</text:p>
          </table:table-cell>
          <table:table-cell table:formula="of:=SUM([.E$2:.E181])" office:value-type="float" office:value="503.3" calcext:value-type="float">
            <text:p>503.3</text:p>
          </table:table-cell>
          <table:table-cell table:formula="of:=[.C181]" office:value-type="float" office:value="6.01" calcext:value-type="float">
            <text:p>6.01</text:p>
          </table:table-cell>
          <table:table-cell table:formula="of:=SUM([.G$2:.G181])" office:value-type="float" office:value="486.76" calcext:value-type="float">
            <text:p>486.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8.85" calcext:value-type="float">
            <text:p>8.85</text:p>
          </table:table-cell>
          <table:table-cell table:formula="of:=SUM([.$C$2:.C182])" office:value-type="float" office:value="516.22" calcext:value-type="float">
            <text:p>516.22</text:p>
          </table:table-cell>
          <table:table-cell table:formula="of:=[.C182]" office:value-type="float" office:value="8.85" calcext:value-type="float">
            <text:p>8.85</text:p>
          </table:table-cell>
          <table:table-cell table:formula="of:=SUM([.E$2:.E182])" office:value-type="float" office:value="512.15" calcext:value-type="float">
            <text:p>512.15</text:p>
          </table:table-cell>
          <table:table-cell table:formula="of:=[.C182]" office:value-type="float" office:value="8.85" calcext:value-type="float">
            <text:p>8.85</text:p>
          </table:table-cell>
          <table:table-cell table:formula="of:=SUM([.G$2:.G182])" office:value-type="float" office:value="495.61" calcext:value-type="float">
            <text:p>495.6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8-12-29" calcext:value-type="date">
            <text:p>2018-12-29</text:p>
          </table:table-cell>
          <table:table-cell office:value-type="float" office:value="10.42" calcext:value-type="float">
            <text:p>10.42</text:p>
          </table:table-cell>
          <table:table-cell table:formula="of:=SUM([.$C$2:.C183])" office:value-type="float" office:value="526.64" calcext:value-type="float">
            <text:p>526.64</text:p>
          </table:table-cell>
          <table:table-cell table:formula="of:=[.C183]" office:value-type="float" office:value="10.42" calcext:value-type="float">
            <text:p>10.42</text:p>
          </table:table-cell>
          <table:table-cell table:formula="of:=SUM([.E$2:.E183])" office:value-type="float" office:value="522.57" calcext:value-type="float">
            <text:p>522.57</text:p>
          </table:table-cell>
          <table:table-cell table:formula="of:=[.C183]" office:value-type="float" office:value="10.42" calcext:value-type="float">
            <text:p>10.42</text:p>
          </table:table-cell>
          <table:table-cell table:formula="of:=SUM([.G$2:.G183])" office:value-type="float" office:value="506.03" calcext:value-type="float">
            <text:p>506.0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8-12-30" calcext:value-type="date">
            <text:p>2018-12-30</text:p>
          </table:table-cell>
          <table:table-cell office:value-type="float" office:value="11.5" calcext:value-type="float">
            <text:p>11.5</text:p>
          </table:table-cell>
          <table:table-cell table:formula="of:=SUM([.$C$2:.C184])" office:value-type="float" office:value="538.14" calcext:value-type="float">
            <text:p>538.14</text:p>
          </table:table-cell>
          <table:table-cell table:formula="of:=[.C184]" office:value-type="float" office:value="11.5" calcext:value-type="float">
            <text:p>11.5</text:p>
          </table:table-cell>
          <table:table-cell table:formula="of:=SUM([.E$2:.E184])" office:value-type="float" office:value="534.07" calcext:value-type="float">
            <text:p>534.07</text:p>
          </table:table-cell>
          <table:table-cell table:formula="of:=[.C184]" office:value-type="float" office:value="11.5" calcext:value-type="float">
            <text:p>11.5</text:p>
          </table:table-cell>
          <table:table-cell table:formula="of:=SUM([.G$2:.G184])" office:value-type="float" office:value="517.53" calcext:value-type="float">
            <text:p>517.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8-12-31" calcext:value-type="date">
            <text:p>2018-12-31</text:p>
          </table:table-cell>
          <table:table-cell office:value-type="float" office:value="14.17" calcext:value-type="float">
            <text:p>14.17</text:p>
          </table:table-cell>
          <table:table-cell table:formula="of:=SUM([.$C$2:.C185])" office:value-type="float" office:value="552.31" calcext:value-type="float">
            <text:p>552.31</text:p>
          </table:table-cell>
          <table:table-cell table:formula="of:=[.C185]" office:value-type="float" office:value="14.17" calcext:value-type="float">
            <text:p>14.17</text:p>
          </table:table-cell>
          <table:table-cell table:formula="of:=SUM([.E$2:.E185])" office:value-type="float" office:value="548.24" calcext:value-type="float">
            <text:p>548.24</text:p>
          </table:table-cell>
          <table:table-cell table:formula="of:=[.C185]" office:value-type="float" office:value="14.17" calcext:value-type="float">
            <text:p>14.17</text:p>
          </table:table-cell>
          <table:table-cell table:formula="of:=SUM([.G$2:.G185])" office:value-type="float" office:value="531.7" calcext:value-type="float">
            <text:p>531.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9.39" calcext:value-type="float">
            <text:p>9.39</text:p>
          </table:table-cell>
          <table:table-cell table:formula="of:=SUM([.$C$2:.C186])" office:value-type="float" office:value="561.7" calcext:value-type="float">
            <text:p>561.7</text:p>
          </table:table-cell>
          <table:table-cell table:formula="of:=[.C186]" office:value-type="float" office:value="9.39" calcext:value-type="float">
            <text:p>9.39</text:p>
          </table:table-cell>
          <table:table-cell table:formula="of:=SUM([.E$2:.E186])" office:value-type="float" office:value="557.63" calcext:value-type="float">
            <text:p>557.63</text:p>
          </table:table-cell>
          <table:table-cell table:formula="of:=[.C186]" office:value-type="float" office:value="9.39" calcext:value-type="float">
            <text:p>9.39</text:p>
          </table:table-cell>
          <table:table-cell table:formula="of:=SUM([.G$2:.G186])" office:value-type="float" office:value="541.09" calcext:value-type="float">
            <text:p>541.0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19-01-02" calcext:value-type="date">
            <text:p>2019-01-02</text:p>
          </table:table-cell>
          <table:table-cell office:value-type="float" office:value="14.08" calcext:value-type="float">
            <text:p>14.08</text:p>
          </table:table-cell>
          <table:table-cell table:formula="of:=SUM([.$C$2:.C187])" office:value-type="float" office:value="575.78" calcext:value-type="float">
            <text:p>575.78</text:p>
          </table:table-cell>
          <table:table-cell table:formula="of:=[.C187]" office:value-type="float" office:value="14.08" calcext:value-type="float">
            <text:p>14.08</text:p>
          </table:table-cell>
          <table:table-cell table:formula="of:=SUM([.E$2:.E187])" office:value-type="float" office:value="571.71" calcext:value-type="float">
            <text:p>571.71</text:p>
          </table:table-cell>
          <table:table-cell table:formula="of:=[.C187]" office:value-type="float" office:value="14.08" calcext:value-type="float">
            <text:p>14.08</text:p>
          </table:table-cell>
          <table:table-cell table:formula="of:=SUM([.G$2:.G187])" office:value-type="float" office:value="555.17" calcext:value-type="float">
            <text:p>555.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19-01-03" calcext:value-type="date">
            <text:p>2019-01-03</text:p>
          </table:table-cell>
          <table:table-cell office:value-type="float" office:value="6.04" calcext:value-type="float">
            <text:p>6.04</text:p>
          </table:table-cell>
          <table:table-cell table:formula="of:=SUM([.$C$2:.C188])" office:value-type="float" office:value="581.82" calcext:value-type="float">
            <text:p>581.82</text:p>
          </table:table-cell>
          <table:table-cell table:formula="of:=[.C188]" office:value-type="float" office:value="6.04" calcext:value-type="float">
            <text:p>6.04</text:p>
          </table:table-cell>
          <table:table-cell table:formula="of:=SUM([.E$2:.E188])" office:value-type="float" office:value="577.75" calcext:value-type="float">
            <text:p>577.75</text:p>
          </table:table-cell>
          <table:table-cell table:formula="of:=[.C188]" office:value-type="float" office:value="6.04" calcext:value-type="float">
            <text:p>6.04</text:p>
          </table:table-cell>
          <table:table-cell table:formula="of:=SUM([.G$2:.G188])" office:value-type="float" office:value="561.21" calcext:value-type="float">
            <text:p>561.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4.9" calcext:value-type="float">
            <text:p>4.9</text:p>
          </table:table-cell>
          <table:table-cell table:formula="of:=SUM([.$C$2:.C189])" office:value-type="float" office:value="586.72" calcext:value-type="float">
            <text:p>586.72</text:p>
          </table:table-cell>
          <table:table-cell table:formula="of:=[.C189]" office:value-type="float" office:value="4.9" calcext:value-type="float">
            <text:p>4.9</text:p>
          </table:table-cell>
          <table:table-cell table:formula="of:=SUM([.E$2:.E189])" office:value-type="float" office:value="582.65" calcext:value-type="float">
            <text:p>582.65</text:p>
          </table:table-cell>
          <table:table-cell table:formula="of:=[.C189]" office:value-type="float" office:value="4.9" calcext:value-type="float">
            <text:p>4.9</text:p>
          </table:table-cell>
          <table:table-cell table:formula="of:=SUM([.G$2:.G189])" office:value-type="float" office:value="566.11" calcext:value-type="float">
            <text:p>566.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9-01-05" calcext:value-type="date">
            <text:p>2019-01-05</text:p>
          </table:table-cell>
          <table:table-cell office:value-type="float" office:value="5.59" calcext:value-type="float">
            <text:p>5.59</text:p>
          </table:table-cell>
          <table:table-cell table:formula="of:=SUM([.$C$2:.C190])" office:value-type="float" office:value="592.31" calcext:value-type="float">
            <text:p>592.31</text:p>
          </table:table-cell>
          <table:table-cell table:formula="of:=[.C190]" office:value-type="float" office:value="5.59" calcext:value-type="float">
            <text:p>5.59</text:p>
          </table:table-cell>
          <table:table-cell table:formula="of:=SUM([.E$2:.E190])" office:value-type="float" office:value="588.24" calcext:value-type="float">
            <text:p>588.24</text:p>
          </table:table-cell>
          <table:table-cell table:formula="of:=[.C190]" office:value-type="float" office:value="5.59" calcext:value-type="float">
            <text:p>5.59</text:p>
          </table:table-cell>
          <table:table-cell table:formula="of:=SUM([.G$2:.G190])" office:value-type="float" office:value="571.7" calcext:value-type="float">
            <text:p>571.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9-01-06" calcext:value-type="date">
            <text:p>2019-01-06</text:p>
          </table:table-cell>
          <table:table-cell office:value-type="float" office:value="5.9" calcext:value-type="float">
            <text:p>5.9</text:p>
          </table:table-cell>
          <table:table-cell table:formula="of:=SUM([.$C$2:.C191])" office:value-type="float" office:value="598.21" calcext:value-type="float">
            <text:p>598.21</text:p>
          </table:table-cell>
          <table:table-cell table:formula="of:=[.C191]" office:value-type="float" office:value="5.9" calcext:value-type="float">
            <text:p>5.9</text:p>
          </table:table-cell>
          <table:table-cell table:formula="of:=SUM([.E$2:.E191])" office:value-type="float" office:value="594.14" calcext:value-type="float">
            <text:p>594.14</text:p>
          </table:table-cell>
          <table:table-cell table:formula="of:=[.C191]" office:value-type="float" office:value="5.9" calcext:value-type="float">
            <text:p>5.9</text:p>
          </table:table-cell>
          <table:table-cell table:formula="of:=SUM([.G$2:.G191])" office:value-type="float" office:value="577.6" calcext:value-type="float">
            <text:p>577.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9.05" calcext:value-type="float">
            <text:p>9.05</text:p>
          </table:table-cell>
          <table:table-cell table:formula="of:=SUM([.$C$2:.C192])" office:value-type="float" office:value="607.26" calcext:value-type="float">
            <text:p>607.26</text:p>
          </table:table-cell>
          <table:table-cell table:formula="of:=[.C192]" office:value-type="float" office:value="9.05" calcext:value-type="float">
            <text:p>9.05</text:p>
          </table:table-cell>
          <table:table-cell table:formula="of:=SUM([.E$2:.E192])" office:value-type="float" office:value="603.19" calcext:value-type="float">
            <text:p>603.19</text:p>
          </table:table-cell>
          <table:table-cell table:formula="of:=[.C192]" office:value-type="float" office:value="9.05" calcext:value-type="float">
            <text:p>9.05</text:p>
          </table:table-cell>
          <table:table-cell table:formula="of:=SUM([.G$2:.G192])" office:value-type="float" office:value="586.65" calcext:value-type="float">
            <text:p>586.6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12.5" calcext:value-type="float">
            <text:p>12.5</text:p>
          </table:table-cell>
          <table:table-cell table:formula="of:=SUM([.$C$2:.C193])" office:value-type="float" office:value="619.76" calcext:value-type="float">
            <text:p>619.76</text:p>
          </table:table-cell>
          <table:table-cell table:formula="of:=[.C193]" office:value-type="float" office:value="12.5" calcext:value-type="float">
            <text:p>12.5</text:p>
          </table:table-cell>
          <table:table-cell table:formula="of:=SUM([.E$2:.E193])" office:value-type="float" office:value="615.69" calcext:value-type="float">
            <text:p>615.69</text:p>
          </table:table-cell>
          <table:table-cell table:formula="of:=[.C193]" office:value-type="float" office:value="12.5" calcext:value-type="float">
            <text:p>12.5</text:p>
          </table:table-cell>
          <table:table-cell table:formula="of:=SUM([.G$2:.G193])" office:value-type="float" office:value="599.15" calcext:value-type="float">
            <text:p>599.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19-01-09" calcext:value-type="date">
            <text:p>2019-01-09</text:p>
          </table:table-cell>
          <table:table-cell office:value-type="float" office:value="14.19" calcext:value-type="float">
            <text:p>14.19</text:p>
          </table:table-cell>
          <table:table-cell table:formula="of:=SUM([.$C$2:.C194])" office:value-type="float" office:value="633.95" calcext:value-type="float">
            <text:p>633.95</text:p>
          </table:table-cell>
          <table:table-cell table:formula="of:=[.C194]" office:value-type="float" office:value="14.19" calcext:value-type="float">
            <text:p>14.19</text:p>
          </table:table-cell>
          <table:table-cell table:formula="of:=SUM([.E$2:.E194])" office:value-type="float" office:value="629.88" calcext:value-type="float">
            <text:p>629.88</text:p>
          </table:table-cell>
          <table:table-cell table:formula="of:=[.C194]" office:value-type="float" office:value="14.19" calcext:value-type="float">
            <text:p>14.19</text:p>
          </table:table-cell>
          <table:table-cell table:formula="of:=SUM([.G$2:.G194])" office:value-type="float" office:value="613.34" calcext:value-type="float">
            <text:p>613.3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19-01-10" calcext:value-type="date">
            <text:p>2019-01-10</text:p>
          </table:table-cell>
          <table:table-cell office:value-type="float" office:value="16.58" calcext:value-type="float">
            <text:p>16.58</text:p>
          </table:table-cell>
          <table:table-cell table:formula="of:=SUM([.$C$2:.C195])" office:value-type="float" office:value="650.53" calcext:value-type="float">
            <text:p>650.53</text:p>
          </table:table-cell>
          <table:table-cell table:formula="of:=[.C195]" office:value-type="float" office:value="16.58" calcext:value-type="float">
            <text:p>16.58</text:p>
          </table:table-cell>
          <table:table-cell table:formula="of:=SUM([.E$2:.E195])" office:value-type="float" office:value="646.46" calcext:value-type="float">
            <text:p>646.46</text:p>
          </table:table-cell>
          <table:table-cell table:formula="of:=[.C195]" office:value-type="float" office:value="16.58" calcext:value-type="float">
            <text:p>16.58</text:p>
          </table:table-cell>
          <table:table-cell table:formula="of:=SUM([.G$2:.G195])" office:value-type="float" office:value="629.92" calcext:value-type="float">
            <text:p>629.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19-01-11" calcext:value-type="date">
            <text:p>2019-01-11</text:p>
          </table:table-cell>
          <table:table-cell office:value-type="float" office:value="15.26" calcext:value-type="float">
            <text:p>15.26</text:p>
          </table:table-cell>
          <table:table-cell table:formula="of:=SUM([.$C$2:.C196])" office:value-type="float" office:value="665.79" calcext:value-type="float">
            <text:p>665.79</text:p>
          </table:table-cell>
          <table:table-cell table:formula="of:=[.C196]" office:value-type="float" office:value="15.26" calcext:value-type="float">
            <text:p>15.26</text:p>
          </table:table-cell>
          <table:table-cell table:formula="of:=SUM([.E$2:.E196])" office:value-type="float" office:value="661.72" calcext:value-type="float">
            <text:p>661.72</text:p>
          </table:table-cell>
          <table:table-cell table:formula="of:=[.C196]" office:value-type="float" office:value="15.26" calcext:value-type="float">
            <text:p>15.26</text:p>
          </table:table-cell>
          <table:table-cell table:formula="of:=SUM([.G$2:.G196])" office:value-type="float" office:value="645.18" calcext:value-type="float">
            <text:p>645.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19-01-12" calcext:value-type="date">
            <text:p>2019-01-12</text:p>
          </table:table-cell>
          <table:table-cell office:value-type="float" office:value="14.26" calcext:value-type="float">
            <text:p>14.26</text:p>
          </table:table-cell>
          <table:table-cell table:formula="of:=SUM([.$C$2:.C197])" office:value-type="float" office:value="680.05" calcext:value-type="float">
            <text:p>680.05</text:p>
          </table:table-cell>
          <table:table-cell table:formula="of:=[.C197]" office:value-type="float" office:value="14.26" calcext:value-type="float">
            <text:p>14.26</text:p>
          </table:table-cell>
          <table:table-cell table:formula="of:=SUM([.E$2:.E197])" office:value-type="float" office:value="675.98" calcext:value-type="float">
            <text:p>675.98</text:p>
          </table:table-cell>
          <table:table-cell table:formula="of:=[.C197]" office:value-type="float" office:value="14.26" calcext:value-type="float">
            <text:p>14.26</text:p>
          </table:table-cell>
          <table:table-cell table:formula="of:=SUM([.G$2:.G197])" office:value-type="float" office:value="659.44" calcext:value-type="float">
            <text:p>659.4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9-01-13" calcext:value-type="date">
            <text:p>2019-01-13</text:p>
          </table:table-cell>
          <table:table-cell office:value-type="float" office:value="6.42" calcext:value-type="float">
            <text:p>6.42</text:p>
          </table:table-cell>
          <table:table-cell table:formula="of:=SUM([.$C$2:.C198])" office:value-type="float" office:value="686.47" calcext:value-type="float">
            <text:p>686.47</text:p>
          </table:table-cell>
          <table:table-cell table:formula="of:=[.C198]" office:value-type="float" office:value="6.42" calcext:value-type="float">
            <text:p>6.42</text:p>
          </table:table-cell>
          <table:table-cell table:formula="of:=SUM([.E$2:.E198])" office:value-type="float" office:value="682.4" calcext:value-type="float">
            <text:p>682.4</text:p>
          </table:table-cell>
          <table:table-cell table:formula="of:=[.C198]" office:value-type="float" office:value="6.42" calcext:value-type="float">
            <text:p>6.42</text:p>
          </table:table-cell>
          <table:table-cell table:formula="of:=SUM([.G$2:.G198])" office:value-type="float" office:value="665.86" calcext:value-type="float">
            <text:p>665.8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19-01-14" calcext:value-type="date">
            <text:p>2019-01-14</text:p>
          </table:table-cell>
          <table:table-cell office:value-type="float" office:value="3.14" calcext:value-type="float">
            <text:p>3.14</text:p>
          </table:table-cell>
          <table:table-cell table:formula="of:=SUM([.$C$2:.C199])" office:value-type="float" office:value="689.61" calcext:value-type="float">
            <text:p>689.61</text:p>
          </table:table-cell>
          <table:table-cell table:formula="of:=[.C199]" office:value-type="float" office:value="3.14" calcext:value-type="float">
            <text:p>3.14</text:p>
          </table:table-cell>
          <table:table-cell table:formula="of:=SUM([.E$2:.E199])" office:value-type="float" office:value="685.54" calcext:value-type="float">
            <text:p>685.54</text:p>
          </table:table-cell>
          <table:table-cell table:formula="of:=[.C199]" office:value-type="float" office:value="3.14" calcext:value-type="float">
            <text:p>3.14</text:p>
          </table:table-cell>
          <table:table-cell table:formula="of:=SUM([.G$2:.G199])"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19-01-15" calcext:value-type="date">
            <text:p>2019-01-15</text:p>
          </table:table-cell>
          <table:table-cell office:value-type="float" office:value="2.99" calcext:value-type="float">
            <text:p>2.99</text:p>
          </table:table-cell>
          <table:table-cell table:formula="of:=SUM([.$C$2:.C200])" office:value-type="float" office:value="692.6" calcext:value-type="float">
            <text:p>692.6</text:p>
          </table:table-cell>
          <table:table-cell table:formula="of:=[.C200]" office:value-type="float" office:value="2.99" calcext:value-type="float">
            <text:p>2.99</text:p>
          </table:table-cell>
          <table:table-cell table:formula="of:=SUM([.E$2:.E200])" office:value-type="float" office:value="688.53" calcext:value-type="float">
            <text:p>688.53</text:p>
          </table:table-cell>
          <table:table-cell table:formula="of:=[.C200]" office:value-type="float" office:value="2.99" calcext:value-type="float">
            <text:p>2.99</text:p>
          </table:table-cell>
          <table:table-cell table:formula="of:=SUM([.G$2:.G200])" office:value-type="float" office:value="671.99" calcext:value-type="float">
            <text:p>671.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9-01-16" calcext:value-type="date">
            <text:p>2019-01-16</text:p>
          </table:table-cell>
          <table:table-cell office:value-type="float" office:value="1.82" calcext:value-type="float">
            <text:p>1.82</text:p>
          </table:table-cell>
          <table:table-cell table:formula="of:=SUM([.$C$2:.C201])" office:value-type="float" office:value="694.42" calcext:value-type="float">
            <text:p>694.42</text:p>
          </table:table-cell>
          <table:table-cell table:formula="of:=[.C201]" office:value-type="float" office:value="1.82" calcext:value-type="float">
            <text:p>1.82</text:p>
          </table:table-cell>
          <table:table-cell table:formula="of:=SUM([.E$2:.E201])" office:value-type="float" office:value="690.35" calcext:value-type="float">
            <text:p>690.35</text:p>
          </table:table-cell>
          <table:table-cell table:formula="of:=[.C201]" office:value-type="float" office:value="1.82" calcext:value-type="float">
            <text:p>1.82</text:p>
          </table:table-cell>
          <table:table-cell table:formula="of:=SUM([.G$2:.G201])" office:value-type="float" office:value="673.81" calcext:value-type="float">
            <text:p>673.8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2.1" calcext:value-type="float">
            <text:p>2.1</text:p>
          </table:table-cell>
          <table:table-cell table:formula="of:=SUM([.$C$2:.C202])" office:value-type="float" office:value="696.52" calcext:value-type="float">
            <text:p>696.52</text:p>
          </table:table-cell>
          <table:table-cell table:formula="of:=[.C202]" office:value-type="float" office:value="2.1" calcext:value-type="float">
            <text:p>2.1</text:p>
          </table:table-cell>
          <table:table-cell table:formula="of:=SUM([.E$2:.E202])" office:value-type="float" office:value="692.45" calcext:value-type="float">
            <text:p>692.45</text:p>
          </table:table-cell>
          <table:table-cell table:formula="of:=[.C202]" office:value-type="float" office:value="2.1" calcext:value-type="float">
            <text:p>2.1</text:p>
          </table:table-cell>
          <table:table-cell table:formula="of:=SUM([.G$2:.G202])" office:value-type="float" office:value="675.91" calcext:value-type="float">
            <text:p>675.9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9-01-18" calcext:value-type="date">
            <text:p>2019-01-18</text:p>
          </table:table-cell>
          <table:table-cell office:value-type="float" office:value="4.62" calcext:value-type="float">
            <text:p>4.62</text:p>
          </table:table-cell>
          <table:table-cell table:formula="of:=SUM([.$C$2:.C203])" office:value-type="float" office:value="701.14" calcext:value-type="float">
            <text:p>701.14</text:p>
          </table:table-cell>
          <table:table-cell table:formula="of:=[.C203]" office:value-type="float" office:value="4.62" calcext:value-type="float">
            <text:p>4.62</text:p>
          </table:table-cell>
          <table:table-cell table:formula="of:=SUM([.E$2:.E203])" office:value-type="float" office:value="697.07" calcext:value-type="float">
            <text:p>697.07</text:p>
          </table:table-cell>
          <table:table-cell table:formula="of:=[.C203]" office:value-type="float" office:value="4.62" calcext:value-type="float">
            <text:p>4.62</text:p>
          </table:table-cell>
          <table:table-cell table:formula="of:=SUM([.G$2:.G203])" office:value-type="float" office:value="680.53" calcext:value-type="float">
            <text:p>680.5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19-01-19" calcext:value-type="date">
            <text:p>2019-01-19</text:p>
          </table:table-cell>
          <table:table-cell office:value-type="float" office:value="5.87" calcext:value-type="float">
            <text:p>5.87</text:p>
          </table:table-cell>
          <table:table-cell table:formula="of:=SUM([.$C$2:.C204])" office:value-type="float" office:value="707.01" calcext:value-type="float">
            <text:p>707.01</text:p>
          </table:table-cell>
          <table:table-cell table:formula="of:=[.C204]" office:value-type="float" office:value="5.87" calcext:value-type="float">
            <text:p>5.87</text:p>
          </table:table-cell>
          <table:table-cell table:formula="of:=SUM([.E$2:.E204])" office:value-type="float" office:value="702.94" calcext:value-type="float">
            <text:p>702.94</text:p>
          </table:table-cell>
          <table:table-cell table:formula="of:=[.C204]" office:value-type="float" office:value="5.87" calcext:value-type="float">
            <text:p>5.87</text:p>
          </table:table-cell>
          <table:table-cell table:formula="of:=SUM([.G$2:.G204])" office:value-type="float" office:value="686.4" calcext:value-type="float">
            <text:p>686.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9-01-20" calcext:value-type="date">
            <text:p>2019-01-20</text:p>
          </table:table-cell>
          <table:table-cell office:value-type="float" office:value="9.41" calcext:value-type="float">
            <text:p>9.41</text:p>
          </table:table-cell>
          <table:table-cell table:formula="of:=SUM([.$C$2:.C205])" office:value-type="float" office:value="716.42" calcext:value-type="float">
            <text:p>716.42</text:p>
          </table:table-cell>
          <table:table-cell table:formula="of:=[.C205]" office:value-type="float" office:value="9.41" calcext:value-type="float">
            <text:p>9.41</text:p>
          </table:table-cell>
          <table:table-cell table:formula="of:=SUM([.E$2:.E205])" office:value-type="float" office:value="712.35" calcext:value-type="float">
            <text:p>712.35</text:p>
          </table:table-cell>
          <table:table-cell table:formula="of:=[.C205]" office:value-type="float" office:value="9.41" calcext:value-type="float">
            <text:p>9.41</text:p>
          </table:table-cell>
          <table:table-cell table:formula="of:=SUM([.G$2:.G205])" office:value-type="float" office:value="695.81" calcext:value-type="float">
            <text:p>695.8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9-01-21" calcext:value-type="date">
            <text:p>2019-01-21</text:p>
          </table:table-cell>
          <table:table-cell office:value-type="float" office:value="14.86" calcext:value-type="float">
            <text:p>14.86</text:p>
          </table:table-cell>
          <table:table-cell table:formula="of:=SUM([.$C$2:.C206])" office:value-type="float" office:value="731.28" calcext:value-type="float">
            <text:p>731.28</text:p>
          </table:table-cell>
          <table:table-cell table:formula="of:=[.C206]" office:value-type="float" office:value="14.86" calcext:value-type="float">
            <text:p>14.86</text:p>
          </table:table-cell>
          <table:table-cell table:formula="of:=SUM([.E$2:.E206])" office:value-type="float" office:value="727.21" calcext:value-type="float">
            <text:p>727.21</text:p>
          </table:table-cell>
          <table:table-cell table:formula="of:=[.C206]" office:value-type="float" office:value="14.86" calcext:value-type="float">
            <text:p>14.86</text:p>
          </table:table-cell>
          <table:table-cell table:formula="of:=SUM([.G$2:.G206])" office:value-type="float" office:value="710.67" calcext:value-type="float">
            <text:p>710.6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9-01-22" calcext:value-type="date">
            <text:p>2019-01-22</text:p>
          </table:table-cell>
          <table:table-cell office:value-type="float" office:value="9.7" calcext:value-type="float">
            <text:p>9.7</text:p>
          </table:table-cell>
          <table:table-cell table:formula="of:=SUM([.$C$2:.C207])" office:value-type="float" office:value="740.98" calcext:value-type="float">
            <text:p>740.98</text:p>
          </table:table-cell>
          <table:table-cell table:formula="of:=[.C207]" office:value-type="float" office:value="9.7" calcext:value-type="float">
            <text:p>9.7</text:p>
          </table:table-cell>
          <table:table-cell table:formula="of:=SUM([.E$2:.E207])" office:value-type="float" office:value="736.91" calcext:value-type="float">
            <text:p>736.91</text:p>
          </table:table-cell>
          <table:table-cell table:formula="of:=[.C207]" office:value-type="float" office:value="9.7" calcext:value-type="float">
            <text:p>9.7</text:p>
          </table:table-cell>
          <table:table-cell table:formula="of:=SUM([.G$2:.G207])" office:value-type="float" office:value="720.37" calcext:value-type="float">
            <text:p>720.3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9-01-23" calcext:value-type="date">
            <text:p>2019-01-23</text:p>
          </table:table-cell>
          <table:table-cell office:value-type="float" office:value="5.86" calcext:value-type="float">
            <text:p>5.86</text:p>
          </table:table-cell>
          <table:table-cell table:formula="of:=SUM([.$C$2:.C208])" office:value-type="float" office:value="746.84" calcext:value-type="float">
            <text:p>746.84</text:p>
          </table:table-cell>
          <table:table-cell table:formula="of:=[.C208]" office:value-type="float" office:value="5.86" calcext:value-type="float">
            <text:p>5.86</text:p>
          </table:table-cell>
          <table:table-cell table:formula="of:=SUM([.E$2:.E208])" office:value-type="float" office:value="742.77" calcext:value-type="float">
            <text:p>742.77</text:p>
          </table:table-cell>
          <table:table-cell table:formula="of:=[.C208]" office:value-type="float" office:value="5.86" calcext:value-type="float">
            <text:p>5.86</text:p>
          </table:table-cell>
          <table:table-cell table:formula="of:=SUM([.G$2:.G208])" office:value-type="float" office:value="726.23" calcext:value-type="float">
            <text:p>726.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9-01-24" calcext:value-type="date">
            <text:p>2019-01-24</text:p>
          </table:table-cell>
          <table:table-cell office:value-type="float" office:value="7.34" calcext:value-type="float">
            <text:p>7.34</text:p>
          </table:table-cell>
          <table:table-cell table:formula="of:=SUM([.$C$2:.C209])" office:value-type="float" office:value="754.18" calcext:value-type="float">
            <text:p>754.18</text:p>
          </table:table-cell>
          <table:table-cell table:formula="of:=[.C209]" office:value-type="float" office:value="7.34" calcext:value-type="float">
            <text:p>7.34</text:p>
          </table:table-cell>
          <table:table-cell table:formula="of:=SUM([.E$2:.E209])" office:value-type="float" office:value="750.11" calcext:value-type="float">
            <text:p>750.11</text:p>
          </table:table-cell>
          <table:table-cell table:formula="of:=[.C209]" office:value-type="float" office:value="7.34" calcext:value-type="float">
            <text:p>7.34</text:p>
          </table:table-cell>
          <table:table-cell table:formula="of:=SUM([.G$2:.G209])" office:value-type="float" office:value="733.57" calcext:value-type="float">
            <text:p>733.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19-01-25" calcext:value-type="date">
            <text:p>2019-01-25</text:p>
          </table:table-cell>
          <table:table-cell office:value-type="float" office:value="11.94" calcext:value-type="float">
            <text:p>11.94</text:p>
          </table:table-cell>
          <table:table-cell table:formula="of:=SUM([.$C$2:.C210])" office:value-type="float" office:value="766.12" calcext:value-type="float">
            <text:p>766.12</text:p>
          </table:table-cell>
          <table:table-cell table:formula="of:=[.C210]" office:value-type="float" office:value="11.94" calcext:value-type="float">
            <text:p>11.94</text:p>
          </table:table-cell>
          <table:table-cell table:formula="of:=SUM([.E$2:.E210])" office:value-type="float" office:value="762.05" calcext:value-type="float">
            <text:p>762.05</text:p>
          </table:table-cell>
          <table:table-cell table:formula="of:=[.C210]" office:value-type="float" office:value="11.94" calcext:value-type="float">
            <text:p>11.94</text:p>
          </table:table-cell>
          <table:table-cell table:formula="of:=SUM([.G$2:.G210])" office:value-type="float" office:value="745.51" calcext:value-type="float">
            <text:p>745.5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9-01-26" calcext:value-type="date">
            <text:p>2019-01-26</text:p>
          </table:table-cell>
          <table:table-cell office:value-type="float" office:value="14.2" calcext:value-type="float">
            <text:p>14.2</text:p>
          </table:table-cell>
          <table:table-cell table:formula="of:=SUM([.$C$2:.C211])" office:value-type="float" office:value="780.32" calcext:value-type="float">
            <text:p>780.32</text:p>
          </table:table-cell>
          <table:table-cell table:formula="of:=[.C211]" office:value-type="float" office:value="14.2" calcext:value-type="float">
            <text:p>14.2</text:p>
          </table:table-cell>
          <table:table-cell table:formula="of:=SUM([.E$2:.E211])" office:value-type="float" office:value="776.25" calcext:value-type="float">
            <text:p>776.25</text:p>
          </table:table-cell>
          <table:table-cell table:formula="of:=[.C211]" office:value-type="float" office:value="14.2" calcext:value-type="float">
            <text:p>14.2</text:p>
          </table:table-cell>
          <table:table-cell table:formula="of:=SUM([.G$2:.G211])" office:value-type="float" office:value="759.71" calcext:value-type="float">
            <text:p>759.7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11.74" calcext:value-type="float">
            <text:p>11.74</text:p>
          </table:table-cell>
          <table:table-cell table:formula="of:=SUM([.$C$2:.C212])" office:value-type="float" office:value="792.06" calcext:value-type="float">
            <text:p>792.06</text:p>
          </table:table-cell>
          <table:table-cell table:formula="of:=[.C212]" office:value-type="float" office:value="11.74" calcext:value-type="float">
            <text:p>11.74</text:p>
          </table:table-cell>
          <table:table-cell table:formula="of:=SUM([.E$2:.E212])" office:value-type="float" office:value="787.99" calcext:value-type="float">
            <text:p>787.99</text:p>
          </table:table-cell>
          <table:table-cell table:formula="of:=[.C212]" office:value-type="float" office:value="11.74" calcext:value-type="float">
            <text:p>11.74</text:p>
          </table:table-cell>
          <table:table-cell table:formula="of:=SUM([.G$2:.G212])" office:value-type="float" office:value="771.45" calcext:value-type="float">
            <text:p>771.4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19-01-28" calcext:value-type="date">
            <text:p>2019-01-28</text:p>
          </table:table-cell>
          <table:table-cell office:value-type="float" office:value="8.58" calcext:value-type="float">
            <text:p>8.58</text:p>
          </table:table-cell>
          <table:table-cell table:formula="of:=SUM([.$C$2:.C213])" office:value-type="float" office:value="800.64" calcext:value-type="float">
            <text:p>800.64</text:p>
          </table:table-cell>
          <table:table-cell table:formula="of:=[.C213]" office:value-type="float" office:value="8.58" calcext:value-type="float">
            <text:p>8.58</text:p>
          </table:table-cell>
          <table:table-cell table:formula="of:=SUM([.E$2:.E213])" office:value-type="float" office:value="796.57" calcext:value-type="float">
            <text:p>796.57</text:p>
          </table:table-cell>
          <table:table-cell table:formula="of:=[.C213]" office:value-type="float" office:value="8.58" calcext:value-type="float">
            <text:p>8.58</text:p>
          </table:table-cell>
          <table:table-cell table:formula="of:=SUM([.G$2:.G213])" office:value-type="float" office:value="780.03" calcext:value-type="float">
            <text:p>780.0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9-01-29" calcext:value-type="date">
            <text:p>2019-01-29</text:p>
          </table:table-cell>
          <table:table-cell office:value-type="float" office:value="6.1" calcext:value-type="float">
            <text:p>6.1</text:p>
          </table:table-cell>
          <table:table-cell table:formula="of:=SUM([.$C$2:.C214])" office:value-type="float" office:value="806.74" calcext:value-type="float">
            <text:p>806.74</text:p>
          </table:table-cell>
          <table:table-cell table:formula="of:=[.C214]" office:value-type="float" office:value="6.1" calcext:value-type="float">
            <text:p>6.1</text:p>
          </table:table-cell>
          <table:table-cell table:formula="of:=SUM([.E$2:.E214])" office:value-type="float" office:value="802.67" calcext:value-type="float">
            <text:p>802.67</text:p>
          </table:table-cell>
          <table:table-cell table:formula="of:=[.C214]" office:value-type="float" office:value="6.1" calcext:value-type="float">
            <text:p>6.1</text:p>
          </table:table-cell>
          <table:table-cell table:formula="of:=SUM([.G$2:.G214])" office:value-type="float" office:value="786.13" calcext:value-type="float">
            <text:p>786.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9-01-30" calcext:value-type="date">
            <text:p>2019-01-30</text:p>
          </table:table-cell>
          <table:table-cell office:value-type="float" office:value="8.21" calcext:value-type="float">
            <text:p>8.21</text:p>
          </table:table-cell>
          <table:table-cell table:formula="of:=SUM([.$C$2:.C215])" office:value-type="float" office:value="814.95" calcext:value-type="float">
            <text:p>814.95</text:p>
          </table:table-cell>
          <table:table-cell table:formula="of:=[.C215]" office:value-type="float" office:value="8.21" calcext:value-type="float">
            <text:p>8.21</text:p>
          </table:table-cell>
          <table:table-cell table:formula="of:=SUM([.E$2:.E215])" office:value-type="float" office:value="810.88" calcext:value-type="float">
            <text:p>810.88</text:p>
          </table:table-cell>
          <table:table-cell table:formula="of:=[.C215]" office:value-type="float" office:value="8.21" calcext:value-type="float">
            <text:p>8.21</text:p>
          </table:table-cell>
          <table:table-cell table:formula="of:=SUM([.G$2:.G215])" office:value-type="float" office:value="794.34" calcext:value-type="float">
            <text:p>794.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19-01-31" calcext:value-type="date">
            <text:p>2019-01-31</text:p>
          </table:table-cell>
          <table:table-cell office:value-type="float" office:value="11.86" calcext:value-type="float">
            <text:p>11.86</text:p>
          </table:table-cell>
          <table:table-cell table:formula="of:=SUM([.$C$2:.C216])" office:value-type="float" office:value="826.81" calcext:value-type="float">
            <text:p>826.81</text:p>
          </table:table-cell>
          <table:table-cell table:formula="of:=[.C216]" office:value-type="float" office:value="11.86" calcext:value-type="float">
            <text:p>11.86</text:p>
          </table:table-cell>
          <table:table-cell table:formula="of:=SUM([.E$2:.E216])" office:value-type="float" office:value="822.74" calcext:value-type="float">
            <text:p>822.74</text:p>
          </table:table-cell>
          <table:table-cell table:formula="of:=[.C216]" office:value-type="float" office:value="11.86" calcext:value-type="float">
            <text:p>11.86</text:p>
          </table:table-cell>
          <table:table-cell table:formula="of:=SUM([.G$2:.G216])" office:value-type="float" office:value="806.2" calcext:value-type="float">
            <text:p>806.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8.97" calcext:value-type="float">
            <text:p>8.97</text:p>
          </table:table-cell>
          <table:table-cell table:formula="of:=SUM([.$C$2:.C217])" office:value-type="float" office:value="835.78" calcext:value-type="float">
            <text:p>835.78</text:p>
          </table:table-cell>
          <table:table-cell table:formula="of:=[.C217]" office:value-type="float" office:value="8.97" calcext:value-type="float">
            <text:p>8.97</text:p>
          </table:table-cell>
          <table:table-cell table:formula="of:=SUM([.E$2:.E217])" office:value-type="float" office:value="831.71" calcext:value-type="float">
            <text:p>831.71</text:p>
          </table:table-cell>
          <table:table-cell table:formula="of:=[.C217]" office:value-type="float" office:value="8.97" calcext:value-type="float">
            <text:p>8.97</text:p>
          </table:table-cell>
          <table:table-cell table:formula="of:=SUM([.G$2:.G217])" office:value-type="float" office:value="815.17" calcext:value-type="float">
            <text:p>815.1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19-02-02" calcext:value-type="date">
            <text:p>2019-02-02</text:p>
          </table:table-cell>
          <table:table-cell office:value-type="float" office:value="6.73" calcext:value-type="float">
            <text:p>6.73</text:p>
          </table:table-cell>
          <table:table-cell table:formula="of:=SUM([.$C$2:.C218])" office:value-type="float" office:value="842.51" calcext:value-type="float">
            <text:p>842.51</text:p>
          </table:table-cell>
          <table:table-cell table:formula="of:=[.C218]" office:value-type="float" office:value="6.73" calcext:value-type="float">
            <text:p>6.73</text:p>
          </table:table-cell>
          <table:table-cell table:formula="of:=SUM([.E$2:.E218])" office:value-type="float" office:value="838.44" calcext:value-type="float">
            <text:p>838.44</text:p>
          </table:table-cell>
          <table:table-cell table:formula="of:=[.C218]" office:value-type="float" office:value="6.73" calcext:value-type="float">
            <text:p>6.73</text:p>
          </table:table-cell>
          <table:table-cell table:formula="of:=SUM([.G$2:.G218])" office:value-type="float" office:value="821.9" calcext:value-type="float">
            <text:p>821.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19-02-03" calcext:value-type="date">
            <text:p>2019-02-03</text:p>
          </table:table-cell>
          <table:table-cell office:value-type="float" office:value="5.25" calcext:value-type="float">
            <text:p>5.25</text:p>
          </table:table-cell>
          <table:table-cell table:formula="of:=SUM([.$C$2:.C219])" office:value-type="float" office:value="847.76" calcext:value-type="float">
            <text:p>847.76</text:p>
          </table:table-cell>
          <table:table-cell table:formula="of:=[.C219]" office:value-type="float" office:value="5.25" calcext:value-type="float">
            <text:p>5.25</text:p>
          </table:table-cell>
          <table:table-cell table:formula="of:=SUM([.E$2:.E219])" office:value-type="float" office:value="843.69" calcext:value-type="float">
            <text:p>843.69</text:p>
          </table:table-cell>
          <table:table-cell table:formula="of:=[.C219]" office:value-type="float" office:value="5.25" calcext:value-type="float">
            <text:p>5.25</text:p>
          </table:table-cell>
          <table:table-cell table:formula="of:=SUM([.G$2:.G219])" office:value-type="float" office:value="827.15" calcext:value-type="float">
            <text:p>827.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19-02-04" calcext:value-type="date">
            <text:p>2019-02-04</text:p>
          </table:table-cell>
          <table:table-cell office:value-type="float" office:value="3.99" calcext:value-type="float">
            <text:p>3.99</text:p>
          </table:table-cell>
          <table:table-cell table:formula="of:=SUM([.$C$2:.C220])" office:value-type="float" office:value="851.75" calcext:value-type="float">
            <text:p>851.75</text:p>
          </table:table-cell>
          <table:table-cell table:formula="of:=[.C220]" office:value-type="float" office:value="3.99" calcext:value-type="float">
            <text:p>3.99</text:p>
          </table:table-cell>
          <table:table-cell table:formula="of:=SUM([.E$2:.E220])" office:value-type="float" office:value="847.68" calcext:value-type="float">
            <text:p>847.68</text:p>
          </table:table-cell>
          <table:table-cell table:formula="of:=[.C220]" office:value-type="float" office:value="3.99" calcext:value-type="float">
            <text:p>3.99</text:p>
          </table:table-cell>
          <table:table-cell table:formula="of:=SUM([.G$2:.G220])" office:value-type="float" office:value="831.14" calcext:value-type="float">
            <text:p>831.1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19-02-05" calcext:value-type="date">
            <text:p>2019-02-05</text:p>
          </table:table-cell>
          <table:table-cell office:value-type="float" office:value="5.36" calcext:value-type="float">
            <text:p>5.36</text:p>
          </table:table-cell>
          <table:table-cell table:formula="of:=SUM([.$C$2:.C221])" office:value-type="float" office:value="857.11" calcext:value-type="float">
            <text:p>857.11</text:p>
          </table:table-cell>
          <table:table-cell table:formula="of:=[.C221]" office:value-type="float" office:value="5.36" calcext:value-type="float">
            <text:p>5.36</text:p>
          </table:table-cell>
          <table:table-cell table:formula="of:=SUM([.E$2:.E221])" office:value-type="float" office:value="853.04" calcext:value-type="float">
            <text:p>853.04</text:p>
          </table:table-cell>
          <table:table-cell table:formula="of:=[.C221]" office:value-type="float" office:value="5.36" calcext:value-type="float">
            <text:p>5.36</text:p>
          </table:table-cell>
          <table:table-cell table:formula="of:=SUM([.G$2:.G221])" office:value-type="float" office:value="836.5" calcext:value-type="float">
            <text:p>836.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19-02-06" calcext:value-type="date">
            <text:p>2019-02-06</text:p>
          </table:table-cell>
          <table:table-cell office:value-type="float" office:value="9.5" calcext:value-type="float">
            <text:p>9.5</text:p>
          </table:table-cell>
          <table:table-cell table:formula="of:=SUM([.$C$2:.C222])" office:value-type="float" office:value="866.61" calcext:value-type="float">
            <text:p>866.61</text:p>
          </table:table-cell>
          <table:table-cell table:formula="of:=[.C222]" office:value-type="float" office:value="9.5" calcext:value-type="float">
            <text:p>9.5</text:p>
          </table:table-cell>
          <table:table-cell table:formula="of:=SUM([.E$2:.E222])" office:value-type="float" office:value="862.54" calcext:value-type="float">
            <text:p>862.54</text:p>
          </table:table-cell>
          <table:table-cell table:formula="of:=[.C222]" office:value-type="float" office:value="9.5" calcext:value-type="float">
            <text:p>9.5</text:p>
          </table:table-cell>
          <table:table-cell table:formula="of:=SUM([.G$2:.G222])"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19-02-07" calcext:value-type="date">
            <text:p>2019-02-07</text:p>
          </table:table-cell>
          <table:table-cell office:value-type="float" office:value="12.29" calcext:value-type="float">
            <text:p>12.29</text:p>
          </table:table-cell>
          <table:table-cell table:formula="of:=SUM([.$C$2:.C223])" office:value-type="float" office:value="878.9" calcext:value-type="float">
            <text:p>878.9</text:p>
          </table:table-cell>
          <table:table-cell table:formula="of:=[.C223]" office:value-type="float" office:value="12.29" calcext:value-type="float">
            <text:p>12.29</text:p>
          </table:table-cell>
          <table:table-cell table:formula="of:=SUM([.E$2:.E223])" office:value-type="float" office:value="874.83" calcext:value-type="float">
            <text:p>874.83</text:p>
          </table:table-cell>
          <table:table-cell table:formula="of:=[.C223]" office:value-type="float" office:value="12.29" calcext:value-type="float">
            <text:p>12.29</text:p>
          </table:table-cell>
          <table:table-cell table:formula="of:=SUM([.G$2:.G223])" office:value-type="float" office:value="858.29" calcext:value-type="float">
            <text:p>858.2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19-02-08" calcext:value-type="date">
            <text:p>2019-02-08</text:p>
          </table:table-cell>
          <table:table-cell office:value-type="float" office:value="9.37" calcext:value-type="float">
            <text:p>9.37</text:p>
          </table:table-cell>
          <table:table-cell table:formula="of:=SUM([.$C$2:.C224])" office:value-type="float" office:value="888.27" calcext:value-type="float">
            <text:p>888.27</text:p>
          </table:table-cell>
          <table:table-cell table:formula="of:=[.C224]" office:value-type="float" office:value="9.37" calcext:value-type="float">
            <text:p>9.37</text:p>
          </table:table-cell>
          <table:table-cell table:formula="of:=SUM([.E$2:.E224])" office:value-type="float" office:value="884.2" calcext:value-type="float">
            <text:p>884.2</text:p>
          </table:table-cell>
          <table:table-cell table:formula="of:=[.C224]" office:value-type="float" office:value="9.37" calcext:value-type="float">
            <text:p>9.37</text:p>
          </table:table-cell>
          <table:table-cell table:formula="of:=SUM([.G$2:.G224])" office:value-type="float" office:value="867.66" calcext:value-type="float">
            <text:p>867.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19-02-09" calcext:value-type="date">
            <text:p>2019-02-09</text:p>
          </table:table-cell>
          <table:table-cell office:value-type="float" office:value="10.35" calcext:value-type="float">
            <text:p>10.35</text:p>
          </table:table-cell>
          <table:table-cell table:formula="of:=SUM([.$C$2:.C225])" office:value-type="float" office:value="898.62" calcext:value-type="float">
            <text:p>898.62</text:p>
          </table:table-cell>
          <table:table-cell table:formula="of:=[.C225]" office:value-type="float" office:value="10.35" calcext:value-type="float">
            <text:p>10.35</text:p>
          </table:table-cell>
          <table:table-cell table:formula="of:=SUM([.E$2:.E225])" office:value-type="float" office:value="894.55" calcext:value-type="float">
            <text:p>894.55</text:p>
          </table:table-cell>
          <table:table-cell table:formula="of:=[.C225]" office:value-type="float" office:value="10.35" calcext:value-type="float">
            <text:p>10.35</text:p>
          </table:table-cell>
          <table:table-cell table:formula="of:=SUM([.G$2:.G225])" office:value-type="float" office:value="878.01" calcext:value-type="float">
            <text:p>878.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19-02-10" calcext:value-type="date">
            <text:p>2019-02-10</text:p>
          </table:table-cell>
          <table:table-cell office:value-type="float" office:value="8.51" calcext:value-type="float">
            <text:p>8.51</text:p>
          </table:table-cell>
          <table:table-cell table:formula="of:=SUM([.$C$2:.C226])" office:value-type="float" office:value="907.13" calcext:value-type="float">
            <text:p>907.13</text:p>
          </table:table-cell>
          <table:table-cell table:formula="of:=[.C226]" office:value-type="float" office:value="8.51" calcext:value-type="float">
            <text:p>8.51</text:p>
          </table:table-cell>
          <table:table-cell table:formula="of:=SUM([.E$2:.E226])" office:value-type="float" office:value="903.06" calcext:value-type="float">
            <text:p>903.06</text:p>
          </table:table-cell>
          <table:table-cell table:formula="of:=[.C226]" office:value-type="float" office:value="8.51" calcext:value-type="float">
            <text:p>8.51</text:p>
          </table:table-cell>
          <table:table-cell table:formula="of:=SUM([.G$2:.G226])" office:value-type="float" office:value="886.52" calcext:value-type="float">
            <text:p>886.5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19-02-11" calcext:value-type="date">
            <text:p>2019-02-11</text:p>
          </table:table-cell>
          <table:table-cell office:value-type="float" office:value="10.68" calcext:value-type="float">
            <text:p>10.68</text:p>
          </table:table-cell>
          <table:table-cell table:formula="of:=SUM([.$C$2:.C227])" office:value-type="float" office:value="917.81" calcext:value-type="float">
            <text:p>917.81</text:p>
          </table:table-cell>
          <table:table-cell table:formula="of:=[.C227]" office:value-type="float" office:value="10.68" calcext:value-type="float">
            <text:p>10.68</text:p>
          </table:table-cell>
          <table:table-cell table:formula="of:=SUM([.E$2:.E227])" office:value-type="float" office:value="913.74" calcext:value-type="float">
            <text:p>913.74</text:p>
          </table:table-cell>
          <table:table-cell table:formula="of:=[.C227]" office:value-type="float" office:value="10.68" calcext:value-type="float">
            <text:p>10.68</text:p>
          </table:table-cell>
          <table:table-cell table:formula="of:=SUM([.G$2:.G227])" office:value-type="float" office:value="897.2" calcext:value-type="float">
            <text:p>897.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19-02-12" calcext:value-type="date">
            <text:p>2019-02-12</text:p>
          </table:table-cell>
          <table:table-cell office:value-type="float" office:value="18.23" calcext:value-type="float">
            <text:p>18.23</text:p>
          </table:table-cell>
          <table:table-cell table:formula="of:=SUM([.$C$2:.C228])" office:value-type="float" office:value="936.04" calcext:value-type="float">
            <text:p>936.04</text:p>
          </table:table-cell>
          <table:table-cell table:formula="of:=[.C228]" office:value-type="float" office:value="18.23" calcext:value-type="float">
            <text:p>18.23</text:p>
          </table:table-cell>
          <table:table-cell table:formula="of:=SUM([.E$2:.E228])" office:value-type="float" office:value="931.97" calcext:value-type="float">
            <text:p>931.97</text:p>
          </table:table-cell>
          <table:table-cell table:formula="of:=[.C228]" office:value-type="float" office:value="18.23" calcext:value-type="float">
            <text:p>18.23</text:p>
          </table:table-cell>
          <table:table-cell table:formula="of:=SUM([.G$2:.G228])" office:value-type="float" office:value="915.43" calcext:value-type="float">
            <text:p>915.4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19-02-13" calcext:value-type="date">
            <text:p>2019-02-13</text:p>
          </table:table-cell>
          <table:table-cell office:value-type="float" office:value="7.58" calcext:value-type="float">
            <text:p>7.58</text:p>
          </table:table-cell>
          <table:table-cell table:formula="of:=SUM([.$C$2:.C229])" office:value-type="float" office:value="943.62" calcext:value-type="float">
            <text:p>943.62</text:p>
          </table:table-cell>
          <table:table-cell table:formula="of:=[.C229]" office:value-type="float" office:value="7.58" calcext:value-type="float">
            <text:p>7.58</text:p>
          </table:table-cell>
          <table:table-cell table:formula="of:=SUM([.E$2:.E229])" office:value-type="float" office:value="939.55" calcext:value-type="float">
            <text:p>939.55</text:p>
          </table:table-cell>
          <table:table-cell table:formula="of:=[.C229]" office:value-type="float" office:value="7.58" calcext:value-type="float">
            <text:p>7.58</text:p>
          </table:table-cell>
          <table:table-cell table:formula="of:=SUM([.G$2:.G229])" office:value-type="float" office:value="923.01" calcext:value-type="float">
            <text:p>923.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19-02-14" calcext:value-type="date">
            <text:p>2019-02-14</text:p>
          </table:table-cell>
          <table:table-cell office:value-type="float" office:value="5.51" calcext:value-type="float">
            <text:p>5.51</text:p>
          </table:table-cell>
          <table:table-cell table:formula="of:=SUM([.$C$2:.C230])" office:value-type="float" office:value="949.13" calcext:value-type="float">
            <text:p>949.13</text:p>
          </table:table-cell>
          <table:table-cell table:formula="of:=[.C230]" office:value-type="float" office:value="5.51" calcext:value-type="float">
            <text:p>5.51</text:p>
          </table:table-cell>
          <table:table-cell table:formula="of:=SUM([.E$2:.E230])" office:value-type="float" office:value="945.06" calcext:value-type="float">
            <text:p>945.06</text:p>
          </table:table-cell>
          <table:table-cell table:formula="of:=[.C230]" office:value-type="float" office:value="5.51" calcext:value-type="float">
            <text:p>5.51</text:p>
          </table:table-cell>
          <table:table-cell table:formula="of:=SUM([.G$2:.G230])" office:value-type="float" office:value="928.52" calcext:value-type="float">
            <text:p>928.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19-02-15" calcext:value-type="date">
            <text:p>2019-02-15</text:p>
          </table:table-cell>
          <table:table-cell office:value-type="float" office:value="5.13" calcext:value-type="float">
            <text:p>5.13</text:p>
          </table:table-cell>
          <table:table-cell table:formula="of:=SUM([.$C$2:.C231])" office:value-type="float" office:value="954.26" calcext:value-type="float">
            <text:p>954.26</text:p>
          </table:table-cell>
          <table:table-cell table:formula="of:=[.C231]" office:value-type="float" office:value="5.13" calcext:value-type="float">
            <text:p>5.13</text:p>
          </table:table-cell>
          <table:table-cell table:formula="of:=SUM([.E$2:.E231])" office:value-type="float" office:value="950.19" calcext:value-type="float">
            <text:p>950.19</text:p>
          </table:table-cell>
          <table:table-cell table:formula="of:=[.C231]" office:value-type="float" office:value="5.13" calcext:value-type="float">
            <text:p>5.13</text:p>
          </table:table-cell>
          <table:table-cell table:formula="of:=SUM([.G$2:.G231])" office:value-type="float" office:value="933.65" calcext:value-type="float">
            <text:p>933.6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19-02-16" calcext:value-type="date">
            <text:p>2019-02-16</text:p>
          </table:table-cell>
          <table:table-cell office:value-type="float" office:value="3.92" calcext:value-type="float">
            <text:p>3.92</text:p>
          </table:table-cell>
          <table:table-cell table:formula="of:=SUM([.$C$2:.C232])" office:value-type="float" office:value="958.18" calcext:value-type="float">
            <text:p>958.18</text:p>
          </table:table-cell>
          <table:table-cell table:formula="of:=[.C232]" office:value-type="float" office:value="3.92" calcext:value-type="float">
            <text:p>3.92</text:p>
          </table:table-cell>
          <table:table-cell table:formula="of:=SUM([.E$2:.E232])" office:value-type="float" office:value="954.11" calcext:value-type="float">
            <text:p>954.11</text:p>
          </table:table-cell>
          <table:table-cell table:formula="of:=[.C232]" office:value-type="float" office:value="3.92" calcext:value-type="float">
            <text:p>3.92</text:p>
          </table:table-cell>
          <table:table-cell table:formula="of:=SUM([.G$2:.G232])" office:value-type="float" office:value="937.57" calcext:value-type="float">
            <text:p>937.5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19-02-17" calcext:value-type="date">
            <text:p>2019-02-17</text:p>
          </table:table-cell>
          <table:table-cell office:value-type="float" office:value="6.87" calcext:value-type="float">
            <text:p>6.87</text:p>
          </table:table-cell>
          <table:table-cell table:formula="of:=SUM([.$C$2:.C233])" office:value-type="float" office:value="965.05" calcext:value-type="float">
            <text:p>965.05</text:p>
          </table:table-cell>
          <table:table-cell table:formula="of:=[.C233]" office:value-type="float" office:value="6.87" calcext:value-type="float">
            <text:p>6.87</text:p>
          </table:table-cell>
          <table:table-cell table:formula="of:=SUM([.E$2:.E233])" office:value-type="float" office:value="960.98" calcext:value-type="float">
            <text:p>960.98</text:p>
          </table:table-cell>
          <table:table-cell table:formula="of:=[.C233]" office:value-type="float" office:value="6.87" calcext:value-type="float">
            <text:p>6.87</text:p>
          </table:table-cell>
          <table:table-cell table:formula="of:=SUM([.G$2:.G233])" office:value-type="float" office:value="944.44" calcext:value-type="float">
            <text:p>944.4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19-02-18" calcext:value-type="date">
            <text:p>2019-02-18</text:p>
          </table:table-cell>
          <table:table-cell office:value-type="float" office:value="5.65" calcext:value-type="float">
            <text:p>5.65</text:p>
          </table:table-cell>
          <table:table-cell table:formula="of:=SUM([.$C$2:.C234])" office:value-type="float" office:value="970.7" calcext:value-type="float">
            <text:p>970.7</text:p>
          </table:table-cell>
          <table:table-cell table:formula="of:=[.C234]" office:value-type="float" office:value="5.65" calcext:value-type="float">
            <text:p>5.65</text:p>
          </table:table-cell>
          <table:table-cell table:formula="of:=SUM([.E$2:.E234])" office:value-type="float" office:value="966.63" calcext:value-type="float">
            <text:p>966.63</text:p>
          </table:table-cell>
          <table:table-cell table:formula="of:=[.C234]" office:value-type="float" office:value="5.65" calcext:value-type="float">
            <text:p>5.65</text:p>
          </table:table-cell>
          <table:table-cell table:formula="of:=SUM([.G$2:.G234])" office:value-type="float" office:value="950.09" calcext:value-type="float">
            <text:p>950.0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19-02-19" calcext:value-type="date">
            <text:p>2019-02-19</text:p>
          </table:table-cell>
          <table:table-cell office:value-type="float" office:value="7.19" calcext:value-type="float">
            <text:p>7.19</text:p>
          </table:table-cell>
          <table:table-cell table:formula="of:=SUM([.$C$2:.C235])" office:value-type="float" office:value="977.89" calcext:value-type="float">
            <text:p>977.89</text:p>
          </table:table-cell>
          <table:table-cell table:formula="of:=[.C235]" office:value-type="float" office:value="7.19" calcext:value-type="float">
            <text:p>7.19</text:p>
          </table:table-cell>
          <table:table-cell table:formula="of:=SUM([.E$2:.E235])" office:value-type="float" office:value="973.82" calcext:value-type="float">
            <text:p>973.82</text:p>
          </table:table-cell>
          <table:table-cell table:formula="of:=[.C235]" office:value-type="float" office:value="7.19" calcext:value-type="float">
            <text:p>7.19</text:p>
          </table:table-cell>
          <table:table-cell table:formula="of:=SUM([.G$2:.G235])" office:value-type="float" office:value="957.28" calcext:value-type="float">
            <text:p>957.2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19-02-20" calcext:value-type="date">
            <text:p>2019-02-20</text:p>
          </table:table-cell>
          <table:table-cell office:value-type="float" office:value="12.22" calcext:value-type="float">
            <text:p>12.22</text:p>
          </table:table-cell>
          <table:table-cell table:formula="of:=SUM([.$C$2:.C236])" office:value-type="float" office:value="990.11" calcext:value-type="float">
            <text:p>990.11</text:p>
          </table:table-cell>
          <table:table-cell table:formula="of:=[.C236]" office:value-type="float" office:value="12.22" calcext:value-type="float">
            <text:p>12.22</text:p>
          </table:table-cell>
          <table:table-cell table:formula="of:=SUM([.E$2:.E236])" office:value-type="float" office:value="986.04" calcext:value-type="float">
            <text:p>986.04</text:p>
          </table:table-cell>
          <table:table-cell table:formula="of:=[.C236]" office:value-type="float" office:value="12.22" calcext:value-type="float">
            <text:p>12.22</text:p>
          </table:table-cell>
          <table:table-cell table:formula="of:=SUM([.G$2:.G236])" office:value-type="float" office:value="969.5" calcext:value-type="float">
            <text:p>969.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19-02-21" calcext:value-type="date">
            <text:p>2019-02-21</text:p>
          </table:table-cell>
          <table:table-cell office:value-type="float" office:value="10.1" calcext:value-type="float">
            <text:p>10.1</text:p>
          </table:table-cell>
          <table:table-cell table:formula="of:=SUM([.$C$2:.C237])" office:value-type="float" office:value="1000.21" calcext:value-type="float">
            <text:p>1000.21</text:p>
          </table:table-cell>
          <table:table-cell table:formula="of:=[.C237]" office:value-type="float" office:value="10.1" calcext:value-type="float">
            <text:p>10.1</text:p>
          </table:table-cell>
          <table:table-cell table:formula="of:=SUM([.E$2:.E237])" office:value-type="float" office:value="996.14" calcext:value-type="float">
            <text:p>996.14</text:p>
          </table:table-cell>
          <table:table-cell table:formula="of:=[.C237]" office:value-type="float" office:value="10.1" calcext:value-type="float">
            <text:p>10.1</text:p>
          </table:table-cell>
          <table:table-cell table:formula="of:=SUM([.G$2:.G237])" office:value-type="float" office:value="979.6" calcext:value-type="float">
            <text:p>979.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7.28" calcext:value-type="float">
            <text:p>7.28</text:p>
          </table:table-cell>
          <table:table-cell table:formula="of:=SUM([.$C$2:.C238])" office:value-type="float" office:value="1007.49" calcext:value-type="float">
            <text:p>1007.49</text:p>
          </table:table-cell>
          <table:table-cell table:formula="of:=[.C238]" office:value-type="float" office:value="7.28" calcext:value-type="float">
            <text:p>7.28</text:p>
          </table:table-cell>
          <table:table-cell table:formula="of:=SUM([.E$2:.E238])" office:value-type="float" office:value="1003.42" calcext:value-type="float">
            <text:p>1003.42</text:p>
          </table:table-cell>
          <table:table-cell table:formula="of:=[.C238]" office:value-type="float" office:value="7.28" calcext:value-type="float">
            <text:p>7.28</text:p>
          </table:table-cell>
          <table:table-cell table:formula="of:=SUM([.G$2:.G238])" office:value-type="float" office:value="986.88" calcext:value-type="float">
            <text:p>986.8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19-02-23" calcext:value-type="date">
            <text:p>2019-02-23</text:p>
          </table:table-cell>
          <table:table-cell office:value-type="float" office:value="8.32" calcext:value-type="float">
            <text:p>8.32</text:p>
          </table:table-cell>
          <table:table-cell table:formula="of:=SUM([.$C$2:.C239])" office:value-type="float" office:value="1015.81" calcext:value-type="float">
            <text:p>1015.81</text:p>
          </table:table-cell>
          <table:table-cell table:formula="of:=[.C239]" office:value-type="float" office:value="8.32" calcext:value-type="float">
            <text:p>8.32</text:p>
          </table:table-cell>
          <table:table-cell table:formula="of:=SUM([.E$2:.E239])" office:value-type="float" office:value="1011.74" calcext:value-type="float">
            <text:p>1011.74</text:p>
          </table:table-cell>
          <table:table-cell table:formula="of:=[.C239]" office:value-type="float" office:value="8.32" calcext:value-type="float">
            <text:p>8.32</text:p>
          </table:table-cell>
          <table:table-cell table:formula="of:=SUM([.G$2:.G239])" office:value-type="float" office:value="995.2" calcext:value-type="float">
            <text:p>995.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19-02-24" calcext:value-type="date">
            <text:p>2019-02-24</text:p>
          </table:table-cell>
          <table:table-cell office:value-type="float" office:value="6.74" calcext:value-type="float">
            <text:p>6.74</text:p>
          </table:table-cell>
          <table:table-cell table:formula="of:=SUM([.$C$2:.C240])" office:value-type="float" office:value="1022.55" calcext:value-type="float">
            <text:p>1022.55</text:p>
          </table:table-cell>
          <table:table-cell table:formula="of:=[.C240]" office:value-type="float" office:value="6.74" calcext:value-type="float">
            <text:p>6.74</text:p>
          </table:table-cell>
          <table:table-cell table:formula="of:=SUM([.E$2:.E240])" office:value-type="float" office:value="1018.48" calcext:value-type="float">
            <text:p>1018.48</text:p>
          </table:table-cell>
          <table:table-cell table:formula="of:=[.C240]" office:value-type="float" office:value="6.74" calcext:value-type="float">
            <text:p>6.74</text:p>
          </table:table-cell>
          <table:table-cell table:formula="of:=SUM([.G$2:.G240])" office:value-type="float" office:value="1001.94" calcext:value-type="float">
            <text:p>1001.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19-02-25" calcext:value-type="date">
            <text:p>2019-02-25</text:p>
          </table:table-cell>
          <table:table-cell office:value-type="float" office:value="8.79" calcext:value-type="float">
            <text:p>8.79</text:p>
          </table:table-cell>
          <table:table-cell table:formula="of:=SUM([.$C$2:.C241])" office:value-type="float" office:value="1031.34" calcext:value-type="float">
            <text:p>1031.34</text:p>
          </table:table-cell>
          <table:table-cell table:formula="of:=[.C241]" office:value-type="float" office:value="8.79" calcext:value-type="float">
            <text:p>8.79</text:p>
          </table:table-cell>
          <table:table-cell table:formula="of:=SUM([.E$2:.E241])" office:value-type="float" office:value="1027.27" calcext:value-type="float">
            <text:p>1027.27</text:p>
          </table:table-cell>
          <table:table-cell table:formula="of:=[.C241]" office:value-type="float" office:value="8.79" calcext:value-type="float">
            <text:p>8.79</text:p>
          </table:table-cell>
          <table:table-cell table:formula="of:=SUM([.G$2:.G241])" office:value-type="float" office:value="1010.73" calcext:value-type="float">
            <text:p>1010.7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13.91" calcext:value-type="float">
            <text:p>13.91</text:p>
          </table:table-cell>
          <table:table-cell table:formula="of:=SUM([.$C$2:.C242])" office:value-type="float" office:value="1045.25" calcext:value-type="float">
            <text:p>1045.25</text:p>
          </table:table-cell>
          <table:table-cell table:formula="of:=[.C242]" office:value-type="float" office:value="13.91" calcext:value-type="float">
            <text:p>13.91</text:p>
          </table:table-cell>
          <table:table-cell table:formula="of:=SUM([.E$2:.E242])" office:value-type="float" office:value="1041.18" calcext:value-type="float">
            <text:p>1041.18</text:p>
          </table:table-cell>
          <table:table-cell table:formula="of:=[.C242]" office:value-type="float" office:value="13.91" calcext:value-type="float">
            <text:p>13.91</text:p>
          </table:table-cell>
          <table:table-cell table:formula="of:=SUM([.G$2:.G242])" office:value-type="float" office:value="1024.64" calcext:value-type="float">
            <text:p>1024.6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19-02-27" calcext:value-type="date">
            <text:p>2019-02-27</text:p>
          </table:table-cell>
          <table:table-cell office:value-type="float" office:value="14.65" calcext:value-type="float">
            <text:p>14.65</text:p>
          </table:table-cell>
          <table:table-cell table:formula="of:=SUM([.$C$2:.C243])" office:value-type="float" office:value="1059.9" calcext:value-type="float">
            <text:p>1059.9</text:p>
          </table:table-cell>
          <table:table-cell table:formula="of:=[.C243]" office:value-type="float" office:value="14.65" calcext:value-type="float">
            <text:p>14.65</text:p>
          </table:table-cell>
          <table:table-cell table:formula="of:=SUM([.E$2:.E243])" office:value-type="float" office:value="1055.83" calcext:value-type="float">
            <text:p>1055.83</text:p>
          </table:table-cell>
          <table:table-cell table:formula="of:=[.C243]" office:value-type="float" office:value="14.65" calcext:value-type="float">
            <text:p>14.65</text:p>
          </table:table-cell>
          <table:table-cell table:formula="of:=SUM([.G$2:.G243])" office:value-type="float" office:value="1039.29" calcext:value-type="float">
            <text:p>1039.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19-02-28" calcext:value-type="date">
            <text:p>2019-02-28</text:p>
          </table:table-cell>
          <table:table-cell office:value-type="float" office:value="20.55" calcext:value-type="float">
            <text:p>20.55</text:p>
          </table:table-cell>
          <table:table-cell table:formula="of:=SUM([.$C$2:.C244])" office:value-type="float" office:value="1080.45" calcext:value-type="float">
            <text:p>1080.45</text:p>
          </table:table-cell>
          <table:table-cell table:formula="of:=[.C244]" office:value-type="float" office:value="20.55" calcext:value-type="float">
            <text:p>20.55</text:p>
          </table:table-cell>
          <table:table-cell table:formula="of:=SUM([.E$2:.E244])" office:value-type="float" office:value="1076.38" calcext:value-type="float">
            <text:p>1076.38</text:p>
          </table:table-cell>
          <table:table-cell table:formula="of:=[.C244]" office:value-type="float" office:value="20.55" calcext:value-type="float">
            <text:p>20.55</text:p>
          </table:table-cell>
          <table:table-cell table:formula="of:=SUM([.G$2:.G244])" office:value-type="float" office:value="1059.84" calcext:value-type="float">
            <text:p>1059.8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17" calcext:value-type="float">
            <text:p>10.17</text:p>
          </table:table-cell>
          <table:table-cell table:formula="of:=SUM([.$C$2:.C245])" office:value-type="float" office:value="1090.62" calcext:value-type="float">
            <text:p>1090.62</text:p>
          </table:table-cell>
          <table:table-cell table:formula="of:=[.C245]" office:value-type="float" office:value="10.17" calcext:value-type="float">
            <text:p>10.17</text:p>
          </table:table-cell>
          <table:table-cell table:formula="of:=SUM([.E$2:.E245])" office:value-type="float" office:value="1086.55" calcext:value-type="float">
            <text:p>1086.55</text:p>
          </table:table-cell>
          <table:table-cell table:formula="of:=[.C245]" office:value-type="float" office:value="10.17" calcext:value-type="float">
            <text:p>10.17</text:p>
          </table:table-cell>
          <table:table-cell table:formula="of:=SUM([.G$2:.G245])" office:value-type="float" office:value="1070.01" calcext:value-type="float">
            <text:p>1070.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19-03-02" calcext:value-type="date">
            <text:p>2019-03-02</text:p>
          </table:table-cell>
          <table:table-cell office:value-type="float" office:value="7.34" calcext:value-type="float">
            <text:p>7.34</text:p>
          </table:table-cell>
          <table:table-cell table:formula="of:=SUM([.$C$2:.C246])" office:value-type="float" office:value="1097.96" calcext:value-type="float">
            <text:p>1097.96</text:p>
          </table:table-cell>
          <table:table-cell table:formula="of:=[.C246]" office:value-type="float" office:value="7.34" calcext:value-type="float">
            <text:p>7.34</text:p>
          </table:table-cell>
          <table:table-cell table:formula="of:=SUM([.E$2:.E246])" office:value-type="float" office:value="1093.89" calcext:value-type="float">
            <text:p>1093.89</text:p>
          </table:table-cell>
          <table:table-cell table:formula="of:=[.C246]" office:value-type="float" office:value="7.34" calcext:value-type="float">
            <text:p>7.34</text:p>
          </table:table-cell>
          <table:table-cell table:formula="of:=SUM([.G$2:.G246])" office:value-type="float" office:value="1077.35" calcext:value-type="float">
            <text:p>1077.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9.38" calcext:value-type="float">
            <text:p>9.38</text:p>
          </table:table-cell>
          <table:table-cell table:formula="of:=SUM([.$C$2:.C247])" office:value-type="float" office:value="1107.34" calcext:value-type="float">
            <text:p>1107.34</text:p>
          </table:table-cell>
          <table:table-cell table:formula="of:=[.C247]" office:value-type="float" office:value="9.38" calcext:value-type="float">
            <text:p>9.38</text:p>
          </table:table-cell>
          <table:table-cell table:formula="of:=SUM([.E$2:.E247])" office:value-type="float" office:value="1103.27" calcext:value-type="float">
            <text:p>1103.27</text:p>
          </table:table-cell>
          <table:table-cell table:formula="of:=[.C247]" office:value-type="float" office:value="9.38" calcext:value-type="float">
            <text:p>9.38</text:p>
          </table:table-cell>
          <table:table-cell table:formula="of:=SUM([.G$2:.G247])" office:value-type="float" office:value="1086.73" calcext:value-type="float">
            <text:p>1086.7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19-03-04" calcext:value-type="date">
            <text:p>2019-03-04</text:p>
          </table:table-cell>
          <table:table-cell office:value-type="float" office:value="10.65" calcext:value-type="float">
            <text:p>10.65</text:p>
          </table:table-cell>
          <table:table-cell table:formula="of:=SUM([.$C$2:.C248])" office:value-type="float" office:value="1117.99" calcext:value-type="float">
            <text:p>1117.99</text:p>
          </table:table-cell>
          <table:table-cell table:formula="of:=[.C248]" office:value-type="float" office:value="10.65" calcext:value-type="float">
            <text:p>10.65</text:p>
          </table:table-cell>
          <table:table-cell table:formula="of:=SUM([.E$2:.E248])" office:value-type="float" office:value="1113.92" calcext:value-type="float">
            <text:p>1113.92</text:p>
          </table:table-cell>
          <table:table-cell table:formula="of:=[.C248]" office:value-type="float" office:value="10.65" calcext:value-type="float">
            <text:p>10.65</text:p>
          </table:table-cell>
          <table:table-cell table:formula="of:=SUM([.G$2:.G248])" office:value-type="float" office:value="1097.38" calcext:value-type="float">
            <text:p>1097.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19-03-05" calcext:value-type="date">
            <text:p>2019-03-05</text:p>
          </table:table-cell>
          <table:table-cell office:value-type="float" office:value="10.65" calcext:value-type="float">
            <text:p>10.65</text:p>
          </table:table-cell>
          <table:table-cell table:formula="of:=SUM([.$C$2:.C249])" office:value-type="float" office:value="1128.64" calcext:value-type="float">
            <text:p>1128.64</text:p>
          </table:table-cell>
          <table:table-cell table:formula="of:=[.C249]" office:value-type="float" office:value="10.65" calcext:value-type="float">
            <text:p>10.65</text:p>
          </table:table-cell>
          <table:table-cell table:formula="of:=SUM([.E$2:.E249])" office:value-type="float" office:value="1124.57" calcext:value-type="float">
            <text:p>1124.57</text:p>
          </table:table-cell>
          <table:table-cell table:formula="of:=[.C249]" office:value-type="float" office:value="10.65" calcext:value-type="float">
            <text:p>10.65</text:p>
          </table:table-cell>
          <table:table-cell table:formula="of:=SUM([.G$2:.G249])" office:value-type="float" office:value="1108.03" calcext:value-type="float">
            <text:p>1108.0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19-03-06" calcext:value-type="date">
            <text:p>2019-03-06</text:p>
          </table:table-cell>
          <table:table-cell office:value-type="float" office:value="4.62" calcext:value-type="float">
            <text:p>4.62</text:p>
          </table:table-cell>
          <table:table-cell table:formula="of:=SUM([.$C$2:.C250])" office:value-type="float" office:value="1133.26" calcext:value-type="float">
            <text:p>1133.26</text:p>
          </table:table-cell>
          <table:table-cell table:formula="of:=[.C250]" office:value-type="float" office:value="4.62" calcext:value-type="float">
            <text:p>4.62</text:p>
          </table:table-cell>
          <table:table-cell table:formula="of:=SUM([.E$2:.E250])" office:value-type="float" office:value="1129.19" calcext:value-type="float">
            <text:p>1129.19</text:p>
          </table:table-cell>
          <table:table-cell table:formula="of:=[.C250]" office:value-type="float" office:value="4.62" calcext:value-type="float">
            <text:p>4.62</text:p>
          </table:table-cell>
          <table:table-cell table:formula="of:=SUM([.G$2:.G250])" office:value-type="float" office:value="1112.65" calcext:value-type="float">
            <text:p>1112.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19-03-07" calcext:value-type="date">
            <text:p>2019-03-07</text:p>
          </table:table-cell>
          <table:table-cell office:value-type="float" office:value="4.02" calcext:value-type="float">
            <text:p>4.02</text:p>
          </table:table-cell>
          <table:table-cell table:formula="of:=SUM([.$C$2:.C251])" office:value-type="float" office:value="1137.28" calcext:value-type="float">
            <text:p>1137.28</text:p>
          </table:table-cell>
          <table:table-cell table:formula="of:=[.C251]" office:value-type="float" office:value="4.02" calcext:value-type="float">
            <text:p>4.02</text:p>
          </table:table-cell>
          <table:table-cell table:formula="of:=SUM([.E$2:.E251])" office:value-type="float" office:value="1133.21" calcext:value-type="float">
            <text:p>1133.21</text:p>
          </table:table-cell>
          <table:table-cell table:formula="of:=[.C251]" office:value-type="float" office:value="4.02" calcext:value-type="float">
            <text:p>4.02</text:p>
          </table:table-cell>
          <table:table-cell table:formula="of:=SUM([.G$2:.G251])" office:value-type="float" office:value="1116.67" calcext:value-type="float">
            <text:p>1116.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19-03-08" calcext:value-type="date">
            <text:p>2019-03-08</text:p>
          </table:table-cell>
          <table:table-cell office:value-type="float" office:value="7.78" calcext:value-type="float">
            <text:p>7.78</text:p>
          </table:table-cell>
          <table:table-cell table:formula="of:=SUM([.$C$2:.C252])" office:value-type="float" office:value="1145.06" calcext:value-type="float">
            <text:p>1145.06</text:p>
          </table:table-cell>
          <table:table-cell table:formula="of:=[.C252]" office:value-type="float" office:value="7.78" calcext:value-type="float">
            <text:p>7.78</text:p>
          </table:table-cell>
          <table:table-cell table:formula="of:=SUM([.E$2:.E252])" office:value-type="float" office:value="1140.99" calcext:value-type="float">
            <text:p>1140.99</text:p>
          </table:table-cell>
          <table:table-cell table:formula="of:=[.C252]" office:value-type="float" office:value="7.78" calcext:value-type="float">
            <text:p>7.78</text:p>
          </table:table-cell>
          <table:table-cell table:formula="of:=SUM([.G$2:.G252])" office:value-type="float" office:value="1124.45" calcext:value-type="float">
            <text:p>1124.4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19-03-09" calcext:value-type="date">
            <text:p>2019-03-09</text:p>
          </table:table-cell>
          <table:table-cell office:value-type="float" office:value="7.72" calcext:value-type="float">
            <text:p>7.72</text:p>
          </table:table-cell>
          <table:table-cell table:formula="of:=SUM([.$C$2:.C253])" office:value-type="float" office:value="1152.78" calcext:value-type="float">
            <text:p>1152.78</text:p>
          </table:table-cell>
          <table:table-cell table:formula="of:=[.C253]" office:value-type="float" office:value="7.72" calcext:value-type="float">
            <text:p>7.72</text:p>
          </table:table-cell>
          <table:table-cell table:formula="of:=SUM([.E$2:.E253])" office:value-type="float" office:value="1148.71" calcext:value-type="float">
            <text:p>1148.71</text:p>
          </table:table-cell>
          <table:table-cell table:formula="of:=[.C253]" office:value-type="float" office:value="7.72" calcext:value-type="float">
            <text:p>7.72</text:p>
          </table:table-cell>
          <table:table-cell table:formula="of:=SUM([.G$2:.G253])" office:value-type="float" office:value="1132.17" calcext:value-type="float">
            <text:p>1132.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19-03-10" calcext:value-type="date">
            <text:p>2019-03-10</text:p>
          </table:table-cell>
          <table:table-cell office:value-type="float" office:value="4.67" calcext:value-type="float">
            <text:p>4.67</text:p>
          </table:table-cell>
          <table:table-cell table:formula="of:=SUM([.$C$2:.C254])" office:value-type="float" office:value="1157.45" calcext:value-type="float">
            <text:p>1157.45</text:p>
          </table:table-cell>
          <table:table-cell table:formula="of:=[.C254]" office:value-type="float" office:value="4.67" calcext:value-type="float">
            <text:p>4.67</text:p>
          </table:table-cell>
          <table:table-cell table:formula="of:=SUM([.E$2:.E254])" office:value-type="float" office:value="1153.38" calcext:value-type="float">
            <text:p>1153.38</text:p>
          </table:table-cell>
          <table:table-cell table:formula="of:=[.C254]" office:value-type="float" office:value="4.67" calcext:value-type="float">
            <text:p>4.67</text:p>
          </table:table-cell>
          <table:table-cell table:formula="of:=SUM([.G$2:.G254])" office:value-type="float" office:value="1136.84" calcext:value-type="float">
            <text:p>1136.8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19-03-11" calcext:value-type="date">
            <text:p>2019-03-11</text:p>
          </table:table-cell>
          <table:table-cell office:value-type="float" office:value="4.65" calcext:value-type="float">
            <text:p>4.65</text:p>
          </table:table-cell>
          <table:table-cell table:formula="of:=SUM([.$C$2:.C255])" office:value-type="float" office:value="1162.1" calcext:value-type="float">
            <text:p>1162.1</text:p>
          </table:table-cell>
          <table:table-cell table:formula="of:=[.C255]" office:value-type="float" office:value="4.65" calcext:value-type="float">
            <text:p>4.65</text:p>
          </table:table-cell>
          <table:table-cell table:formula="of:=SUM([.E$2:.E255])" office:value-type="float" office:value="1158.03" calcext:value-type="float">
            <text:p>1158.03</text:p>
          </table:table-cell>
          <table:table-cell table:formula="of:=[.C255]" office:value-type="float" office:value="4.65" calcext:value-type="float">
            <text:p>4.65</text:p>
          </table:table-cell>
          <table:table-cell table:formula="of:=SUM([.G$2:.G255])" office:value-type="float" office:value="1141.49" calcext:value-type="float">
            <text:p>1141.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19-03-12" calcext:value-type="date">
            <text:p>2019-03-12</text:p>
          </table:table-cell>
          <table:table-cell office:value-type="float" office:value="5.76" calcext:value-type="float">
            <text:p>5.76</text:p>
          </table:table-cell>
          <table:table-cell table:formula="of:=SUM([.$C$2:.C256])" office:value-type="float" office:value="1167.86" calcext:value-type="float">
            <text:p>1167.86</text:p>
          </table:table-cell>
          <table:table-cell table:formula="of:=[.C256]" office:value-type="float" office:value="5.76" calcext:value-type="float">
            <text:p>5.76</text:p>
          </table:table-cell>
          <table:table-cell table:formula="of:=SUM([.E$2:.E256])" office:value-type="float" office:value="1163.79" calcext:value-type="float">
            <text:p>1163.79</text:p>
          </table:table-cell>
          <table:table-cell table:formula="of:=[.C256]" office:value-type="float" office:value="5.76" calcext:value-type="float">
            <text:p>5.76</text:p>
          </table:table-cell>
          <table:table-cell table:formula="of:=SUM([.G$2:.G256])" office:value-type="float" office:value="1147.25" calcext:value-type="float">
            <text:p>1147.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19-03-13" calcext:value-type="date">
            <text:p>2019-03-13</text:p>
          </table:table-cell>
          <table:table-cell office:value-type="float" office:value="10.02" calcext:value-type="float">
            <text:p>10.02</text:p>
          </table:table-cell>
          <table:table-cell table:formula="of:=SUM([.$C$2:.C257])" office:value-type="float" office:value="1177.88" calcext:value-type="float">
            <text:p>1177.88</text:p>
          </table:table-cell>
          <table:table-cell table:formula="of:=[.C257]" office:value-type="float" office:value="10.02" calcext:value-type="float">
            <text:p>10.02</text:p>
          </table:table-cell>
          <table:table-cell table:formula="of:=SUM([.E$2:.E257])" office:value-type="float" office:value="1173.81" calcext:value-type="float">
            <text:p>1173.81</text:p>
          </table:table-cell>
          <table:table-cell table:formula="of:=[.C257]" office:value-type="float" office:value="10.02" calcext:value-type="float">
            <text:p>10.02</text:p>
          </table:table-cell>
          <table:table-cell table:formula="of:=SUM([.G$2:.G257])" office:value-type="float" office:value="1157.27" calcext:value-type="float">
            <text:p>1157.2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19-03-14" calcext:value-type="date">
            <text:p>2019-03-14</text:p>
          </table:table-cell>
          <table:table-cell office:value-type="float" office:value="9.69" calcext:value-type="float">
            <text:p>9.69</text:p>
          </table:table-cell>
          <table:table-cell table:formula="of:=SUM([.$C$2:.C258])" office:value-type="float" office:value="1187.57" calcext:value-type="float">
            <text:p>1187.57</text:p>
          </table:table-cell>
          <table:table-cell table:formula="of:=[.C258]" office:value-type="float" office:value="9.69" calcext:value-type="float">
            <text:p>9.69</text:p>
          </table:table-cell>
          <table:table-cell table:formula="of:=SUM([.E$2:.E258])" office:value-type="float" office:value="1183.5" calcext:value-type="float">
            <text:p>1183.5</text:p>
          </table:table-cell>
          <table:table-cell table:formula="of:=[.C258]" office:value-type="float" office:value="9.69" calcext:value-type="float">
            <text:p>9.69</text:p>
          </table:table-cell>
          <table:table-cell table:formula="of:=SUM([.G$2:.G258])" office:value-type="float" office:value="1166.96" calcext:value-type="float">
            <text:p>1166.9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19-03-15" calcext:value-type="date">
            <text:p>2019-03-15</text:p>
          </table:table-cell>
          <table:table-cell office:value-type="float" office:value="7.61" calcext:value-type="float">
            <text:p>7.61</text:p>
          </table:table-cell>
          <table:table-cell table:formula="of:=SUM([.$C$2:.C259])" office:value-type="float" office:value="1195.18" calcext:value-type="float">
            <text:p>1195.18</text:p>
          </table:table-cell>
          <table:table-cell table:formula="of:=[.C259]" office:value-type="float" office:value="7.61" calcext:value-type="float">
            <text:p>7.61</text:p>
          </table:table-cell>
          <table:table-cell table:formula="of:=SUM([.E$2:.E259])" office:value-type="float" office:value="1191.11" calcext:value-type="float">
            <text:p>1191.11</text:p>
          </table:table-cell>
          <table:table-cell table:formula="of:=[.C259]" office:value-type="float" office:value="7.61" calcext:value-type="float">
            <text:p>7.61</text:p>
          </table:table-cell>
          <table:table-cell table:formula="of:=SUM([.G$2:.G259])" office:value-type="float" office:value="1174.57" calcext:value-type="float">
            <text:p>1174.5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19-03-16" calcext:value-type="date">
            <text:p>2019-03-16</text:p>
          </table:table-cell>
          <table:table-cell office:value-type="float" office:value="7.39" calcext:value-type="float">
            <text:p>7.39</text:p>
          </table:table-cell>
          <table:table-cell table:formula="of:=SUM([.$C$2:.C260])" office:value-type="float" office:value="1202.57" calcext:value-type="float">
            <text:p>1202.57</text:p>
          </table:table-cell>
          <table:table-cell table:formula="of:=[.C260]" office:value-type="float" office:value="7.39" calcext:value-type="float">
            <text:p>7.39</text:p>
          </table:table-cell>
          <table:table-cell table:formula="of:=SUM([.E$2:.E260])" office:value-type="float" office:value="1198.5" calcext:value-type="float">
            <text:p>1198.5</text:p>
          </table:table-cell>
          <table:table-cell table:formula="of:=[.C260]" office:value-type="float" office:value="7.39" calcext:value-type="float">
            <text:p>7.39</text:p>
          </table:table-cell>
          <table:table-cell table:formula="of:=SUM([.G$2:.G260])" office:value-type="float" office:value="1181.96" calcext:value-type="float">
            <text:p>1181.9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19-03-17" calcext:value-type="date">
            <text:p>2019-03-17</text:p>
          </table:table-cell>
          <table:table-cell office:value-type="float" office:value="8.32" calcext:value-type="float">
            <text:p>8.32</text:p>
          </table:table-cell>
          <table:table-cell table:formula="of:=SUM([.$C$2:.C261])" office:value-type="float" office:value="1210.89" calcext:value-type="float">
            <text:p>1210.89</text:p>
          </table:table-cell>
          <table:table-cell table:formula="of:=[.C261]" office:value-type="float" office:value="8.32" calcext:value-type="float">
            <text:p>8.32</text:p>
          </table:table-cell>
          <table:table-cell table:formula="of:=SUM([.E$2:.E261])" office:value-type="float" office:value="1206.82" calcext:value-type="float">
            <text:p>1206.82</text:p>
          </table:table-cell>
          <table:table-cell table:formula="of:=[.C261]" office:value-type="float" office:value="8.32" calcext:value-type="float">
            <text:p>8.32</text:p>
          </table:table-cell>
          <table:table-cell table:formula="of:=SUM([.G$2:.G261])" office:value-type="float" office:value="1190.28" calcext:value-type="float">
            <text:p>1190.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19-03-18" calcext:value-type="date">
            <text:p>2019-03-18</text:p>
          </table:table-cell>
          <table:table-cell office:value-type="float" office:value="7.92" calcext:value-type="float">
            <text:p>7.92</text:p>
          </table:table-cell>
          <table:table-cell table:formula="of:=SUM([.$C$2:.C262])" office:value-type="float" office:value="1218.81" calcext:value-type="float">
            <text:p>1218.81</text:p>
          </table:table-cell>
          <table:table-cell table:formula="of:=[.C262]" office:value-type="float" office:value="7.92" calcext:value-type="float">
            <text:p>7.92</text:p>
          </table:table-cell>
          <table:table-cell table:formula="of:=SUM([.E$2:.E262])" office:value-type="float" office:value="1214.74" calcext:value-type="float">
            <text:p>1214.74</text:p>
          </table:table-cell>
          <table:table-cell table:formula="of:=[.C262]" office:value-type="float" office:value="7.92" calcext:value-type="float">
            <text:p>7.92</text:p>
          </table:table-cell>
          <table:table-cell table:formula="of:=SUM([.G$2:.G262])" office:value-type="float" office:value="1198.2" calcext:value-type="float">
            <text:p>1198.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19-03-19" calcext:value-type="date">
            <text:p>2019-03-19</text:p>
          </table:table-cell>
          <table:table-cell office:value-type="float" office:value="9.41" calcext:value-type="float">
            <text:p>9.41</text:p>
          </table:table-cell>
          <table:table-cell table:formula="of:=SUM([.$C$2:.C263])" office:value-type="float" office:value="1228.22" calcext:value-type="float">
            <text:p>1228.22</text:p>
          </table:table-cell>
          <table:table-cell table:formula="of:=[.C263]" office:value-type="float" office:value="9.41" calcext:value-type="float">
            <text:p>9.41</text:p>
          </table:table-cell>
          <table:table-cell table:formula="of:=SUM([.E$2:.E263])" office:value-type="float" office:value="1224.15" calcext:value-type="float">
            <text:p>1224.15</text:p>
          </table:table-cell>
          <table:table-cell table:formula="of:=[.C263]" office:value-type="float" office:value="9.41" calcext:value-type="float">
            <text:p>9.41</text:p>
          </table:table-cell>
          <table:table-cell table:formula="of:=SUM([.G$2:.G263])" office:value-type="float" office:value="1207.61" calcext:value-type="float">
            <text:p>1207.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19-03-20" calcext:value-type="date">
            <text:p>2019-03-20</text:p>
          </table:table-cell>
          <table:table-cell office:value-type="float" office:value="13.52" calcext:value-type="float">
            <text:p>13.52</text:p>
          </table:table-cell>
          <table:table-cell table:formula="of:=SUM([.$C$2:.C264])" office:value-type="float" office:value="1241.74" calcext:value-type="float">
            <text:p>1241.74</text:p>
          </table:table-cell>
          <table:table-cell table:formula="of:=[.C264]" office:value-type="float" office:value="13.52" calcext:value-type="float">
            <text:p>13.52</text:p>
          </table:table-cell>
          <table:table-cell table:formula="of:=SUM([.E$2:.E264])" office:value-type="float" office:value="1237.67" calcext:value-type="float">
            <text:p>1237.67</text:p>
          </table:table-cell>
          <table:table-cell table:formula="of:=[.C264]" office:value-type="float" office:value="13.52" calcext:value-type="float">
            <text:p>13.52</text:p>
          </table:table-cell>
          <table:table-cell table:formula="of:=SUM([.G$2:.G264])" office:value-type="float" office:value="1221.13" calcext:value-type="float">
            <text:p>1221.1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19-03-21" calcext:value-type="date">
            <text:p>2019-03-21</text:p>
          </table:table-cell>
          <table:table-cell office:value-type="float" office:value="14.63" calcext:value-type="float">
            <text:p>14.63</text:p>
          </table:table-cell>
          <table:table-cell table:formula="of:=SUM([.$C$2:.C265])" office:value-type="float" office:value="1256.37" calcext:value-type="float">
            <text:p>1256.37</text:p>
          </table:table-cell>
          <table:table-cell table:formula="of:=[.C265]" office:value-type="float" office:value="14.63" calcext:value-type="float">
            <text:p>14.63</text:p>
          </table:table-cell>
          <table:table-cell table:formula="of:=SUM([.E$2:.E265])" office:value-type="float" office:value="1252.3" calcext:value-type="float">
            <text:p>1252.3</text:p>
          </table:table-cell>
          <table:table-cell table:formula="of:=[.C265]" office:value-type="float" office:value="14.63" calcext:value-type="float">
            <text:p>14.63</text:p>
          </table:table-cell>
          <table:table-cell table:formula="of:=SUM([.G$2:.G265])" office:value-type="float" office:value="1235.76" calcext:value-type="float">
            <text:p>1235.7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19-03-22" calcext:value-type="date">
            <text:p>2019-03-22</text:p>
          </table:table-cell>
          <table:table-cell office:value-type="float" office:value="12.74" calcext:value-type="float">
            <text:p>12.74</text:p>
          </table:table-cell>
          <table:table-cell table:formula="of:=SUM([.$C$2:.C266])" office:value-type="float" office:value="1269.11" calcext:value-type="float">
            <text:p>1269.11</text:p>
          </table:table-cell>
          <table:table-cell table:formula="of:=[.C266]" office:value-type="float" office:value="12.74" calcext:value-type="float">
            <text:p>12.74</text:p>
          </table:table-cell>
          <table:table-cell table:formula="of:=SUM([.E$2:.E266])" office:value-type="float" office:value="1265.04" calcext:value-type="float">
            <text:p>1265.04</text:p>
          </table:table-cell>
          <table:table-cell table:formula="of:=[.C266]" office:value-type="float" office:value="12.74" calcext:value-type="float">
            <text:p>12.74</text:p>
          </table:table-cell>
          <table:table-cell table:formula="of:=SUM([.G$2:.G266])" office:value-type="float" office:value="1248.5" calcext:value-type="float">
            <text:p>1248.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19-03-23" calcext:value-type="date">
            <text:p>2019-03-23</text:p>
          </table:table-cell>
          <table:table-cell office:value-type="float" office:value="6.83" calcext:value-type="float">
            <text:p>6.83</text:p>
          </table:table-cell>
          <table:table-cell table:formula="of:=SUM([.$C$2:.C267])" office:value-type="float" office:value="1275.94" calcext:value-type="float">
            <text:p>1275.94</text:p>
          </table:table-cell>
          <table:table-cell table:formula="of:=[.C267]" office:value-type="float" office:value="6.83" calcext:value-type="float">
            <text:p>6.83</text:p>
          </table:table-cell>
          <table:table-cell table:formula="of:=SUM([.E$2:.E267])" office:value-type="float" office:value="1271.87" calcext:value-type="float">
            <text:p>1271.87</text:p>
          </table:table-cell>
          <table:table-cell table:formula="of:=[.C267]" office:value-type="float" office:value="6.83" calcext:value-type="float">
            <text:p>6.83</text:p>
          </table:table-cell>
          <table:table-cell table:formula="of:=SUM([.G$2:.G267])" office:value-type="float" office:value="1255.33" calcext:value-type="float">
            <text:p>1255.3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19-03-24" calcext:value-type="date">
            <text:p>2019-03-24</text:p>
          </table:table-cell>
          <table:table-cell office:value-type="float" office:value="7.19" calcext:value-type="float">
            <text:p>7.19</text:p>
          </table:table-cell>
          <table:table-cell table:formula="of:=SUM([.$C$2:.C268])" office:value-type="float" office:value="1283.13" calcext:value-type="float">
            <text:p>1283.13</text:p>
          </table:table-cell>
          <table:table-cell table:formula="of:=[.C268]" office:value-type="float" office:value="7.19" calcext:value-type="float">
            <text:p>7.19</text:p>
          </table:table-cell>
          <table:table-cell table:formula="of:=SUM([.E$2:.E268])" office:value-type="float" office:value="1279.06" calcext:value-type="float">
            <text:p>1279.06</text:p>
          </table:table-cell>
          <table:table-cell table:formula="of:=[.C268]" office:value-type="float" office:value="7.19" calcext:value-type="float">
            <text:p>7.19</text:p>
          </table:table-cell>
          <table:table-cell table:formula="of:=SUM([.G$2:.G268])" office:value-type="float" office:value="1262.52" calcext:value-type="float">
            <text:p>1262.5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19-03-25" calcext:value-type="date">
            <text:p>2019-03-25</text:p>
          </table:table-cell>
          <table:table-cell office:value-type="float" office:value="6.92" calcext:value-type="float">
            <text:p>6.92</text:p>
          </table:table-cell>
          <table:table-cell table:formula="of:=SUM([.$C$2:.C269])" office:value-type="float" office:value="1290.05" calcext:value-type="float">
            <text:p>1290.05</text:p>
          </table:table-cell>
          <table:table-cell table:formula="of:=[.C269]" office:value-type="float" office:value="6.92" calcext:value-type="float">
            <text:p>6.92</text:p>
          </table:table-cell>
          <table:table-cell table:formula="of:=SUM([.E$2:.E269])" office:value-type="float" office:value="1285.98" calcext:value-type="float">
            <text:p>1285.98</text:p>
          </table:table-cell>
          <table:table-cell table:formula="of:=[.C269]" office:value-type="float" office:value="6.92" calcext:value-type="float">
            <text:p>6.92</text:p>
          </table:table-cell>
          <table:table-cell table:formula="of:=SUM([.G$2:.G269])" office:value-type="float" office:value="1269.44" calcext:value-type="float">
            <text:p>1269.4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19-03-26" calcext:value-type="date">
            <text:p>2019-03-26</text:p>
          </table:table-cell>
          <table:table-cell office:value-type="float" office:value="3.76" calcext:value-type="float">
            <text:p>3.76</text:p>
          </table:table-cell>
          <table:table-cell table:formula="of:=SUM([.$C$2:.C270])" office:value-type="float" office:value="1293.81" calcext:value-type="float">
            <text:p>1293.81</text:p>
          </table:table-cell>
          <table:table-cell table:formula="of:=[.C270]" office:value-type="float" office:value="3.76" calcext:value-type="float">
            <text:p>3.76</text:p>
          </table:table-cell>
          <table:table-cell table:formula="of:=SUM([.E$2:.E270])" office:value-type="float" office:value="1289.74" calcext:value-type="float">
            <text:p>1289.74</text:p>
          </table:table-cell>
          <table:table-cell table:formula="of:=[.C270]" office:value-type="float" office:value="3.76" calcext:value-type="float">
            <text:p>3.76</text:p>
          </table:table-cell>
          <table:table-cell table:formula="of:=SUM([.G$2:.G270])" office:value-type="float" office:value="1273.2" calcext:value-type="float">
            <text:p>1273.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19-03-27" calcext:value-type="date">
            <text:p>2019-03-27</text:p>
          </table:table-cell>
          <table:table-cell office:value-type="float" office:value="2.63" calcext:value-type="float">
            <text:p>2.63</text:p>
          </table:table-cell>
          <table:table-cell table:formula="of:=SUM([.$C$2:.C271])" office:value-type="float" office:value="1296.44" calcext:value-type="float">
            <text:p>1296.44</text:p>
          </table:table-cell>
          <table:table-cell table:formula="of:=[.C271]" office:value-type="float" office:value="2.63" calcext:value-type="float">
            <text:p>2.63</text:p>
          </table:table-cell>
          <table:table-cell table:formula="of:=SUM([.E$2:.E271])" office:value-type="float" office:value="1292.37" calcext:value-type="float">
            <text:p>1292.37</text:p>
          </table:table-cell>
          <table:table-cell table:formula="of:=[.C271]" office:value-type="float" office:value="2.63" calcext:value-type="float">
            <text:p>2.63</text:p>
          </table:table-cell>
          <table:table-cell table:formula="of:=SUM([.G$2:.G271])" office:value-type="float" office:value="1275.83" calcext:value-type="float">
            <text:p>1275.8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19-03-28" calcext:value-type="date">
            <text:p>2019-03-28</text:p>
          </table:table-cell>
          <table:table-cell office:value-type="float" office:value="2.62" calcext:value-type="float">
            <text:p>2.62</text:p>
          </table:table-cell>
          <table:table-cell table:formula="of:=SUM([.$C$2:.C272])" office:value-type="float" office:value="1299.06" calcext:value-type="float">
            <text:p>1299.06</text:p>
          </table:table-cell>
          <table:table-cell table:formula="of:=[.C272]" office:value-type="float" office:value="2.62" calcext:value-type="float">
            <text:p>2.62</text:p>
          </table:table-cell>
          <table:table-cell table:formula="of:=SUM([.E$2:.E272])" office:value-type="float" office:value="1294.99" calcext:value-type="float">
            <text:p>1294.99</text:p>
          </table:table-cell>
          <table:table-cell table:formula="of:=[.C272]" office:value-type="float" office:value="2.62" calcext:value-type="float">
            <text:p>2.62</text:p>
          </table:table-cell>
          <table:table-cell table:formula="of:=SUM([.G$2:.G272])" office:value-type="float" office:value="1278.45" calcext:value-type="float">
            <text:p>1278.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19-03-29" calcext:value-type="date">
            <text:p>2019-03-29</text:p>
          </table:table-cell>
          <table:table-cell office:value-type="float" office:value="2.89" calcext:value-type="float">
            <text:p>2.89</text:p>
          </table:table-cell>
          <table:table-cell table:formula="of:=SUM([.$C$2:.C273])" office:value-type="float" office:value="1301.95" calcext:value-type="float">
            <text:p>1301.95</text:p>
          </table:table-cell>
          <table:table-cell table:formula="of:=[.C273]" office:value-type="float" office:value="2.89" calcext:value-type="float">
            <text:p>2.89</text:p>
          </table:table-cell>
          <table:table-cell table:formula="of:=SUM([.E$2:.E273])" office:value-type="float" office:value="1297.88" calcext:value-type="float">
            <text:p>1297.88</text:p>
          </table:table-cell>
          <table:table-cell table:formula="of:=[.C273]" office:value-type="float" office:value="2.89" calcext:value-type="float">
            <text:p>2.89</text:p>
          </table:table-cell>
          <table:table-cell table:formula="of:=SUM([.G$2:.G273])" office:value-type="float" office:value="1281.34" calcext:value-type="float">
            <text:p>1281.3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19-03-30" calcext:value-type="date">
            <text:p>2019-03-30</text:p>
          </table:table-cell>
          <table:table-cell office:value-type="float" office:value="3.32" calcext:value-type="float">
            <text:p>3.32</text:p>
          </table:table-cell>
          <table:table-cell table:formula="of:=SUM([.$C$2:.C274])" office:value-type="float" office:value="1305.27" calcext:value-type="float">
            <text:p>1305.27</text:p>
          </table:table-cell>
          <table:table-cell table:formula="of:=[.C274]" office:value-type="float" office:value="3.32" calcext:value-type="float">
            <text:p>3.32</text:p>
          </table:table-cell>
          <table:table-cell table:formula="of:=SUM([.E$2:.E274])" office:value-type="float" office:value="1301.2" calcext:value-type="float">
            <text:p>1301.2</text:p>
          </table:table-cell>
          <table:table-cell table:formula="of:=[.C274]" office:value-type="float" office:value="3.32" calcext:value-type="float">
            <text:p>3.32</text:p>
          </table:table-cell>
          <table:table-cell table:formula="of:=SUM([.G$2:.G274])" office:value-type="float" office:value="1284.66" calcext:value-type="float">
            <text:p>1284.6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19-03-31" calcext:value-type="date">
            <text:p>2019-03-31</text:p>
          </table:table-cell>
          <table:table-cell office:value-type="float" office:value="0.78" calcext:value-type="float">
            <text:p>0.78</text:p>
          </table:table-cell>
          <table:table-cell table:formula="of:=SUM([.$C$2:.C275])" office:value-type="float" office:value="1306.05" calcext:value-type="float">
            <text:p>1306.05</text:p>
          </table:table-cell>
          <table:table-cell table:formula="of:=[.C275]" office:value-type="float" office:value="0.78" calcext:value-type="float">
            <text:p>0.78</text:p>
          </table:table-cell>
          <table:table-cell table:formula="of:=SUM([.E$2:.E275])" office:value-type="float" office:value="1301.98" calcext:value-type="float">
            <text:p>1301.98</text:p>
          </table:table-cell>
          <table:table-cell table:formula="of:=[.C275]" office:value-type="float" office:value="0.78" calcext:value-type="float">
            <text:p>0.78</text:p>
          </table:table-cell>
          <table:table-cell table:formula="of:=SUM([.G$2:.G275])" office:value-type="float" office:value="1285.44" calcext:value-type="float">
            <text:p>1285.4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3.73" calcext:value-type="float">
            <text:p>3.73</text:p>
          </table:table-cell>
          <table:table-cell table:formula="of:=SUM([.$C$2:.C276])" office:value-type="float" office:value="1309.78" calcext:value-type="float">
            <text:p>1309.78</text:p>
          </table:table-cell>
          <table:table-cell table:formula="of:=[.C276]" office:value-type="float" office:value="3.73" calcext:value-type="float">
            <text:p>3.73</text:p>
          </table:table-cell>
          <table:table-cell table:formula="of:=SUM([.E$2:.E276])" office:value-type="float" office:value="1305.71" calcext:value-type="float">
            <text:p>1305.71</text:p>
          </table:table-cell>
          <table:table-cell table:formula="of:=[.C276]" office:value-type="float" office:value="3.73" calcext:value-type="float">
            <text:p>3.73</text:p>
          </table:table-cell>
          <table:table-cell table:formula="of:=SUM([.G$2:.G276])" office:value-type="float" office:value="1289.17" calcext:value-type="float">
            <text:p>1289.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19-04-02" calcext:value-type="date">
            <text:p>2019-04-02</text:p>
          </table:table-cell>
          <table:table-cell office:value-type="float" office:value="3.44" calcext:value-type="float">
            <text:p>3.44</text:p>
          </table:table-cell>
          <table:table-cell table:formula="of:=SUM([.$C$2:.C277])" office:value-type="float" office:value="1313.22" calcext:value-type="float">
            <text:p>1313.22</text:p>
          </table:table-cell>
          <table:table-cell table:formula="of:=[.C277]" office:value-type="float" office:value="3.44" calcext:value-type="float">
            <text:p>3.44</text:p>
          </table:table-cell>
          <table:table-cell table:formula="of:=SUM([.E$2:.E277])" office:value-type="float" office:value="1309.15" calcext:value-type="float">
            <text:p>1309.15</text:p>
          </table:table-cell>
          <table:table-cell table:formula="of:=[.C277]" office:value-type="float" office:value="3.44" calcext:value-type="float">
            <text:p>3.44</text:p>
          </table:table-cell>
          <table:table-cell table:formula="of:=SUM([.G$2:.G277])" office:value-type="float" office:value="1292.61" calcext:value-type="float">
            <text:p>1292.6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19-04-03" calcext:value-type="date">
            <text:p>2019-04-03</text:p>
          </table:table-cell>
          <table:table-cell office:value-type="float" office:value="3.29" calcext:value-type="float">
            <text:p>3.29</text:p>
          </table:table-cell>
          <table:table-cell table:formula="of:=SUM([.$C$2:.C278])" office:value-type="float" office:value="1316.51" calcext:value-type="float">
            <text:p>1316.51</text:p>
          </table:table-cell>
          <table:table-cell table:formula="of:=[.C278]" office:value-type="float" office:value="3.29" calcext:value-type="float">
            <text:p>3.29</text:p>
          </table:table-cell>
          <table:table-cell table:formula="of:=SUM([.E$2:.E278])" office:value-type="float" office:value="1312.44" calcext:value-type="float">
            <text:p>1312.44</text:p>
          </table:table-cell>
          <table:table-cell table:formula="of:=[.C278]" office:value-type="float" office:value="3.29" calcext:value-type="float">
            <text:p>3.29</text:p>
          </table:table-cell>
          <table:table-cell table:formula="of:=SUM([.G$2:.G278])" office:value-type="float" office:value="1295.9" calcext:value-type="float">
            <text:p>1295.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19-04-04" calcext:value-type="date">
            <text:p>2019-04-04</text:p>
          </table:table-cell>
          <table:table-cell office:value-type="float" office:value="2.2" calcext:value-type="float">
            <text:p>2.2</text:p>
          </table:table-cell>
          <table:table-cell table:formula="of:=SUM([.$C$2:.C279])" office:value-type="float" office:value="1318.71" calcext:value-type="float">
            <text:p>1318.71</text:p>
          </table:table-cell>
          <table:table-cell table:formula="of:=[.C279]" office:value-type="float" office:value="2.2" calcext:value-type="float">
            <text:p>2.2</text:p>
          </table:table-cell>
          <table:table-cell table:formula="of:=SUM([.E$2:.E279])" office:value-type="float" office:value="1314.64" calcext:value-type="float">
            <text:p>1314.64</text:p>
          </table:table-cell>
          <table:table-cell table:formula="of:=[.C279]" office:value-type="float" office:value="2.2" calcext:value-type="float">
            <text:p>2.2</text:p>
          </table:table-cell>
          <table:table-cell table:formula="of:=SUM([.G$2:.G279])" office:value-type="float" office:value="1298.1" calcext:value-type="float">
            <text:p>1298.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19-04-05" calcext:value-type="date">
            <text:p>2019-04-05</text:p>
          </table:table-cell>
          <table:table-cell office:value-type="float" office:value="2.74" calcext:value-type="float">
            <text:p>2.74</text:p>
          </table:table-cell>
          <table:table-cell table:formula="of:=SUM([.$C$2:.C280])" office:value-type="float" office:value="1321.45" calcext:value-type="float">
            <text:p>1321.45</text:p>
          </table:table-cell>
          <table:table-cell table:formula="of:=[.C280]" office:value-type="float" office:value="2.74" calcext:value-type="float">
            <text:p>2.74</text:p>
          </table:table-cell>
          <table:table-cell table:formula="of:=SUM([.E$2:.E280])" office:value-type="float" office:value="1317.38" calcext:value-type="float">
            <text:p>1317.38</text:p>
          </table:table-cell>
          <table:table-cell table:formula="of:=[.C280]" office:value-type="float" office:value="2.74" calcext:value-type="float">
            <text:p>2.74</text:p>
          </table:table-cell>
          <table:table-cell table:formula="of:=SUM([.G$2:.G280])" office:value-type="float" office:value="1300.84" calcext:value-type="float">
            <text:p>1300.8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19-04-06" calcext:value-type="date">
            <text:p>2019-04-06</text:p>
          </table:table-cell>
          <table:table-cell office:value-type="float" office:value="5.03" calcext:value-type="float">
            <text:p>5.03</text:p>
          </table:table-cell>
          <table:table-cell table:formula="of:=SUM([.$C$2:.C281])" office:value-type="float" office:value="1326.48" calcext:value-type="float">
            <text:p>1326.48</text:p>
          </table:table-cell>
          <table:table-cell table:formula="of:=[.C281]" office:value-type="float" office:value="5.03" calcext:value-type="float">
            <text:p>5.03</text:p>
          </table:table-cell>
          <table:table-cell table:formula="of:=SUM([.E$2:.E281])" office:value-type="float" office:value="1322.41" calcext:value-type="float">
            <text:p>1322.41</text:p>
          </table:table-cell>
          <table:table-cell table:formula="of:=[.C281]" office:value-type="float" office:value="5.03" calcext:value-type="float">
            <text:p>5.03</text:p>
          </table:table-cell>
          <table:table-cell table:formula="of:=SUM([.G$2:.G281])" office:value-type="float" office:value="1305.87" calcext:value-type="float">
            <text:p>1305.8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19-04-07" calcext:value-type="date">
            <text:p>2019-04-07</text:p>
          </table:table-cell>
          <table:table-cell office:value-type="float" office:value="6.82" calcext:value-type="float">
            <text:p>6.82</text:p>
          </table:table-cell>
          <table:table-cell table:formula="of:=SUM([.$C$2:.C282])" office:value-type="float" office:value="1333.3" calcext:value-type="float">
            <text:p>1333.3</text:p>
          </table:table-cell>
          <table:table-cell table:formula="of:=[.C282]" office:value-type="float" office:value="6.82" calcext:value-type="float">
            <text:p>6.82</text:p>
          </table:table-cell>
          <table:table-cell table:formula="of:=SUM([.E$2:.E282])" office:value-type="float" office:value="1329.23" calcext:value-type="float">
            <text:p>1329.23</text:p>
          </table:table-cell>
          <table:table-cell table:formula="of:=[.C282]" office:value-type="float" office:value="6.82" calcext:value-type="float">
            <text:p>6.82</text:p>
          </table:table-cell>
          <table:table-cell table:formula="of:=SUM([.G$2:.G282])" office:value-type="float" office:value="1312.69" calcext:value-type="float">
            <text:p>1312.6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4.01" calcext:value-type="float">
            <text:p>4.01</text:p>
          </table:table-cell>
          <table:table-cell table:formula="of:=SUM([.$C$2:.C283])" office:value-type="float" office:value="1337.31" calcext:value-type="float">
            <text:p>1337.31</text:p>
          </table:table-cell>
          <table:table-cell table:formula="of:=[.C283]" office:value-type="float" office:value="4.01" calcext:value-type="float">
            <text:p>4.01</text:p>
          </table:table-cell>
          <table:table-cell table:formula="of:=SUM([.E$2:.E283])" office:value-type="float" office:value="1333.24" calcext:value-type="float">
            <text:p>1333.24</text:p>
          </table:table-cell>
          <table:table-cell table:formula="of:=[.C283]" office:value-type="float" office:value="4.01" calcext:value-type="float">
            <text:p>4.01</text:p>
          </table:table-cell>
          <table:table-cell table:formula="of:=SUM([.G$2:.G283])" office:value-type="float" office:value="1316.7" calcext:value-type="float">
            <text:p>1316.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19-04-09" calcext:value-type="date">
            <text:p>2019-04-09</text:p>
          </table:table-cell>
          <table:table-cell office:value-type="float" office:value="2.65" calcext:value-type="float">
            <text:p>2.65</text:p>
          </table:table-cell>
          <table:table-cell table:formula="of:=SUM([.$C$2:.C284])" office:value-type="float" office:value="1339.96" calcext:value-type="float">
            <text:p>1339.96</text:p>
          </table:table-cell>
          <table:table-cell table:formula="of:=[.C284]" office:value-type="float" office:value="2.65" calcext:value-type="float">
            <text:p>2.65</text:p>
          </table:table-cell>
          <table:table-cell table:formula="of:=SUM([.E$2:.E284])" office:value-type="float" office:value="1335.89" calcext:value-type="float">
            <text:p>1335.89</text:p>
          </table:table-cell>
          <table:table-cell table:formula="of:=[.C284]" office:value-type="float" office:value="2.65" calcext:value-type="float">
            <text:p>2.65</text:p>
          </table:table-cell>
          <table:table-cell table:formula="of:=SUM([.G$2:.G284])" office:value-type="float" office:value="1319.35" calcext:value-type="float">
            <text:p>1319.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19-04-10" calcext:value-type="date">
            <text:p>2019-04-10</text:p>
          </table:table-cell>
          <table:table-cell office:value-type="float" office:value="1.47" calcext:value-type="float">
            <text:p>1.47</text:p>
          </table:table-cell>
          <table:table-cell table:formula="of:=SUM([.$C$2:.C285])" office:value-type="float" office:value="1341.43" calcext:value-type="float">
            <text:p>1341.43</text:p>
          </table:table-cell>
          <table:table-cell table:formula="of:=[.C285]" office:value-type="float" office:value="1.47" calcext:value-type="float">
            <text:p>1.47</text:p>
          </table:table-cell>
          <table:table-cell table:formula="of:=SUM([.E$2:.E285])" office:value-type="float" office:value="1337.36" calcext:value-type="float">
            <text:p>1337.36</text:p>
          </table:table-cell>
          <table:table-cell table:formula="of:=[.C285]" office:value-type="float" office:value="1.47" calcext:value-type="float">
            <text:p>1.47</text:p>
          </table:table-cell>
          <table:table-cell table:formula="of:=SUM([.G$2:.G285])" office:value-type="float" office:value="1320.82" calcext:value-type="float">
            <text:p>1320.8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19-04-11" calcext:value-type="date">
            <text:p>2019-04-11</text:p>
          </table:table-cell>
          <table:table-cell office:value-type="float" office:value="1.68" calcext:value-type="float">
            <text:p>1.68</text:p>
          </table:table-cell>
          <table:table-cell table:formula="of:=SUM([.$C$2:.C286])" office:value-type="float" office:value="1343.11" calcext:value-type="float">
            <text:p>1343.11</text:p>
          </table:table-cell>
          <table:table-cell table:formula="of:=[.C286]" office:value-type="float" office:value="1.68" calcext:value-type="float">
            <text:p>1.68</text:p>
          </table:table-cell>
          <table:table-cell table:formula="of:=SUM([.E$2:.E286])" office:value-type="float" office:value="1339.04" calcext:value-type="float">
            <text:p>1339.04</text:p>
          </table:table-cell>
          <table:table-cell table:formula="of:=[.C286]" office:value-type="float" office:value="1.68" calcext:value-type="float">
            <text:p>1.68</text:p>
          </table:table-cell>
          <table:table-cell table:formula="of:=SUM([.G$2:.G286])" office:value-type="float" office:value="1322.5" calcext:value-type="float">
            <text:p>1322.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4.22" calcext:value-type="float">
            <text:p>4.22</text:p>
          </table:table-cell>
          <table:table-cell table:formula="of:=SUM([.$C$2:.C287])" office:value-type="float" office:value="1347.33" calcext:value-type="float">
            <text:p>1347.33</text:p>
          </table:table-cell>
          <table:table-cell table:formula="of:=[.C287]" office:value-type="float" office:value="4.22" calcext:value-type="float">
            <text:p>4.22</text:p>
          </table:table-cell>
          <table:table-cell table:formula="of:=SUM([.E$2:.E287])" office:value-type="float" office:value="1343.26" calcext:value-type="float">
            <text:p>1343.26</text:p>
          </table:table-cell>
          <table:table-cell table:formula="of:=[.C287]" office:value-type="float" office:value="4.22" calcext:value-type="float">
            <text:p>4.22</text:p>
          </table:table-cell>
          <table:table-cell table:formula="of:=SUM([.G$2:.G287])" office:value-type="float" office:value="1326.72" calcext:value-type="float">
            <text:p>1326.7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19-04-13" calcext:value-type="date">
            <text:p>2019-04-13</text:p>
          </table:table-cell>
          <table:table-cell office:value-type="float" office:value="1.53" calcext:value-type="float">
            <text:p>1.53</text:p>
          </table:table-cell>
          <table:table-cell table:formula="of:=SUM([.$C$2:.C288])" office:value-type="float" office:value="1348.86" calcext:value-type="float">
            <text:p>1348.86</text:p>
          </table:table-cell>
          <table:table-cell table:formula="of:=[.C288]" office:value-type="float" office:value="1.53" calcext:value-type="float">
            <text:p>1.53</text:p>
          </table:table-cell>
          <table:table-cell table:formula="of:=SUM([.E$2:.E288])" office:value-type="float" office:value="1344.79" calcext:value-type="float">
            <text:p>1344.79</text:p>
          </table:table-cell>
          <table:table-cell table:formula="of:=[.C288]" office:value-type="float" office:value="1.53" calcext:value-type="float">
            <text:p>1.53</text:p>
          </table:table-cell>
          <table:table-cell table:formula="of:=SUM([.G$2:.G288])" office:value-type="float" office:value="1328.25" calcext:value-type="float">
            <text:p>1328.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19-04-14" calcext:value-type="date">
            <text:p>2019-04-14</text:p>
          </table:table-cell>
          <table:table-cell office:value-type="float" office:value="0" calcext:value-type="float">
            <text:p>0</text:p>
          </table:table-cell>
          <table:table-cell table:formula="of:=SUM([.$C$2:.C289])" office:value-type="float" office:value="1348.86" calcext:value-type="float">
            <text:p>1348.86</text:p>
          </table:table-cell>
          <table:table-cell table:formula="of:=[.C289]" office:value-type="float" office:value="0" calcext:value-type="float">
            <text:p>0</text:p>
          </table:table-cell>
          <table:table-cell table:formula="of:=SUM([.E$2:.E289])" office:value-type="float" office:value="1344.79" calcext:value-type="float">
            <text:p>1344.79</text:p>
          </table:table-cell>
          <table:table-cell table:formula="of:=[.C289]" office:value-type="float" office:value="0" calcext:value-type="float">
            <text:p>0</text:p>
          </table:table-cell>
          <table:table-cell table:formula="of:=SUM([.G$2:.G289])" office:value-type="float" office:value="1328.25" calcext:value-type="float">
            <text:p>1328.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19-04-15" calcext:value-type="date">
            <text:p>2019-04-15</text:p>
          </table:table-cell>
          <table:table-cell office:value-type="float" office:value="0" calcext:value-type="float">
            <text:p>0</text:p>
          </table:table-cell>
          <table:table-cell table:formula="of:=SUM([.$C$2:.C290])" office:value-type="float" office:value="1348.86" calcext:value-type="float">
            <text:p>1348.86</text:p>
          </table:table-cell>
          <table:table-cell table:formula="of:=[.C290]" office:value-type="float" office:value="0" calcext:value-type="float">
            <text:p>0</text:p>
          </table:table-cell>
          <table:table-cell table:formula="of:=SUM([.E$2:.E290])" office:value-type="float" office:value="1344.79" calcext:value-type="float">
            <text:p>1344.79</text:p>
          </table:table-cell>
          <table:table-cell table:formula="of:=[.C290]" office:value-type="float" office:value="0" calcext:value-type="float">
            <text:p>0</text:p>
          </table:table-cell>
          <table:table-cell table:formula="of:=SUM([.G$2:.G290])" office:value-type="float" office:value="1328.25" calcext:value-type="float">
            <text:p>1328.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1.47" calcext:value-type="float">
            <text:p>1.47</text:p>
          </table:table-cell>
          <table:table-cell table:formula="of:=SUM([.$C$2:.C291])" office:value-type="float" office:value="1350.33" calcext:value-type="float">
            <text:p>1350.33</text:p>
          </table:table-cell>
          <table:table-cell table:formula="of:=[.C291]" office:value-type="float" office:value="1.47" calcext:value-type="float">
            <text:p>1.47</text:p>
          </table:table-cell>
          <table:table-cell table:formula="of:=SUM([.E$2:.E291])" office:value-type="float" office:value="1346.26" calcext:value-type="float">
            <text:p>1346.26</text:p>
          </table:table-cell>
          <table:table-cell table:formula="of:=[.C291]" office:value-type="float" office:value="1.47" calcext:value-type="float">
            <text:p>1.47</text:p>
          </table:table-cell>
          <table:table-cell table:formula="of:=SUM([.G$2:.G291])" office:value-type="float" office:value="1329.72" calcext:value-type="float">
            <text:p>1329.7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19-04-17" calcext:value-type="date">
            <text:p>2019-04-17</text:p>
          </table:table-cell>
          <table:table-cell office:value-type="float" office:value="3.58" calcext:value-type="float">
            <text:p>3.58</text:p>
          </table:table-cell>
          <table:table-cell table:formula="of:=SUM([.$C$2:.C292])" office:value-type="float" office:value="1353.91" calcext:value-type="float">
            <text:p>1353.91</text:p>
          </table:table-cell>
          <table:table-cell table:formula="of:=[.C292]" office:value-type="float" office:value="3.58" calcext:value-type="float">
            <text:p>3.58</text:p>
          </table:table-cell>
          <table:table-cell table:formula="of:=SUM([.E$2:.E292])" office:value-type="float" office:value="1349.84" calcext:value-type="float">
            <text:p>1349.84</text:p>
          </table:table-cell>
          <table:table-cell table:formula="of:=[.C292]" office:value-type="float" office:value="3.58" calcext:value-type="float">
            <text:p>3.58</text:p>
          </table:table-cell>
          <table:table-cell table:formula="of:=SUM([.G$2:.G292])" office:value-type="float" office:value="1333.3" calcext:value-type="float">
            <text:p>1333.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19-04-18" calcext:value-type="date">
            <text:p>2019-04-18</text:p>
          </table:table-cell>
          <table:table-cell office:value-type="float" office:value="5.24" calcext:value-type="float">
            <text:p>5.24</text:p>
          </table:table-cell>
          <table:table-cell table:formula="of:=SUM([.$C$2:.C293])" office:value-type="float" office:value="1359.15" calcext:value-type="float">
            <text:p>1359.15</text:p>
          </table:table-cell>
          <table:table-cell table:formula="of:=[.C293]" office:value-type="float" office:value="5.24" calcext:value-type="float">
            <text:p>5.24</text:p>
          </table:table-cell>
          <table:table-cell table:formula="of:=SUM([.E$2:.E293])" office:value-type="float" office:value="1355.08" calcext:value-type="float">
            <text:p>1355.08</text:p>
          </table:table-cell>
          <table:table-cell table:formula="of:=[.C293]" office:value-type="float" office:value="5.24" calcext:value-type="float">
            <text:p>5.24</text:p>
          </table:table-cell>
          <table:table-cell table:formula="of:=SUM([.G$2:.G293])" office:value-type="float" office:value="1338.54" calcext:value-type="float">
            <text:p>1338.5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19-04-19" calcext:value-type="date">
            <text:p>2019-04-19</text:p>
          </table:table-cell>
          <table:table-cell office:value-type="float" office:value="7.86" calcext:value-type="float">
            <text:p>7.86</text:p>
          </table:table-cell>
          <table:table-cell table:formula="of:=SUM([.$C$2:.C294])" office:value-type="float" office:value="1367.01" calcext:value-type="float">
            <text:p>1367.01</text:p>
          </table:table-cell>
          <table:table-cell table:formula="of:=[.C294]" office:value-type="float" office:value="7.86" calcext:value-type="float">
            <text:p>7.86</text:p>
          </table:table-cell>
          <table:table-cell table:formula="of:=SUM([.E$2:.E294])" office:value-type="float" office:value="1362.94" calcext:value-type="float">
            <text:p>1362.94</text:p>
          </table:table-cell>
          <table:table-cell table:formula="of:=[.C294]" office:value-type="float" office:value="7.86" calcext:value-type="float">
            <text:p>7.86</text:p>
          </table:table-cell>
          <table:table-cell table:formula="of:=SUM([.G$2:.G294])" office:value-type="float" office:value="1346.4" calcext:value-type="float">
            <text:p>1346.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19-04-20" calcext:value-type="date">
            <text:p>2019-04-20</text:p>
          </table:table-cell>
          <table:table-cell office:value-type="float" office:value="2.05" calcext:value-type="float">
            <text:p>2.05</text:p>
          </table:table-cell>
          <table:table-cell table:formula="of:=SUM([.$C$2:.C295])" office:value-type="float" office:value="1369.06" calcext:value-type="float">
            <text:p>1369.06</text:p>
          </table:table-cell>
          <table:table-cell table:formula="of:=[.C295]" office:value-type="float" office:value="2.05" calcext:value-type="float">
            <text:p>2.05</text:p>
          </table:table-cell>
          <table:table-cell table:formula="of:=SUM([.E$2:.E295])" office:value-type="float" office:value="1364.99" calcext:value-type="float">
            <text:p>1364.99</text:p>
          </table:table-cell>
          <table:table-cell table:formula="of:=[.C295]" office:value-type="float" office:value="2.05" calcext:value-type="float">
            <text:p>2.05</text:p>
          </table:table-cell>
          <table:table-cell table:formula="of:=SUM([.G$2:.G295])" office:value-type="float" office:value="1348.45" calcext:value-type="float">
            <text:p>1348.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19-04-21" calcext:value-type="date">
            <text:p>2019-04-21</text:p>
          </table:table-cell>
          <table:table-cell office:value-type="float" office:value="1.66" calcext:value-type="float">
            <text:p>1.66</text:p>
          </table:table-cell>
          <table:table-cell table:formula="of:=SUM([.$C$2:.C296])" office:value-type="float" office:value="1370.72" calcext:value-type="float">
            <text:p>1370.72</text:p>
          </table:table-cell>
          <table:table-cell table:formula="of:=[.C296]" office:value-type="float" office:value="1.66" calcext:value-type="float">
            <text:p>1.66</text:p>
          </table:table-cell>
          <table:table-cell table:formula="of:=SUM([.E$2:.E296])" office:value-type="float" office:value="1366.65" calcext:value-type="float">
            <text:p>1366.65</text:p>
          </table:table-cell>
          <table:table-cell table:formula="of:=[.C296]" office:value-type="float" office:value="1.66" calcext:value-type="float">
            <text:p>1.66</text:p>
          </table:table-cell>
          <table:table-cell table:formula="of:=SUM([.G$2:.G296])" office:value-type="float" office:value="1350.11" calcext:value-type="float">
            <text:p>1350.1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19-04-22" calcext:value-type="date">
            <text:p>2019-04-22</text:p>
          </table:table-cell>
          <table:table-cell office:value-type="float" office:value="5.56" calcext:value-type="float">
            <text:p>5.56</text:p>
          </table:table-cell>
          <table:table-cell table:formula="of:=SUM([.$C$2:.C297])" office:value-type="float" office:value="1376.28" calcext:value-type="float">
            <text:p>1376.28</text:p>
          </table:table-cell>
          <table:table-cell table:formula="of:=[.C297]" office:value-type="float" office:value="5.56" calcext:value-type="float">
            <text:p>5.56</text:p>
          </table:table-cell>
          <table:table-cell table:formula="of:=SUM([.E$2:.E297])" office:value-type="float" office:value="1372.21" calcext:value-type="float">
            <text:p>1372.21</text:p>
          </table:table-cell>
          <table:table-cell table:formula="of:=[.C297]" office:value-type="float" office:value="5.56" calcext:value-type="float">
            <text:p>5.56</text:p>
          </table:table-cell>
          <table:table-cell table:formula="of:=SUM([.G$2:.G297])" office:value-type="float" office:value="1355.67" calcext:value-type="float">
            <text:p>1355.6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19-04-23" calcext:value-type="date">
            <text:p>2019-04-23</text:p>
          </table:table-cell>
          <table:table-cell office:value-type="float" office:value="10.26" calcext:value-type="float">
            <text:p>10.26</text:p>
          </table:table-cell>
          <table:table-cell table:formula="of:=SUM([.$C$2:.C298])" office:value-type="float" office:value="1386.54" calcext:value-type="float">
            <text:p>1386.54</text:p>
          </table:table-cell>
          <table:table-cell table:formula="of:=[.C298]" office:value-type="float" office:value="10.26" calcext:value-type="float">
            <text:p>10.26</text:p>
          </table:table-cell>
          <table:table-cell table:formula="of:=SUM([.E$2:.E298])" office:value-type="float" office:value="1382.47" calcext:value-type="float">
            <text:p>1382.47</text:p>
          </table:table-cell>
          <table:table-cell table:formula="of:=[.C298]" office:value-type="float" office:value="10.26" calcext:value-type="float">
            <text:p>10.26</text:p>
          </table:table-cell>
          <table:table-cell table:formula="of:=SUM([.G$2:.G298])" office:value-type="float" office:value="1365.93" calcext:value-type="float">
            <text:p>1365.9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19-04-24" calcext:value-type="date">
            <text:p>2019-04-24</text:p>
          </table:table-cell>
          <table:table-cell office:value-type="float" office:value="9.03" calcext:value-type="float">
            <text:p>9.03</text:p>
          </table:table-cell>
          <table:table-cell table:formula="of:=SUM([.$C$2:.C299])" office:value-type="float" office:value="1395.57" calcext:value-type="float">
            <text:p>1395.57</text:p>
          </table:table-cell>
          <table:table-cell table:formula="of:=[.C299]" office:value-type="float" office:value="9.03" calcext:value-type="float">
            <text:p>9.03</text:p>
          </table:table-cell>
          <table:table-cell table:formula="of:=SUM([.E$2:.E299])" office:value-type="float" office:value="1391.5" calcext:value-type="float">
            <text:p>1391.5</text:p>
          </table:table-cell>
          <table:table-cell table:formula="of:=[.C299]" office:value-type="float" office:value="9.03" calcext:value-type="float">
            <text:p>9.03</text:p>
          </table:table-cell>
          <table:table-cell table:formula="of:=SUM([.G$2:.G299])" office:value-type="float" office:value="1374.96" calcext:value-type="float">
            <text:p>1374.9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19-04-25" calcext:value-type="date">
            <text:p>2019-04-25</text:p>
          </table:table-cell>
          <table:table-cell office:value-type="float" office:value="5.14" calcext:value-type="float">
            <text:p>5.14</text:p>
          </table:table-cell>
          <table:table-cell table:formula="of:=SUM([.$C$2:.C300])" office:value-type="float" office:value="1400.71" calcext:value-type="float">
            <text:p>1400.71</text:p>
          </table:table-cell>
          <table:table-cell table:formula="of:=[.C300]" office:value-type="float" office:value="5.14" calcext:value-type="float">
            <text:p>5.14</text:p>
          </table:table-cell>
          <table:table-cell table:formula="of:=SUM([.E$2:.E300])" office:value-type="float" office:value="1396.64" calcext:value-type="float">
            <text:p>1396.64</text:p>
          </table:table-cell>
          <table:table-cell table:formula="of:=[.C300]" office:value-type="float" office:value="5.14" calcext:value-type="float">
            <text:p>5.14</text:p>
          </table:table-cell>
          <table:table-cell table:formula="of:=SUM([.G$2:.G300])" office:value-type="float" office:value="1380.1" calcext:value-type="float">
            <text:p>1380.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19-04-26" calcext:value-type="date">
            <text:p>2019-04-26</text:p>
          </table:table-cell>
          <table:table-cell office:value-type="float" office:value="3.78" calcext:value-type="float">
            <text:p>3.78</text:p>
          </table:table-cell>
          <table:table-cell table:formula="of:=SUM([.$C$2:.C301])" office:value-type="float" office:value="1404.49" calcext:value-type="float">
            <text:p>1404.49</text:p>
          </table:table-cell>
          <table:table-cell table:formula="of:=[.C301]" office:value-type="float" office:value="3.78" calcext:value-type="float">
            <text:p>3.78</text:p>
          </table:table-cell>
          <table:table-cell table:formula="of:=SUM([.E$2:.E301])" office:value-type="float" office:value="1400.42" calcext:value-type="float">
            <text:p>1400.42</text:p>
          </table:table-cell>
          <table:table-cell table:formula="of:=[.C301]" office:value-type="float" office:value="3.78" calcext:value-type="float">
            <text:p>3.78</text:p>
          </table:table-cell>
          <table:table-cell table:formula="of:=SUM([.G$2:.G301])" office:value-type="float" office:value="1383.88" calcext:value-type="float">
            <text:p>1383.8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19-04-27" calcext:value-type="date">
            <text:p>2019-04-27</text:p>
          </table:table-cell>
          <table:table-cell office:value-type="float" office:value="4.85" calcext:value-type="float">
            <text:p>4.85</text:p>
          </table:table-cell>
          <table:table-cell table:formula="of:=SUM([.$C$2:.C302])" office:value-type="float" office:value="1409.34" calcext:value-type="float">
            <text:p>1409.34</text:p>
          </table:table-cell>
          <table:table-cell table:formula="of:=[.C302]" office:value-type="float" office:value="4.85" calcext:value-type="float">
            <text:p>4.85</text:p>
          </table:table-cell>
          <table:table-cell table:formula="of:=SUM([.E$2:.E302])" office:value-type="float" office:value="1405.27" calcext:value-type="float">
            <text:p>1405.27</text:p>
          </table:table-cell>
          <table:table-cell table:formula="of:=[.C302]" office:value-type="float" office:value="4.85" calcext:value-type="float">
            <text:p>4.85</text:p>
          </table:table-cell>
          <table:table-cell table:formula="of:=SUM([.G$2:.G302])" office:value-type="float" office:value="1388.73" calcext:value-type="float">
            <text:p>1388.7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19-04-28" calcext:value-type="date">
            <text:p>2019-04-28</text:p>
          </table:table-cell>
          <table:table-cell office:value-type="float" office:value="4.61" calcext:value-type="float">
            <text:p>4.61</text:p>
          </table:table-cell>
          <table:table-cell table:formula="of:=SUM([.$C$2:.C303])" office:value-type="float" office:value="1413.95" calcext:value-type="float">
            <text:p>1413.95</text:p>
          </table:table-cell>
          <table:table-cell table:formula="of:=[.C303]" office:value-type="float" office:value="4.61" calcext:value-type="float">
            <text:p>4.61</text:p>
          </table:table-cell>
          <table:table-cell table:formula="of:=SUM([.E$2:.E303])" office:value-type="float" office:value="1409.88" calcext:value-type="float">
            <text:p>1409.88</text:p>
          </table:table-cell>
          <table:table-cell table:formula="of:=[.C303]" office:value-type="float" office:value="4.61" calcext:value-type="float">
            <text:p>4.61</text:p>
          </table:table-cell>
          <table:table-cell table:formula="of:=SUM([.G$2:.G303])" office:value-type="float" office:value="1393.34" calcext:value-type="float">
            <text:p>1393.3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19-04-29" calcext:value-type="date">
            <text:p>2019-04-29</text:p>
          </table:table-cell>
          <table:table-cell office:value-type="float" office:value="3.9" calcext:value-type="float">
            <text:p>3.9</text:p>
          </table:table-cell>
          <table:table-cell table:formula="of:=SUM([.$C$2:.C304])" office:value-type="float" office:value="1417.85" calcext:value-type="float">
            <text:p>1417.85</text:p>
          </table:table-cell>
          <table:table-cell table:formula="of:=[.C304]" office:value-type="float" office:value="3.9" calcext:value-type="float">
            <text:p>3.9</text:p>
          </table:table-cell>
          <table:table-cell table:formula="of:=SUM([.E$2:.E304])" office:value-type="float" office:value="1413.78" calcext:value-type="float">
            <text:p>1413.78</text:p>
          </table:table-cell>
          <table:table-cell table:formula="of:=[.C304]" office:value-type="float" office:value="3.9" calcext:value-type="float">
            <text:p>3.9</text:p>
          </table:table-cell>
          <table:table-cell table:formula="of:=SUM([.G$2:.G304])" office:value-type="float" office:value="1397.24" calcext:value-type="float">
            <text:p>1397.2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19-04-30" calcext:value-type="date">
            <text:p>2019-04-30</text:p>
          </table:table-cell>
          <table:table-cell office:value-type="float" office:value="2.41" calcext:value-type="float">
            <text:p>2.41</text:p>
          </table:table-cell>
          <table:table-cell table:formula="of:=SUM([.$C$2:.C305])" office:value-type="float" office:value="1420.26" calcext:value-type="float">
            <text:p>1420.26</text:p>
          </table:table-cell>
          <table:table-cell table:formula="of:=[.C305]" office:value-type="float" office:value="2.41" calcext:value-type="float">
            <text:p>2.41</text:p>
          </table:table-cell>
          <table:table-cell table:formula="of:=SUM([.E$2:.E305])" office:value-type="float" office:value="1416.19" calcext:value-type="float">
            <text:p>1416.19</text:p>
          </table:table-cell>
          <table:table-cell table:formula="of:=[.C305]" office:value-type="float" office:value="2.41" calcext:value-type="float">
            <text:p>2.41</text:p>
          </table:table-cell>
          <table:table-cell table:formula="of:=SUM([.G$2:.G305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.17" calcext:value-type="float">
            <text:p>1.17</text:p>
          </table:table-cell>
          <table:table-cell table:formula="of:=SUM([.$C$2:.C306])" office:value-type="float" office:value="1421.43" calcext:value-type="float">
            <text:p>1421.43</text:p>
          </table:table-cell>
          <table:table-cell table:formula="of:=[.C306]" office:value-type="float" office:value="1.17" calcext:value-type="float">
            <text:p>1.17</text:p>
          </table:table-cell>
          <table:table-cell table:formula="of:=SUM([.E$2:.E306])" office:value-type="float" office:value="1417.36" calcext:value-type="float">
            <text:p>1417.36</text:p>
          </table:table-cell>
          <table:table-cell/>
          <table:table-cell table:formula="of:=SUM([.G$2:.G306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0" calcext:value-type="float">
            <text:p>0</text:p>
          </table:table-cell>
          <table:table-cell table:formula="of:=SUM([.$C$2:.C307])" office:value-type="float" office:value="1421.43" calcext:value-type="float">
            <text:p>1421.43</text:p>
          </table:table-cell>
          <table:table-cell table:formula="of:=[.C307]" office:value-type="float" office:value="0" calcext:value-type="float">
            <text:p>0</text:p>
          </table:table-cell>
          <table:table-cell table:formula="of:=SUM([.E$2:.E307])" office:value-type="float" office:value="1417.36" calcext:value-type="float">
            <text:p>1417.36</text:p>
          </table:table-cell>
          <table:table-cell/>
          <table:table-cell table:formula="of:=SUM([.G$2:.G307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19-05-03" calcext:value-type="date">
            <text:p>2019-05-03</text:p>
          </table:table-cell>
          <table:table-cell office:value-type="float" office:value="0" calcext:value-type="float">
            <text:p>0</text:p>
          </table:table-cell>
          <table:table-cell table:formula="of:=SUM([.$C$2:.C308])" office:value-type="float" office:value="1421.43" calcext:value-type="float">
            <text:p>1421.43</text:p>
          </table:table-cell>
          <table:table-cell table:formula="of:=[.C308]" office:value-type="float" office:value="0" calcext:value-type="float">
            <text:p>0</text:p>
          </table:table-cell>
          <table:table-cell table:formula="of:=SUM([.E$2:.E308])" office:value-type="float" office:value="1417.36" calcext:value-type="float">
            <text:p>1417.36</text:p>
          </table:table-cell>
          <table:table-cell/>
          <table:table-cell table:formula="of:=SUM([.G$2:.G308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19-05-04" calcext:value-type="date">
            <text:p>2019-05-04</text:p>
          </table:table-cell>
          <table:table-cell office:value-type="float" office:value="0" calcext:value-type="float">
            <text:p>0</text:p>
          </table:table-cell>
          <table:table-cell table:formula="of:=SUM([.$C$2:.C309])" office:value-type="float" office:value="1421.43" calcext:value-type="float">
            <text:p>1421.43</text:p>
          </table:table-cell>
          <table:table-cell table:formula="of:=[.C309]" office:value-type="float" office:value="0" calcext:value-type="float">
            <text:p>0</text:p>
          </table:table-cell>
          <table:table-cell table:formula="of:=SUM([.E$2:.E309])" office:value-type="float" office:value="1417.36" calcext:value-type="float">
            <text:p>1417.36</text:p>
          </table:table-cell>
          <table:table-cell/>
          <table:table-cell table:formula="of:=SUM([.G$2:.G309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19-05-05" calcext:value-type="date">
            <text:p>2019-05-05</text:p>
          </table:table-cell>
          <table:table-cell office:value-type="float" office:value="0" calcext:value-type="float">
            <text:p>0</text:p>
          </table:table-cell>
          <table:table-cell table:formula="of:=SUM([.$C$2:.C310])" office:value-type="float" office:value="1421.43" calcext:value-type="float">
            <text:p>1421.43</text:p>
          </table:table-cell>
          <table:table-cell table:formula="of:=[.C310]" office:value-type="float" office:value="0" calcext:value-type="float">
            <text:p>0</text:p>
          </table:table-cell>
          <table:table-cell table:formula="of:=SUM([.E$2:.E310])" office:value-type="float" office:value="1417.36" calcext:value-type="float">
            <text:p>1417.36</text:p>
          </table:table-cell>
          <table:table-cell/>
          <table:table-cell table:formula="of:=SUM([.G$2:.G310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19-05-06" calcext:value-type="date">
            <text:p>2019-05-06</text:p>
          </table:table-cell>
          <table:table-cell office:value-type="float" office:value="0" calcext:value-type="float">
            <text:p>0</text:p>
          </table:table-cell>
          <table:table-cell table:formula="of:=SUM([.$C$2:.C311])" office:value-type="float" office:value="1421.43" calcext:value-type="float">
            <text:p>1421.43</text:p>
          </table:table-cell>
          <table:table-cell table:formula="of:=[.C311]" office:value-type="float" office:value="0" calcext:value-type="float">
            <text:p>0</text:p>
          </table:table-cell>
          <table:table-cell table:formula="of:=SUM([.E$2:.E311])" office:value-type="float" office:value="1417.36" calcext:value-type="float">
            <text:p>1417.36</text:p>
          </table:table-cell>
          <table:table-cell/>
          <table:table-cell table:formula="of:=SUM([.G$2:.G311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19-05-07" calcext:value-type="date">
            <text:p>2019-05-07</text:p>
          </table:table-cell>
          <table:table-cell office:value-type="float" office:value="1.35" calcext:value-type="float">
            <text:p>1.35</text:p>
          </table:table-cell>
          <table:table-cell table:formula="of:=SUM([.$C$2:.C312])" office:value-type="float" office:value="1422.78" calcext:value-type="float">
            <text:p>1422.78</text:p>
          </table:table-cell>
          <table:table-cell table:formula="of:=[.C312]" office:value-type="float" office:value="1.35" calcext:value-type="float">
            <text:p>1.35</text:p>
          </table:table-cell>
          <table:table-cell table:formula="of:=SUM([.E$2:.E312])" office:value-type="float" office:value="1418.71" calcext:value-type="float">
            <text:p>1418.71</text:p>
          </table:table-cell>
          <table:table-cell/>
          <table:table-cell table:formula="of:=SUM([.G$2:.G312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19-05-08" calcext:value-type="date">
            <text:p>2019-05-08</text:p>
          </table:table-cell>
          <table:table-cell office:value-type="float" office:value="3.69" calcext:value-type="float">
            <text:p>3.69</text:p>
          </table:table-cell>
          <table:table-cell table:formula="of:=SUM([.$C$2:.C313])" office:value-type="float" office:value="1426.47" calcext:value-type="float">
            <text:p>1426.47</text:p>
          </table:table-cell>
          <table:table-cell table:formula="of:=[.C313]" office:value-type="float" office:value="3.69" calcext:value-type="float">
            <text:p>3.69</text:p>
          </table:table-cell>
          <table:table-cell table:formula="of:=SUM([.E$2:.E313])" office:value-type="float" office:value="1422.4" calcext:value-type="float">
            <text:p>1422.4</text:p>
          </table:table-cell>
          <table:table-cell/>
          <table:table-cell table:formula="of:=SUM([.G$2:.G313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19-05-09" calcext:value-type="date">
            <text:p>2019-05-09</text:p>
          </table:table-cell>
          <table:table-cell office:value-type="float" office:value="3.58" calcext:value-type="float">
            <text:p>3.58</text:p>
          </table:table-cell>
          <table:table-cell table:formula="of:=SUM([.$C$2:.C314])" office:value-type="float" office:value="1430.05" calcext:value-type="float">
            <text:p>1430.05</text:p>
          </table:table-cell>
          <table:table-cell table:formula="of:=[.C314]" office:value-type="float" office:value="3.58" calcext:value-type="float">
            <text:p>3.58</text:p>
          </table:table-cell>
          <table:table-cell table:formula="of:=SUM([.E$2:.E314])" office:value-type="float" office:value="1425.98" calcext:value-type="float">
            <text:p>1425.98</text:p>
          </table:table-cell>
          <table:table-cell/>
          <table:table-cell table:formula="of:=SUM([.G$2:.G314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19-05-10" calcext:value-type="date">
            <text:p>2019-05-10</text:p>
          </table:table-cell>
          <table:table-cell office:value-type="float" office:value="3.54" calcext:value-type="float">
            <text:p>3.54</text:p>
          </table:table-cell>
          <table:table-cell table:formula="of:=SUM([.$C$2:.C315])" office:value-type="float" office:value="1433.59" calcext:value-type="float">
            <text:p>1433.59</text:p>
          </table:table-cell>
          <table:table-cell table:formula="of:=[.C315]" office:value-type="float" office:value="3.54" calcext:value-type="float">
            <text:p>3.54</text:p>
          </table:table-cell>
          <table:table-cell table:formula="of:=SUM([.E$2:.E315])" office:value-type="float" office:value="1429.52" calcext:value-type="float">
            <text:p>1429.52</text:p>
          </table:table-cell>
          <table:table-cell/>
          <table:table-cell table:formula="of:=SUM([.G$2:.G315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19-05-11" calcext:value-type="date">
            <text:p>2019-05-11</text:p>
          </table:table-cell>
          <table:table-cell office:value-type="float" office:value="4.21" calcext:value-type="float">
            <text:p>4.21</text:p>
          </table:table-cell>
          <table:table-cell table:formula="of:=SUM([.$C$2:.C316])" office:value-type="float" office:value="1437.8" calcext:value-type="float">
            <text:p>1437.8</text:p>
          </table:table-cell>
          <table:table-cell table:formula="of:=[.C316]" office:value-type="float" office:value="4.21" calcext:value-type="float">
            <text:p>4.21</text:p>
          </table:table-cell>
          <table:table-cell table:formula="of:=SUM([.E$2:.E316])" office:value-type="float" office:value="1433.73" calcext:value-type="float">
            <text:p>1433.73</text:p>
          </table:table-cell>
          <table:table-cell/>
          <table:table-cell table:formula="of:=SUM([.G$2:.G316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19-05-12" calcext:value-type="date">
            <text:p>2019-05-12</text:p>
          </table:table-cell>
          <table:table-cell office:value-type="float" office:value="5.19" calcext:value-type="float">
            <text:p>5.19</text:p>
          </table:table-cell>
          <table:table-cell table:formula="of:=SUM([.$C$2:.C317])" office:value-type="float" office:value="1442.99" calcext:value-type="float">
            <text:p>1442.99</text:p>
          </table:table-cell>
          <table:table-cell table:formula="of:=[.C317]" office:value-type="float" office:value="5.19" calcext:value-type="float">
            <text:p>5.19</text:p>
          </table:table-cell>
          <table:table-cell table:formula="of:=SUM([.E$2:.E317])" office:value-type="float" office:value="1438.92" calcext:value-type="float">
            <text:p>1438.92</text:p>
          </table:table-cell>
          <table:table-cell/>
          <table:table-cell table:formula="of:=SUM([.G$2:.G317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19-05-13" calcext:value-type="date">
            <text:p>2019-05-13</text:p>
          </table:table-cell>
          <table:table-cell office:value-type="float" office:value="5.16" calcext:value-type="float">
            <text:p>5.16</text:p>
          </table:table-cell>
          <table:table-cell table:formula="of:=SUM([.$C$2:.C318])" office:value-type="float" office:value="1448.15" calcext:value-type="float">
            <text:p>1448.15</text:p>
          </table:table-cell>
          <table:table-cell table:formula="of:=[.C318]" office:value-type="float" office:value="5.16" calcext:value-type="float">
            <text:p>5.16</text:p>
          </table:table-cell>
          <table:table-cell table:formula="of:=SUM([.E$2:.E318])" office:value-type="float" office:value="1444.08" calcext:value-type="float">
            <text:p>1444.08</text:p>
          </table:table-cell>
          <table:table-cell/>
          <table:table-cell table:formula="of:=SUM([.G$2:.G318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19-05-14" calcext:value-type="date">
            <text:p>2019-05-14</text:p>
          </table:table-cell>
          <table:table-cell office:value-type="float" office:value="5.03" calcext:value-type="float">
            <text:p>5.03</text:p>
          </table:table-cell>
          <table:table-cell table:formula="of:=SUM([.$C$2:.C319])" office:value-type="float" office:value="1453.18" calcext:value-type="float">
            <text:p>1453.18</text:p>
          </table:table-cell>
          <table:table-cell table:formula="of:=[.C319]" office:value-type="float" office:value="5.03" calcext:value-type="float">
            <text:p>5.03</text:p>
          </table:table-cell>
          <table:table-cell table:formula="of:=SUM([.E$2:.E319])" office:value-type="float" office:value="1449.11" calcext:value-type="float">
            <text:p>1449.11</text:p>
          </table:table-cell>
          <table:table-cell/>
          <table:table-cell table:formula="of:=SUM([.G$2:.G319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33" calcext:value-type="float">
            <text:p>3.33</text:p>
          </table:table-cell>
          <table:table-cell table:formula="of:=SUM([.$C$2:.C320])" office:value-type="float" office:value="1456.51" calcext:value-type="float">
            <text:p>1456.51</text:p>
          </table:table-cell>
          <table:table-cell table:formula="of:=[.C320]" office:value-type="float" office:value="3.33" calcext:value-type="float">
            <text:p>3.33</text:p>
          </table:table-cell>
          <table:table-cell table:formula="of:=SUM([.E$2:.E320])" office:value-type="float" office:value="1452.44" calcext:value-type="float">
            <text:p>1452.44</text:p>
          </table:table-cell>
          <table:table-cell/>
          <table:table-cell table:formula="of:=SUM([.G$2:.G320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19-05-16" calcext:value-type="date">
            <text:p>2019-05-16</text:p>
          </table:table-cell>
          <table:table-cell office:value-type="float" office:value="2.41" calcext:value-type="float">
            <text:p>2.41</text:p>
          </table:table-cell>
          <table:table-cell table:formula="of:=SUM([.$C$2:.C321])" office:value-type="float" office:value="1458.92" calcext:value-type="float">
            <text:p>1458.92</text:p>
          </table:table-cell>
          <table:table-cell table:formula="of:=[.C321]" office:value-type="float" office:value="2.41" calcext:value-type="float">
            <text:p>2.41</text:p>
          </table:table-cell>
          <table:table-cell table:formula="of:=SUM([.E$2:.E321])" office:value-type="float" office:value="1454.85" calcext:value-type="float">
            <text:p>1454.85</text:p>
          </table:table-cell>
          <table:table-cell/>
          <table:table-cell table:formula="of:=SUM([.G$2:.G321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19-05-17" calcext:value-type="date">
            <text:p>2019-05-17</text:p>
          </table:table-cell>
          <table:table-cell office:value-type="float" office:value="0.69" calcext:value-type="float">
            <text:p>0.69</text:p>
          </table:table-cell>
          <table:table-cell table:formula="of:=SUM([.$C$2:.C322])" office:value-type="float" office:value="1459.61" calcext:value-type="float">
            <text:p>1459.61</text:p>
          </table:table-cell>
          <table:table-cell table:formula="of:=[.C322]" office:value-type="float" office:value="0.69" calcext:value-type="float">
            <text:p>0.69</text:p>
          </table:table-cell>
          <table:table-cell table:formula="of:=SUM([.E$2:.E322])" office:value-type="float" office:value="1455.54" calcext:value-type="float">
            <text:p>1455.54</text:p>
          </table:table-cell>
          <table:table-cell/>
          <table:table-cell table:formula="of:=SUM([.G$2:.G322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19-05-18" calcext:value-type="date">
            <text:p>2019-05-18</text:p>
          </table:table-cell>
          <table:table-cell office:value-type="float" office:value="0" calcext:value-type="float">
            <text:p>0</text:p>
          </table:table-cell>
          <table:table-cell table:formula="of:=SUM([.$C$2:.C323])" office:value-type="float" office:value="1459.61" calcext:value-type="float">
            <text:p>1459.61</text:p>
          </table:table-cell>
          <table:table-cell table:formula="of:=[.C323]" office:value-type="float" office:value="0" calcext:value-type="float">
            <text:p>0</text:p>
          </table:table-cell>
          <table:table-cell table:formula="of:=SUM([.E$2:.E323])" office:value-type="float" office:value="1455.54" calcext:value-type="float">
            <text:p>1455.54</text:p>
          </table:table-cell>
          <table:table-cell/>
          <table:table-cell table:formula="of:=SUM([.G$2:.G323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19-05-19" calcext:value-type="date">
            <text:p>2019-05-19</text:p>
          </table:table-cell>
          <table:table-cell office:value-type="float" office:value="0.69" calcext:value-type="float">
            <text:p>0.69</text:p>
          </table:table-cell>
          <table:table-cell table:formula="of:=SUM([.$C$2:.C324])" office:value-type="float" office:value="1460.3" calcext:value-type="float">
            <text:p>1460.3</text:p>
          </table:table-cell>
          <table:table-cell table:formula="of:=[.C324]" office:value-type="float" office:value="0.69" calcext:value-type="float">
            <text:p>0.69</text:p>
          </table:table-cell>
          <table:table-cell table:formula="of:=SUM([.E$2:.E324])" office:value-type="float" office:value="1456.23" calcext:value-type="float">
            <text:p>1456.23</text:p>
          </table:table-cell>
          <table:table-cell/>
          <table:table-cell table:formula="of:=SUM([.G$2:.G324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19-05-20" calcext:value-type="date">
            <text:p>2019-05-20</text:p>
          </table:table-cell>
          <table:table-cell office:value-type="float" office:value="0.25" calcext:value-type="float">
            <text:p>0.25</text:p>
          </table:table-cell>
          <table:table-cell table:formula="of:=SUM([.$C$2:.C325])" office:value-type="float" office:value="1460.55" calcext:value-type="float">
            <text:p>1460.55</text:p>
          </table:table-cell>
          <table:table-cell table:formula="of:=[.C325]" office:value-type="float" office:value="0.25" calcext:value-type="float">
            <text:p>0.25</text:p>
          </table:table-cell>
          <table:table-cell table:formula="of:=SUM([.E$2:.E325])" office:value-type="float" office:value="1456.48" calcext:value-type="float">
            <text:p>1456.48</text:p>
          </table:table-cell>
          <table:table-cell/>
          <table:table-cell table:formula="of:=SUM([.G$2:.G325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19-05-21" calcext:value-type="date">
            <text:p>2019-05-21</text:p>
          </table:table-cell>
          <table:table-cell office:value-type="float" office:value="0" calcext:value-type="float">
            <text:p>0</text:p>
          </table:table-cell>
          <table:table-cell table:formula="of:=SUM([.$C$2:.C326])" office:value-type="float" office:value="1460.55" calcext:value-type="float">
            <text:p>1460.55</text:p>
          </table:table-cell>
          <table:table-cell table:formula="of:=[.C326]" office:value-type="float" office:value="0" calcext:value-type="float">
            <text:p>0</text:p>
          </table:table-cell>
          <table:table-cell table:formula="of:=SUM([.E$2:.E326])" office:value-type="float" office:value="1456.48" calcext:value-type="float">
            <text:p>1456.48</text:p>
          </table:table-cell>
          <table:table-cell/>
          <table:table-cell table:formula="of:=SUM([.G$2:.G326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19-05-22" calcext:value-type="date">
            <text:p>2019-05-22</text:p>
          </table:table-cell>
          <table:table-cell office:value-type="float" office:value="0.69" calcext:value-type="float">
            <text:p>0.69</text:p>
          </table:table-cell>
          <table:table-cell table:formula="of:=SUM([.$C$2:.C327])" office:value-type="float" office:value="1461.24" calcext:value-type="float">
            <text:p>1461.24</text:p>
          </table:table-cell>
          <table:table-cell table:formula="of:=[.C327]" office:value-type="float" office:value="0.69" calcext:value-type="float">
            <text:p>0.69</text:p>
          </table:table-cell>
          <table:table-cell table:formula="of:=SUM([.E$2:.E327])" office:value-type="float" office:value="1457.17" calcext:value-type="float">
            <text:p>1457.17</text:p>
          </table:table-cell>
          <table:table-cell/>
          <table:table-cell table:formula="of:=SUM([.G$2:.G327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19-05-23" calcext:value-type="date">
            <text:p>2019-05-23</text:p>
          </table:table-cell>
          <table:table-cell office:value-type="float" office:value="0" calcext:value-type="float">
            <text:p>0</text:p>
          </table:table-cell>
          <table:table-cell table:formula="of:=SUM([.$C$2:.C328])" office:value-type="float" office:value="1461.24" calcext:value-type="float">
            <text:p>1461.24</text:p>
          </table:table-cell>
          <table:table-cell table:formula="of:=[.C328]" office:value-type="float" office:value="0" calcext:value-type="float">
            <text:p>0</text:p>
          </table:table-cell>
          <table:table-cell table:formula="of:=SUM([.E$2:.E328])" office:value-type="float" office:value="1457.17" calcext:value-type="float">
            <text:p>1457.17</text:p>
          </table:table-cell>
          <table:table-cell/>
          <table:table-cell table:formula="of:=SUM([.G$2:.G328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19-05-24" calcext:value-type="date">
            <text:p>2019-05-24</text:p>
          </table:table-cell>
          <table:table-cell office:value-type="float" office:value="0" calcext:value-type="float">
            <text:p>0</text:p>
          </table:table-cell>
          <table:table-cell table:formula="of:=SUM([.$C$2:.C329])" office:value-type="float" office:value="1461.24" calcext:value-type="float">
            <text:p>1461.24</text:p>
          </table:table-cell>
          <table:table-cell table:formula="of:=[.C329]" office:value-type="float" office:value="0" calcext:value-type="float">
            <text:p>0</text:p>
          </table:table-cell>
          <table:table-cell table:formula="of:=SUM([.E$2:.E329])" office:value-type="float" office:value="1457.17" calcext:value-type="float">
            <text:p>1457.17</text:p>
          </table:table-cell>
          <table:table-cell/>
          <table:table-cell table:formula="of:=SUM([.G$2:.G329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19-05-25" calcext:value-type="date">
            <text:p>2019-05-25</text:p>
          </table:table-cell>
          <table:table-cell office:value-type="float" office:value="0.7" calcext:value-type="float">
            <text:p>0.7</text:p>
          </table:table-cell>
          <table:table-cell table:formula="of:=SUM([.$C$2:.C330])" office:value-type="float" office:value="1461.94" calcext:value-type="float">
            <text:p>1461.94</text:p>
          </table:table-cell>
          <table:table-cell table:formula="of:=[.C330]" office:value-type="float" office:value="0.7" calcext:value-type="float">
            <text:p>0.7</text:p>
          </table:table-cell>
          <table:table-cell table:formula="of:=SUM([.E$2:.E330])" office:value-type="float" office:value="1457.87" calcext:value-type="float">
            <text:p>1457.87</text:p>
          </table:table-cell>
          <table:table-cell/>
          <table:table-cell table:formula="of:=SUM([.G$2:.G330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19-05-26" calcext:value-type="date">
            <text:p>2019-05-26</text:p>
          </table:table-cell>
          <table:table-cell office:value-type="float" office:value="1.66" calcext:value-type="float">
            <text:p>1.66</text:p>
          </table:table-cell>
          <table:table-cell table:formula="of:=SUM([.$C$2:.C331])" office:value-type="float" office:value="1463.6" calcext:value-type="float">
            <text:p>1463.6</text:p>
          </table:table-cell>
          <table:table-cell table:formula="of:=[.C331]" office:value-type="float" office:value="1.66" calcext:value-type="float">
            <text:p>1.66</text:p>
          </table:table-cell>
          <table:table-cell table:formula="of:=SUM([.E$2:.E331])" office:value-type="float" office:value="1459.53" calcext:value-type="float">
            <text:p>1459.53</text:p>
          </table:table-cell>
          <table:table-cell/>
          <table:table-cell table:formula="of:=SUM([.G$2:.G331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19-05-27" calcext:value-type="date">
            <text:p>2019-05-27</text:p>
          </table:table-cell>
          <table:table-cell office:value-type="float" office:value="2.44" calcext:value-type="float">
            <text:p>2.44</text:p>
          </table:table-cell>
          <table:table-cell table:formula="of:=SUM([.$C$2:.C332])" office:value-type="float" office:value="1466.04" calcext:value-type="float">
            <text:p>1466.04</text:p>
          </table:table-cell>
          <table:table-cell table:formula="of:=[.C332]" office:value-type="float" office:value="2.44" calcext:value-type="float">
            <text:p>2.44</text:p>
          </table:table-cell>
          <table:table-cell table:formula="of:=SUM([.E$2:.E332])" office:value-type="float" office:value="1461.97" calcext:value-type="float">
            <text:p>1461.97</text:p>
          </table:table-cell>
          <table:table-cell/>
          <table:table-cell table:formula="of:=SUM([.G$2:.G332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19-05-28" calcext:value-type="date">
            <text:p>2019-05-28</text:p>
          </table:table-cell>
          <table:table-cell office:value-type="float" office:value="0" calcext:value-type="float">
            <text:p>0</text:p>
          </table:table-cell>
          <table:table-cell table:formula="of:=SUM([.$C$2:.C333])" office:value-type="float" office:value="1466.04" calcext:value-type="float">
            <text:p>1466.04</text:p>
          </table:table-cell>
          <table:table-cell table:formula="of:=[.C333]" office:value-type="float" office:value="0" calcext:value-type="float">
            <text:p>0</text:p>
          </table:table-cell>
          <table:table-cell table:formula="of:=SUM([.E$2:.E333])" office:value-type="float" office:value="1461.97" calcext:value-type="float">
            <text:p>1461.97</text:p>
          </table:table-cell>
          <table:table-cell/>
          <table:table-cell table:formula="of:=SUM([.G$2:.G333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19-05-29" calcext:value-type="date">
            <text:p>2019-05-29</text:p>
          </table:table-cell>
          <table:table-cell office:value-type="float" office:value="0" calcext:value-type="float">
            <text:p>0</text:p>
          </table:table-cell>
          <table:table-cell table:formula="of:=SUM([.$C$2:.C334])" office:value-type="float" office:value="1466.04" calcext:value-type="float">
            <text:p>1466.04</text:p>
          </table:table-cell>
          <table:table-cell table:formula="of:=[.C334]" office:value-type="float" office:value="0" calcext:value-type="float">
            <text:p>0</text:p>
          </table:table-cell>
          <table:table-cell table:formula="of:=SUM([.E$2:.E334])" office:value-type="float" office:value="1461.97" calcext:value-type="float">
            <text:p>1461.97</text:p>
          </table:table-cell>
          <table:table-cell/>
          <table:table-cell table:formula="of:=SUM([.G$2:.G334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19-05-30" calcext:value-type="date">
            <text:p>2019-05-30</text:p>
          </table:table-cell>
          <table:table-cell office:value-type="float" office:value="1.5" calcext:value-type="float">
            <text:p>1.5</text:p>
          </table:table-cell>
          <table:table-cell table:formula="of:=SUM([.$C$2:.C335])" office:value-type="float" office:value="1467.54" calcext:value-type="float">
            <text:p>1467.54</text:p>
          </table:table-cell>
          <table:table-cell table:formula="of:=[.C335]" office:value-type="float" office:value="1.5" calcext:value-type="float">
            <text:p>1.5</text:p>
          </table:table-cell>
          <table:table-cell table:formula="of:=SUM([.E$2:.E335])" office:value-type="float" office:value="1463.47" calcext:value-type="float">
            <text:p>1463.47</text:p>
          </table:table-cell>
          <table:table-cell/>
          <table:table-cell table:formula="of:=SUM([.G$2:.G335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19-05-31" calcext:value-type="date">
            <text:p>2019-05-31</text:p>
          </table:table-cell>
          <table:table-cell office:value-type="float" office:value="2.6" calcext:value-type="float">
            <text:p>2.6</text:p>
          </table:table-cell>
          <table:table-cell table:formula="of:=SUM([.$C$2:.C336])" office:value-type="float" office:value="1470.14" calcext:value-type="float">
            <text:p>1470.14</text:p>
          </table:table-cell>
          <table:table-cell table:formula="of:=[.C336]" office:value-type="float" office:value="2.6" calcext:value-type="float">
            <text:p>2.6</text:p>
          </table:table-cell>
          <table:table-cell table:formula="of:=SUM([.E$2:.E336])" office:value-type="float" office:value="1466.07" calcext:value-type="float">
            <text:p>1466.07</text:p>
          </table:table-cell>
          <table:table-cell/>
          <table:table-cell table:formula="of:=SUM([.G$2:.G336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2.42" calcext:value-type="float">
            <text:p>2.42</text:p>
          </table:table-cell>
          <table:table-cell table:formula="of:=SUM([.$C$2:.C337])" office:value-type="float" office:value="1472.56" calcext:value-type="float">
            <text:p>1472.56</text:p>
          </table:table-cell>
          <table:table-cell/>
          <table:table-cell table:formula="of:=SUM([.E$2:.E337])" office:value-type="float" office:value="1466.07" calcext:value-type="float">
            <text:p>1466.07</text:p>
          </table:table-cell>
          <table:table-cell/>
          <table:table-cell table:formula="of:=SUM([.G$2:.G337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19-06-02" calcext:value-type="date">
            <text:p>2019-06-02</text:p>
          </table:table-cell>
          <table:table-cell office:value-type="float" office:value="2.57" calcext:value-type="float">
            <text:p>2.57</text:p>
          </table:table-cell>
          <table:table-cell table:formula="of:=SUM([.$C$2:.C338])" office:value-type="float" office:value="1475.13" calcext:value-type="float">
            <text:p>1475.13</text:p>
          </table:table-cell>
          <table:table-cell/>
          <table:table-cell table:formula="of:=SUM([.E$2:.E338])" office:value-type="float" office:value="1466.07" calcext:value-type="float">
            <text:p>1466.07</text:p>
          </table:table-cell>
          <table:table-cell/>
          <table:table-cell table:formula="of:=SUM([.G$2:.G338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19-06-03" calcext:value-type="date">
            <text:p>2019-06-03</text:p>
          </table:table-cell>
          <table:table-cell office:value-type="float" office:value="0.61" calcext:value-type="float">
            <text:p>0.61</text:p>
          </table:table-cell>
          <table:table-cell table:formula="of:=SUM([.$C$2:.C339])" office:value-type="float" office:value="1475.74" calcext:value-type="float">
            <text:p>1475.74</text:p>
          </table:table-cell>
          <table:table-cell/>
          <table:table-cell table:formula="of:=SUM([.E$2:.E339])" office:value-type="float" office:value="1466.07" calcext:value-type="float">
            <text:p>1466.07</text:p>
          </table:table-cell>
          <table:table-cell/>
          <table:table-cell table:formula="of:=SUM([.G$2:.G339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19-06-04" calcext:value-type="date">
            <text:p>2019-06-04</text:p>
          </table:table-cell>
          <table:table-cell office:value-type="float" office:value="0.56" calcext:value-type="float">
            <text:p>0.56</text:p>
          </table:table-cell>
          <table:table-cell table:formula="of:=SUM([.$C$2:.C340])" office:value-type="float" office:value="1476.3" calcext:value-type="float">
            <text:p>1476.3</text:p>
          </table:table-cell>
          <table:table-cell/>
          <table:table-cell table:formula="of:=SUM([.E$2:.E340])" office:value-type="float" office:value="1466.07" calcext:value-type="float">
            <text:p>1466.07</text:p>
          </table:table-cell>
          <table:table-cell/>
          <table:table-cell table:formula="of:=SUM([.G$2:.G340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19-06-05" calcext:value-type="date">
            <text:p>2019-06-05</text:p>
          </table:table-cell>
          <table:table-cell office:value-type="float" office:value="1.08" calcext:value-type="float">
            <text:p>1.08</text:p>
          </table:table-cell>
          <table:table-cell table:formula="of:=SUM([.$C$2:.C341])" office:value-type="float" office:value="1477.38" calcext:value-type="float">
            <text:p>1477.38</text:p>
          </table:table-cell>
          <table:table-cell/>
          <table:table-cell table:formula="of:=SUM([.E$2:.E341])" office:value-type="float" office:value="1466.07" calcext:value-type="float">
            <text:p>1466.07</text:p>
          </table:table-cell>
          <table:table-cell/>
          <table:table-cell table:formula="of:=SUM([.G$2:.G341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19-06-06" calcext:value-type="date">
            <text:p>2019-06-06</text:p>
          </table:table-cell>
          <table:table-cell office:value-type="float" office:value="0" calcext:value-type="float">
            <text:p>0</text:p>
          </table:table-cell>
          <table:table-cell table:formula="of:=SUM([.$C$2:.C342])" office:value-type="float" office:value="1477.38" calcext:value-type="float">
            <text:p>1477.38</text:p>
          </table:table-cell>
          <table:table-cell/>
          <table:table-cell table:formula="of:=SUM([.E$2:.E342])" office:value-type="float" office:value="1466.07" calcext:value-type="float">
            <text:p>1466.07</text:p>
          </table:table-cell>
          <table:table-cell/>
          <table:table-cell table:formula="of:=SUM([.G$2:.G342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19-06-07" calcext:value-type="date">
            <text:p>2019-06-07</text:p>
          </table:table-cell>
          <table:table-cell office:value-type="float" office:value="0.57" calcext:value-type="float">
            <text:p>0.57</text:p>
          </table:table-cell>
          <table:table-cell table:formula="of:=SUM([.$C$2:.C343])" office:value-type="float" office:value="1477.95" calcext:value-type="float">
            <text:p>1477.95</text:p>
          </table:table-cell>
          <table:table-cell/>
          <table:table-cell table:formula="of:=SUM([.E$2:.E343])" office:value-type="float" office:value="1466.07" calcext:value-type="float">
            <text:p>1466.07</text:p>
          </table:table-cell>
          <table:table-cell/>
          <table:table-cell table:formula="of:=SUM([.G$2:.G343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19-06-08" calcext:value-type="date">
            <text:p>2019-06-08</text:p>
          </table:table-cell>
          <table:table-cell office:value-type="float" office:value="0" calcext:value-type="float">
            <text:p>0</text:p>
          </table:table-cell>
          <table:table-cell table:formula="of:=SUM([.$C$2:.C344])" office:value-type="float" office:value="1477.95" calcext:value-type="float">
            <text:p>1477.95</text:p>
          </table:table-cell>
          <table:table-cell/>
          <table:table-cell table:formula="of:=SUM([.E$2:.E344])" office:value-type="float" office:value="1466.07" calcext:value-type="float">
            <text:p>1466.07</text:p>
          </table:table-cell>
          <table:table-cell/>
          <table:table-cell table:formula="of:=SUM([.G$2:.G344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19-06-09" calcext:value-type="date">
            <text:p>2019-06-09</text:p>
          </table:table-cell>
          <table:table-cell office:value-type="float" office:value="0" calcext:value-type="float">
            <text:p>0</text:p>
          </table:table-cell>
          <table:table-cell table:formula="of:=SUM([.$C$2:.C345])" office:value-type="float" office:value="1477.95" calcext:value-type="float">
            <text:p>1477.95</text:p>
          </table:table-cell>
          <table:table-cell/>
          <table:table-cell table:formula="of:=SUM([.E$2:.E345])" office:value-type="float" office:value="1466.07" calcext:value-type="float">
            <text:p>1466.07</text:p>
          </table:table-cell>
          <table:table-cell/>
          <table:table-cell table:formula="of:=SUM([.G$2:.G345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19-06-10" calcext:value-type="date">
            <text:p>2019-06-10</text:p>
          </table:table-cell>
          <table:table-cell office:value-type="float" office:value="2.43" calcext:value-type="float">
            <text:p>2.43</text:p>
          </table:table-cell>
          <table:table-cell table:formula="of:=SUM([.$C$2:.C346])" office:value-type="float" office:value="1480.38" calcext:value-type="float">
            <text:p>1480.38</text:p>
          </table:table-cell>
          <table:table-cell/>
          <table:table-cell table:formula="of:=SUM([.E$2:.E346])" office:value-type="float" office:value="1466.07" calcext:value-type="float">
            <text:p>1466.07</text:p>
          </table:table-cell>
          <table:table-cell/>
          <table:table-cell table:formula="of:=SUM([.G$2:.G346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19-06-11" calcext:value-type="date">
            <text:p>2019-06-11</text:p>
          </table:table-cell>
          <table:table-cell office:value-type="float" office:value="1.27" calcext:value-type="float">
            <text:p>1.27</text:p>
          </table:table-cell>
          <table:table-cell table:formula="of:=SUM([.$C$2:.C347])" office:value-type="float" office:value="1481.65" calcext:value-type="float">
            <text:p>1481.65</text:p>
          </table:table-cell>
          <table:table-cell/>
          <table:table-cell table:formula="of:=SUM([.E$2:.E347])" office:value-type="float" office:value="1466.07" calcext:value-type="float">
            <text:p>1466.07</text:p>
          </table:table-cell>
          <table:table-cell/>
          <table:table-cell table:formula="of:=SUM([.G$2:.G347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2.78" calcext:value-type="float">
            <text:p>2.78</text:p>
          </table:table-cell>
          <table:table-cell table:formula="of:=SUM([.$C$2:.C348])" office:value-type="float" office:value="1484.43" calcext:value-type="float">
            <text:p>1484.43</text:p>
          </table:table-cell>
          <table:table-cell/>
          <table:table-cell table:formula="of:=SUM([.E$2:.E348])" office:value-type="float" office:value="1466.07" calcext:value-type="float">
            <text:p>1466.07</text:p>
          </table:table-cell>
          <table:table-cell/>
          <table:table-cell table:formula="of:=SUM([.G$2:.G348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19-06-13" calcext:value-type="date">
            <text:p>2019-06-13</text:p>
          </table:table-cell>
          <table:table-cell office:value-type="float" office:value="1.4" calcext:value-type="float">
            <text:p>1.4</text:p>
          </table:table-cell>
          <table:table-cell table:formula="of:=SUM([.$C$2:.C349])" office:value-type="float" office:value="1485.83" calcext:value-type="float">
            <text:p>1485.83</text:p>
          </table:table-cell>
          <table:table-cell/>
          <table:table-cell table:formula="of:=SUM([.E$2:.E349])" office:value-type="float" office:value="1466.07" calcext:value-type="float">
            <text:p>1466.07</text:p>
          </table:table-cell>
          <table:table-cell/>
          <table:table-cell table:formula="of:=SUM([.G$2:.G349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19-06-14" calcext:value-type="date">
            <text:p>2019-06-14</text:p>
          </table:table-cell>
          <table:table-cell office:value-type="float" office:value="1.36" calcext:value-type="float">
            <text:p>1.36</text:p>
          </table:table-cell>
          <table:table-cell table:formula="of:=SUM([.$C$2:.C350])" office:value-type="float" office:value="1487.19" calcext:value-type="float">
            <text:p>1487.19</text:p>
          </table:table-cell>
          <table:table-cell/>
          <table:table-cell table:formula="of:=SUM([.E$2:.E350])" office:value-type="float" office:value="1466.07" calcext:value-type="float">
            <text:p>1466.07</text:p>
          </table:table-cell>
          <table:table-cell/>
          <table:table-cell table:formula="of:=SUM([.G$2:.G350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19-06-15" calcext:value-type="date">
            <text:p>2019-06-15</text:p>
          </table:table-cell>
          <table:table-cell office:value-type="float" office:value="0.99" calcext:value-type="float">
            <text:p>0.99</text:p>
          </table:table-cell>
          <table:table-cell table:formula="of:=SUM([.$C$2:.C351])" office:value-type="float" office:value="1488.18" calcext:value-type="float">
            <text:p>1488.18</text:p>
          </table:table-cell>
          <table:table-cell/>
          <table:table-cell table:formula="of:=SUM([.E$2:.E351])" office:value-type="float" office:value="1466.07" calcext:value-type="float">
            <text:p>1466.07</text:p>
          </table:table-cell>
          <table:table-cell/>
          <table:table-cell table:formula="of:=SUM([.G$2:.G351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19-06-16" calcext:value-type="date">
            <text:p>2019-06-16</text:p>
          </table:table-cell>
          <table:table-cell office:value-type="float" office:value="0" calcext:value-type="float">
            <text:p>0</text:p>
          </table:table-cell>
          <table:table-cell table:formula="of:=SUM([.$C$2:.C352])" office:value-type="float" office:value="1488.18" calcext:value-type="float">
            <text:p>1488.18</text:p>
          </table:table-cell>
          <table:table-cell/>
          <table:table-cell table:formula="of:=SUM([.E$2:.E352])" office:value-type="float" office:value="1466.07" calcext:value-type="float">
            <text:p>1466.07</text:p>
          </table:table-cell>
          <table:table-cell/>
          <table:table-cell table:formula="of:=SUM([.G$2:.G352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19-06-17" calcext:value-type="date">
            <text:p>2019-06-17</text:p>
          </table:table-cell>
          <table:table-cell office:value-type="float" office:value="0" calcext:value-type="float">
            <text:p>0</text:p>
          </table:table-cell>
          <table:table-cell table:formula="of:=SUM([.$C$2:.C353])" office:value-type="float" office:value="1488.18" calcext:value-type="float">
            <text:p>1488.18</text:p>
          </table:table-cell>
          <table:table-cell/>
          <table:table-cell table:formula="of:=SUM([.E$2:.E353])" office:value-type="float" office:value="1466.07" calcext:value-type="float">
            <text:p>1466.07</text:p>
          </table:table-cell>
          <table:table-cell/>
          <table:table-cell table:formula="of:=SUM([.G$2:.G353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19-06-18" calcext:value-type="date">
            <text:p>2019-06-18</text:p>
          </table:table-cell>
          <table:table-cell office:value-type="float" office:value="0" calcext:value-type="float">
            <text:p>0</text:p>
          </table:table-cell>
          <table:table-cell table:formula="of:=SUM([.$C$2:.C354])" office:value-type="float" office:value="1488.18" calcext:value-type="float">
            <text:p>1488.18</text:p>
          </table:table-cell>
          <table:table-cell/>
          <table:table-cell table:formula="of:=SUM([.E$2:.E354])" office:value-type="float" office:value="1466.07" calcext:value-type="float">
            <text:p>1466.07</text:p>
          </table:table-cell>
          <table:table-cell/>
          <table:table-cell table:formula="of:=SUM([.G$2:.G354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0" calcext:value-type="float">
            <text:p>0</text:p>
          </table:table-cell>
          <table:table-cell table:formula="of:=SUM([.$C$2:.C355])" office:value-type="float" office:value="1488.18" calcext:value-type="float">
            <text:p>1488.18</text:p>
          </table:table-cell>
          <table:table-cell/>
          <table:table-cell table:formula="of:=SUM([.E$2:.E355])" office:value-type="float" office:value="1466.07" calcext:value-type="float">
            <text:p>1466.07</text:p>
          </table:table-cell>
          <table:table-cell/>
          <table:table-cell table:formula="of:=SUM([.G$2:.G355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19-06-20" calcext:value-type="date">
            <text:p>2019-06-20</text:p>
          </table:table-cell>
          <table:table-cell office:value-type="float" office:value="0" calcext:value-type="float">
            <text:p>0</text:p>
          </table:table-cell>
          <table:table-cell table:formula="of:=SUM([.$C$2:.C356])" office:value-type="float" office:value="1488.18" calcext:value-type="float">
            <text:p>1488.18</text:p>
          </table:table-cell>
          <table:table-cell/>
          <table:table-cell table:formula="of:=SUM([.E$2:.E356])" office:value-type="float" office:value="1466.07" calcext:value-type="float">
            <text:p>1466.07</text:p>
          </table:table-cell>
          <table:table-cell/>
          <table:table-cell table:formula="of:=SUM([.G$2:.G356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19-06-21" calcext:value-type="date">
            <text:p>2019-06-21</text:p>
          </table:table-cell>
          <table:table-cell office:value-type="float" office:value="0" calcext:value-type="float">
            <text:p>0</text:p>
          </table:table-cell>
          <table:table-cell table:formula="of:=SUM([.$C$2:.C357])" office:value-type="float" office:value="1488.18" calcext:value-type="float">
            <text:p>1488.18</text:p>
          </table:table-cell>
          <table:table-cell/>
          <table:table-cell table:formula="of:=SUM([.E$2:.E357])" office:value-type="float" office:value="1466.07" calcext:value-type="float">
            <text:p>1466.07</text:p>
          </table:table-cell>
          <table:table-cell/>
          <table:table-cell table:formula="of:=SUM([.G$2:.G357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19-06-22" calcext:value-type="date">
            <text:p>2019-06-22</text:p>
          </table:table-cell>
          <table:table-cell office:value-type="float" office:value="0" calcext:value-type="float">
            <text:p>0</text:p>
          </table:table-cell>
          <table:table-cell table:formula="of:=SUM([.$C$2:.C358])" office:value-type="float" office:value="1488.18" calcext:value-type="float">
            <text:p>1488.18</text:p>
          </table:table-cell>
          <table:table-cell/>
          <table:table-cell table:formula="of:=SUM([.E$2:.E358])" office:value-type="float" office:value="1466.07" calcext:value-type="float">
            <text:p>1466.07</text:p>
          </table:table-cell>
          <table:table-cell/>
          <table:table-cell table:formula="of:=SUM([.G$2:.G358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19-06-23" calcext:value-type="date">
            <text:p>2019-06-23</text:p>
          </table:table-cell>
          <table:table-cell office:value-type="float" office:value="0" calcext:value-type="float">
            <text:p>0</text:p>
          </table:table-cell>
          <table:table-cell table:formula="of:=SUM([.$C$2:.C359])" office:value-type="float" office:value="1488.18" calcext:value-type="float">
            <text:p>1488.18</text:p>
          </table:table-cell>
          <table:table-cell/>
          <table:table-cell table:formula="of:=SUM([.E$2:.E359])" office:value-type="float" office:value="1466.07" calcext:value-type="float">
            <text:p>1466.07</text:p>
          </table:table-cell>
          <table:table-cell/>
          <table:table-cell table:formula="of:=SUM([.G$2:.G359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0" calcext:value-type="float">
            <text:p>0</text:p>
          </table:table-cell>
          <table:table-cell table:formula="of:=SUM([.$C$2:.C360])" office:value-type="float" office:value="1488.18" calcext:value-type="float">
            <text:p>1488.18</text:p>
          </table:table-cell>
          <table:table-cell/>
          <table:table-cell table:formula="of:=SUM([.E$2:.E360])" office:value-type="float" office:value="1466.07" calcext:value-type="float">
            <text:p>1466.07</text:p>
          </table:table-cell>
          <table:table-cell/>
          <table:table-cell table:formula="of:=SUM([.G$2:.G360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19-06-25" calcext:value-type="date">
            <text:p>2019-06-25</text:p>
          </table:table-cell>
          <table:table-cell office:value-type="float" office:value="0" calcext:value-type="float">
            <text:p>0</text:p>
          </table:table-cell>
          <table:table-cell table:formula="of:=SUM([.$C$2:.C361])" office:value-type="float" office:value="1488.18" calcext:value-type="float">
            <text:p>1488.18</text:p>
          </table:table-cell>
          <table:table-cell/>
          <table:table-cell table:formula="of:=SUM([.E$2:.E361])" office:value-type="float" office:value="1466.07" calcext:value-type="float">
            <text:p>1466.07</text:p>
          </table:table-cell>
          <table:table-cell/>
          <table:table-cell table:formula="of:=SUM([.G$2:.G361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19-06-26" calcext:value-type="date">
            <text:p>2019-06-26</text:p>
          </table:table-cell>
          <table:table-cell office:value-type="float" office:value="0" calcext:value-type="float">
            <text:p>0</text:p>
          </table:table-cell>
          <table:table-cell table:formula="of:=SUM([.$C$2:.C362])" office:value-type="float" office:value="1488.18" calcext:value-type="float">
            <text:p>1488.18</text:p>
          </table:table-cell>
          <table:table-cell/>
          <table:table-cell table:formula="of:=SUM([.E$2:.E362])" office:value-type="float" office:value="1466.07" calcext:value-type="float">
            <text:p>1466.07</text:p>
          </table:table-cell>
          <table:table-cell/>
          <table:table-cell table:formula="of:=SUM([.G$2:.G362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19-06-27" calcext:value-type="date">
            <text:p>2019-06-27</text:p>
          </table:table-cell>
          <table:table-cell office:value-type="float" office:value="0" calcext:value-type="float">
            <text:p>0</text:p>
          </table:table-cell>
          <table:table-cell table:formula="of:=SUM([.$C$2:.C363])" office:value-type="float" office:value="1488.18" calcext:value-type="float">
            <text:p>1488.18</text:p>
          </table:table-cell>
          <table:table-cell/>
          <table:table-cell table:formula="of:=SUM([.E$2:.E363])" office:value-type="float" office:value="1466.07" calcext:value-type="float">
            <text:p>1466.07</text:p>
          </table:table-cell>
          <table:table-cell/>
          <table:table-cell table:formula="of:=SUM([.G$2:.G363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19-06-28" calcext:value-type="date">
            <text:p>2019-06-28</text:p>
          </table:table-cell>
          <table:table-cell office:value-type="float" office:value="0" calcext:value-type="float">
            <text:p>0</text:p>
          </table:table-cell>
          <table:table-cell table:formula="of:=SUM([.$C$2:.C364])" office:value-type="float" office:value="1488.18" calcext:value-type="float">
            <text:p>1488.18</text:p>
          </table:table-cell>
          <table:table-cell/>
          <table:table-cell table:formula="of:=SUM([.E$2:.E364])" office:value-type="float" office:value="1466.07" calcext:value-type="float">
            <text:p>1466.07</text:p>
          </table:table-cell>
          <table:table-cell/>
          <table:table-cell table:formula="of:=SUM([.G$2:.G364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19-06-29" calcext:value-type="date">
            <text:p>2019-06-29</text:p>
          </table:table-cell>
          <table:table-cell office:value-type="float" office:value="0" calcext:value-type="float">
            <text:p>0</text:p>
          </table:table-cell>
          <table:table-cell table:formula="of:=SUM([.$C$2:.C365])" office:value-type="float" office:value="1488.18" calcext:value-type="float">
            <text:p>1488.18</text:p>
          </table:table-cell>
          <table:table-cell/>
          <table:table-cell table:formula="of:=SUM([.E$2:.E365])" office:value-type="float" office:value="1466.07" calcext:value-type="float">
            <text:p>1466.07</text:p>
          </table:table-cell>
          <table:table-cell/>
          <table:table-cell table:formula="of:=SUM([.G$2:.G365])" office:value-type="float" office:value="1399.65" calcext:value-type="float">
            <text:p>1399.6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19-06-30" calcext:value-type="date">
            <text:p>2019-06-30</text:p>
          </table:table-cell>
          <table:table-cell office:value-type="float" office:value="0" calcext:value-type="float">
            <text:p>0</text:p>
          </table:table-cell>
          <table:table-cell table:formula="of:=SUM([.$C$2:.C366])" office:value-type="float" office:value="1488.18" calcext:value-type="float">
            <text:p>1488.18</text:p>
          </table:table-cell>
          <table:table-cell/>
          <table:table-cell table:formula="of:=SUM([.E$2:.E366])" office:value-type="float" office:value="1466.07" calcext:value-type="float">
            <text:p>1466.07</text:p>
          </table:table-cell>
          <table:table-cell/>
          <table:table-cell table:formula="of:=SUM([.G$2:.G366])" office:value-type="float" office:value="1399.65" calcext:value-type="float">
            <text:p>1399.65</text:p>
          </table:table-cell>
        </table:table-row>
        <table:table-row table:style-name="ro1" table:number-rows-repeated="10482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ce2"/>
        <table:table-column table:style-name="co1" table:default-cell-style-name="ce3"/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18-07-29 12:00: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2018-07-30 12:00:0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18-07-31 12:00:0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18-08-01 12:00:0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18-08-02 12:00:0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18-08-03 12:00:0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2018-08-04 12:00:0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18-08-05 12:00:0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018-08-06 12:00:0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18-08-07 12:00:0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18-08-08 12:00: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18-08-09 12:00:0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2018-08-10 12:00:0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2018-08-11 12:00:0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2018-08-12 12:00:0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18-08-13 12:00:0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18-08-14 12:00:0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18-08-15 12:00:0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2018-08-16 12:00:0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18-08-17 12:00:0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18-08-18 12:00:0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18-08-19 12:00:0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18-08-20 12:00:0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018-08-21 12:00:0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18-08-22 12:00:0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018-08-23 12:00:0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18-08-24 12:00:0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18-08-25 12:00:0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18-08-26 12:00:0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18-08-27 12:00:0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2018-08-28 12:00:0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18-08-29 12:00:0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2018-08-30 12:00: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2018-08-31 12:00:0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2018-09-01 12:00:0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018-09-02 12:00:0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2018-09-03 12:00:0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2018-09-04 12:00:0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018-09-05 12:00:0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2018-09-06 12:00:0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2018-09-07 12:00:0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2018-09-08 12:00:0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018-09-09 12:00: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018-09-10 12:00:0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018-09-11 12:00: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2018-09-12 12:00: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018-09-13 12:00:0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018-09-14 12:00:0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018-09-15 12:00:0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018-09-16 12:00:0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018-09-17 12:00:0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2018-09-18 12:00:0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018-09-19 12:00:0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18-09-20 12:00:0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018-09-21 12:00:0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018-09-22 12:00:0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018-09-23 12:00:0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18-09-24 12:00:0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2018-09-25 12:00:0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018-09-26 12:00:0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018-09-27 12:00:0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2018-09-28 12:00:0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2018-09-29 12:00:0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2018-09-30 12:00:0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2018-10-01 12:00:0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2018-10-02 12:00:0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2018-10-03 12:00:0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2018-10-04 12:00:0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2018-10-05 12:00:0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2018-10-06 12:00:0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2018-10-07 12:00: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2018-10-08 12:00:0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2018-10-09 12:00:0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2018-10-10 12:00:0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2018-10-11 12:00:0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2018-10-12 12:00:0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2018-10-13 12:00:0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2018-10-14 12:00:0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2018-10-15 12:00:0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2018-10-16 12:00:0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2018-10-17 12:00:0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2018-10-18 12:00:0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2018-10-19 12:00:0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2018-10-20 12:00:0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2018-10-21 12:00:0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2018-10-22 12:00:0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2018-10-23 12:00:0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2018-10-24 12:00:0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2018-10-25 12:00:0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2018-10-26 12:00:0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2018-10-27 12:00:0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2018-10-28 12:00:0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2018-10-29 12:00:0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2018-10-30 12:00:0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2018-10-31 12:00:0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2018-11-01 12:00:0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2018-11-02 12:00:0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2018-11-03 12:00:0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2018-11-04 12:00:0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2018-11-05 12:00:0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2018-11-06 12:00:0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2018-11-07 12:00:0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2019-03-25 12:00:00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2019-03-26 12:00:00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2019-03-27 12:00:00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2019-03-28 12:00:00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2019-03-29 12:00:00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2019-03-30 12:00:00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2019-03-31 12:00:0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2019-04-01 12:00:00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2019-04-02 12:00:00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2019-04-03 12:00:00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2019-04-04 12:00:00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2019-04-05 12:00:00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2019-04-06 12:00:00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2019-04-07 12:00:00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2019-04-08 12:00:0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2019-04-09 12:00:00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2019-04-10 12:00:00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2019-04-11 12:00:00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2019-04-12 12:00:00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2019-04-13 12:00:00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2019-04-14 12:00:0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2019-04-15 12:00:00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2019-04-16 12:00:0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2019-04-17 12:00:0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2019-04-18 12:00:0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2019-04-19 12:00:0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2019-04-20 12:00:0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2019-04-21 12:00:00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2019-04-22 12:00:00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2019-04-23 12:00:0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2019-04-24 12:00:0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2019-04-25 12:00:0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2019-04-26 12:00:0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2019-04-27 12:00:00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2019-04-28 12:00:0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2019-04-29 12:00:0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2019-04-30 12:00:0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2019-05-01 12:00:00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2019-05-02 12:00:00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2019-05-03 12:00:00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2019-05-04 12:00:00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2019-05-05 12:00:0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2019-05-06 12:00:00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2019-05-07 12:00:00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2019-05-08 12:00:00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2019-05-09 12:00:00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2019-05-10 12:00:00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2019-05-11 12:00:0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2019-05-12 12:00:00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2019-05-13 12:00:0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2019-05-14 12:00:0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2019-05-15 12:00:00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2019-05-16 12:00:00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2019-05-17 12:00:0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2019-05-18 12:00:00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2019-05-19 12:00:00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2019-05-20 12:00:00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2019-05-21 12:00:00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2019-05-22 12:00:00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2019-05-23 12:00:00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2019-05-24 12:00:00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2019-05-25 12:00:0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2019-05-26 12:00:00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2019-05-27 12:00:00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2019-05-28 12:00:0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2019-05-29 12:00:00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2019-05-30 12:00:0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2019-05-31 12:00:00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2019-06-01 12:00:0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2019-06-02 12:00:00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2019-06-03 12:00:00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2019-06-04 12:00:00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2019-06-05 12:00:00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2019-06-06 12:00:00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2019-06-07 12:00:00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2019-06-08 12:00:00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2019-06-09 12:00:00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2019-06-10 12:00:00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2019-06-11 12:00:0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2019-06-12 12:00:00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2019-06-13 12:00:0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2019-06-14 12:00:0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2019-06-15 12:00:00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2019-06-16 12:00:00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2019-06-17 12:00:00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2019-06-18 12:00:00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2019-06-19 12:00:00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2019-06-20 12:00:00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2019-06-21 12:00:00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2019-06-22 12:00:00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2019-06-23 12:00:0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2019-06-24 12:00:0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2019-06-25 12:00:0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2019-06-26 12:00:0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2019-06-27 12:00:0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2019-06-28 12:00:00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2019-06-29 12:00:00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2019-06-30 12:00: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Showing 307 to 328 of 365 entries</text:p>
          </table:table-cell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4:28:20.131374793</meta:creation-date>
    <dc:date>2021-01-07T14:38:39.068504140</dc:date>
    <meta:editing-duration>PT10M22S</meta:editing-duration>
    <meta:editing-cycles>2</meta:editing-cycles>
    <meta:generator>LibreOffice/6.4.6.2$Linux_X86_64 LibreOffice_project/40$Build-2</meta:generator>
    <meta:document-statistic meta:table-count="2" meta:cell-count="3143" meta:object-count="0"/>
  </office:meta>
</office:document-meta>
</file>